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9pt"/>
    </style:style>
    <style:style style:name="co3" style:family="table-column">
      <style:table-column-properties fo:break-before="auto" style:column-width="36.96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40.2pt"/>
    </style:style>
    <style:style style:name="co6" style:family="table-column">
      <style:table-column-properties fo:break-before="auto" style:column-width="41.61pt"/>
    </style:style>
    <style:style style:name="co7" style:family="table-column">
      <style:table-column-properties fo:break-before="auto" style:column-width="50.06pt"/>
    </style:style>
    <style:style style:name="co8" style:family="table-column">
      <style:table-column-properties fo:break-before="auto" style:column-width="51pt"/>
    </style:style>
    <style:style style:name="co9" style:family="table-column">
      <style:table-column-properties fo:break-before="auto" style:column-width="49.55pt"/>
    </style:style>
    <style:style style:name="co10" style:family="table-column">
      <style:table-column-properties fo:break-before="auto" style:column-width="74.86pt"/>
    </style:style>
    <style:style style:name="co11" style:family="table-column">
      <style:table-column-properties fo:break-before="auto" style:column-width="72.51pt"/>
    </style:style>
    <style:style style:name="co12" style:family="table-column">
      <style:table-column-properties fo:break-before="auto" style:column-width="73.45pt"/>
    </style:style>
    <style:style style:name="co13" style:family="table-column">
      <style:table-column-properties fo:break-before="auto" style:column-width="75.74pt"/>
    </style:style>
    <style:style style:name="co14" style:family="table-column">
      <style:table-column-properties fo:break-before="auto" style:column-width="87.96pt"/>
    </style:style>
    <style:style style:name="co15" style:family="table-column">
      <style:table-column-properties fo:break-before="auto" style:column-width="96.86pt"/>
    </style:style>
    <style:style style:name="co16" style:family="table-column">
      <style:table-column-properties fo:break-before="auto" style:column-width="110.41pt"/>
    </style:style>
    <style:style style:name="co17" style:family="table-column">
      <style:table-column-properties fo:break-before="auto" style:column-width="17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99pt ridge #000000"/>
    </style:style>
    <style:style style:name="ce5" style:family="table-cell" style:parent-style-name="Default">
      <style:table-cell-properties fo:background-color="#ccffcc" fo:border="2.41pt double #000000" style:border-line-width="0.6pt 0.6pt 1.19pt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ff" fo:border="0.06pt solid #000000"/>
    </style:style>
    <style:style style:name="ce1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fe7f5" fo:border="0.06pt solid #000000"/>
    </style:style>
    <style:style style:name="ce14" style:family="table-cell" style:parent-style-name="Default">
      <style:table-cell-properties fo:background-color="#ff99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9cc" fo:border="0.06pt solid #000000"/>
    </style:style>
    <style:style style:name="ce16" style:family="table-cell" style:parent-style-name="Default">
      <style:table-cell-properties fo:background-color="#ffccff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2b2b2" fo:border="2.41pt double #000000" style:border-line-width="1.19pt 0.6pt 0.6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ccff" fo:border="0.06pt solid #000000"/>
    </style:style>
    <style:style style:name="ce19" style:family="table-cell" style:parent-style-name="Default">
      <style:table-cell-properties fo:background-color="#b2b2b2" fo:border="2.41pt double #000000" style:border-line-width="1.19pt 0.6pt 0.6pt"/>
    </style:style>
    <style:style style:name="ce20" style:family="table-cell" style:parent-style-name="Default" style:data-style-name="N11">
      <style:table-cell-properties fo:background-color="#ccffff" fo:border="0.06pt solid #000000"/>
    </style:style>
    <style:style style:name="ce21" style:family="table-cell" style:parent-style-name="Default">
      <style:table-cell-properties fo:background-color="#ccffcc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ffcc" fo:border="0.06pt solid #000000"/>
    </style:style>
    <style:style style:name="ce23" style:family="table-cell" style:parent-style-name="Default">
      <style:table-cell-properties fo:background-color="#ffffcc" fo:border="0.06pt solid #000000"/>
    </style:style>
  </office:automatic-styles>
  <office:body>
    <office:spreadsheet>
      <table:calculation-settings table:automatic-find-labels="false"/>
      <table:table table:name="GET only throughpu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HROUGHPUT FOR GET ONLY</text:p>
          </table:table-cell>
          <table:covered-table-cell table:number-columns-repeated="2"/>
          <table:table-cell table:number-columns-repeated="20"/>
        </table:table-row>
        <table:table-row table:style-name="ro1">
          <table:table-cell table:style-name="ce1"/>
          <table:table-cell table:number-columns-repeated="22"/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4"/>
          <table:table-cell table:style-name="ce14" office:value-type="string" calcext:value-type="string">
            <text:p>(y_e – rep1)^2</text:p>
          </table:table-cell>
          <table:table-cell table:style-name="ce14" office:value-type="string" calcext:value-type="string">
            <text:p>(y_e – rep2)^2</text:p>
          </table:table-cell>
          <table:table-cell table:style-name="ce14" office:value-type="string" calcext:value-type="string">
            <text:p>(y_e – rep3)^2</text:p>
          </table:table-cell>
          <table:table-cell table:number-columns-repeated="2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table:style-name="ce15" table:formula="of:=([.M11]-[.I11])" office:value-type="float" office:value="-67.4099999999999" calcext:value-type="float">
            <text:p>-67.41</text:p>
          </table:table-cell>
          <table:table-cell table:style-name="ce15" table:formula="of:=([.M11]-[.J11])" office:value-type="float" office:value="16.0700000000006" calcext:value-type="float">
            <text:p>16.07</text:p>
          </table:table-cell>
          <table:table-cell table:style-name="ce15" table:formula="of:=([.M11]-[.K11])" office:value-type="float" office:value="51.3400000000001" calcext:value-type="float">
            <text:p>51.34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4"/>
          <table:table-cell table:style-name="ce15" table:formula="of:=([.M12]-[.I12])" office:value-type="float" office:value="411.389999999999" calcext:value-type="float">
            <text:p>411.39</text:p>
          </table:table-cell>
          <table:table-cell table:style-name="ce15" table:formula="of:=([.M12]-[.J12])" office:value-type="float" office:value="-292.710000000001" calcext:value-type="float">
            <text:p>-292.71</text:p>
          </table:table-cell>
          <table:table-cell table:style-name="ce15" table:formula="of:=([.M12]-[.K12])" office:value-type="float" office:value="-118.68" calcext:value-type="float">
            <text:p>-118.68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17"/>
          <table:table-cell table:style-name="ce15" table:formula="of:=([.M13]-[.I13])" office:value-type="float" office:value="149.79333333334" calcext:value-type="float">
            <text:p>149.7933333333</text:p>
          </table:table-cell>
          <table:table-cell table:style-name="ce15" table:formula="of:=([.M13]-[.J13])" office:value-type="float" office:value="-33.8566666666593" calcext:value-type="float">
            <text:p>-33.8566666667</text:p>
          </table:table-cell>
          <table:table-cell table:style-name="ce15" table:formula="of:=([.M13]-[.K13])" office:value-type="float" office:value="-115.936666666659" calcext:value-type="float">
            <text:p>-115.936666666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17"/>
          <table:table-cell table:style-name="ce15" table:formula="of:=([.M14]-[.I14])" office:value-type="float" office:value="-338.66" calcext:value-type="float">
            <text:p>-338.66</text:p>
          </table:table-cell>
          <table:table-cell table:style-name="ce15" table:formula="of:=([.M14]-[.J14])" office:value-type="float" office:value="-346.68" calcext:value-type="float">
            <text:p>-346.68</text:p>
          </table:table-cell>
          <table:table-cell table:style-name="ce15" table:formula="of:=([.M14]-[.K14])" office:value-type="float" office:value="685.34" calcext:value-type="float">
            <text:p>685.34</text:p>
          </table:table-cell>
          <table:table-cell table:number-columns-repeated="2"/>
        </table:table-row>
        <table:table-row table:style-name="ro1">
          <table:table-cell table:number-columns-repeated="18"/>
          <table:table-cell table:style-name="ce15" table:formula="of:=([.M15]-[.I15])" office:value-type="float" office:value="-108.91333333333" calcext:value-type="float">
            <text:p>-108.9133333333</text:p>
          </table:table-cell>
          <table:table-cell table:style-name="ce15" table:formula="of:=([.M15]-[.J15])" office:value-type="float" office:value="87.7066666666697" calcext:value-type="float">
            <text:p>87.7066666667</text:p>
          </table:table-cell>
          <table:table-cell table:style-name="ce15" table:formula="of:=([.M15]-[.K15])" office:value-type="float" office:value="21.2066666666697" calcext:value-type="float">
            <text:p>21.206666666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7"/>
          <table:table-cell table:number-columns-repeated="9"/>
          <table:table-cell table:style-name="ce15" table:formula="of:=([.M16]-[.I16])" office:value-type="float" office:value="299.84333333334" calcext:value-type="float">
            <text:p>299.8433333333</text:p>
          </table:table-cell>
          <table:table-cell table:style-name="ce15" table:formula="of:=([.M16]-[.J16])" office:value-type="float" office:value="-516.666666666661" calcext:value-type="float">
            <text:p>-516.6666666667</text:p>
          </table:table-cell>
          <table:table-cell table:style-name="ce15" table:formula="of:=([.M16]-[.K16])" office:value-type="float" office:value="216.823333333339" calcext:value-type="float">
            <text:p>216.823333333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6" office:value-type="string" calcext:value-type="string">
            <text:p>A: servers</text:p>
          </table:table-cell>
          <table:table-cell table:style-name="ce6" office:value-type="string" calcext:value-type="string">
            <text:p>B: middlewares</text:p>
          </table:table-cell>
          <table:table-cell table:style-name="ce6" office:value-type="string" calcext:value-type="string">
            <text:p>C: workers</text:p>
          </table:table-cell>
          <table:table-cell table:style-name="ce6" office:value-type="string" calcext:value-type="string">
            <text:p>AB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ABC</text:p>
          </table:table-cell>
          <table:table-cell table:style-name="ce8" office:value-type="string" calcext:value-type="string">
            <text:p>rep1</text:p>
          </table:table-cell>
          <table:table-cell table:style-name="ce8" office:value-type="string" calcext:value-type="string">
            <text:p>rep2</text:p>
          </table:table-cell>
          <table:table-cell table:style-name="ce8" office:value-type="string" calcext:value-type="string">
            <text:p>rep3</text:p>
          </table:table-cell>
          <table:table-cell table:style-name="ce10" office:value-type="string" calcext:value-type="string">
            <text:p>mean y</text:p>
          </table:table-cell>
          <table:table-cell table:style-name="ce12" office:value-type="string" calcext:value-type="string">
            <text:p>estimated y</text:p>
          </table:table-cell>
          <table:table-cell table:style-name="ce14" office:value-type="string" calcext:value-type="string">
            <text:p>(y_e – rep1)^2</text:p>
          </table:table-cell>
          <table:table-cell table:style-name="ce14" office:value-type="string" calcext:value-type="string">
            <text:p>(y_e – rep2)^2</text:p>
          </table:table-cell>
          <table:table-cell table:style-name="ce14" office:value-type="string" calcext:value-type="string">
            <text:p>(y_e – rep3)^2</text:p>
          </table:table-cell>
          <table:table-cell table:number-columns-repeated="2"/>
          <table:table-cell table:style-name="ce15" table:formula="of:=([.M17]-[.I17])" office:value-type="float" office:value="57.8633333333401" calcext:value-type="float">
            <text:p>57.8633333333</text:p>
          </table:table-cell>
          <table:table-cell table:style-name="ce15" table:formula="of:=([.M17]-[.J17])" office:value-type="float" office:value="-62.5066666666608" calcext:value-type="float">
            <text:p>-62.5066666667</text:p>
          </table:table-cell>
          <table:table-cell table:style-name="ce15" table:formula="of:=([.M17]-[.K17])" office:value-type="float" office:value="4.64333333334071" calcext:value-type="float">
            <text:p>4.6433333333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table:formula="of:=[.B11]*[.C11]" office:value-type="float" office:value="1" calcext:value-type="float">
            <text:p>1</text:p>
          </table:table-cell>
          <table:table-cell table:style-name="ce3" table:formula="of:=[.B11]*[.D11]" office:value-type="float" office:value="1" calcext:value-type="float">
            <text:p>1</text:p>
          </table:table-cell>
          <table:table-cell table:style-name="ce3" table:formula="of:=[.C11]*[.D11]" office:value-type="float" office:value="1" calcext:value-type="float">
            <text:p>1</text:p>
          </table:table-cell>
          <table:table-cell table:style-name="ce3" table:formula="of:=[.B11]*[.C11]*[.D11]" office:value-type="float" office:value="-1" calcext:value-type="float">
            <text:p>-1</text:p>
          </table:table-cell>
          <table:table-cell office:value-type="float" office:value="4772.43" calcext:value-type="float">
            <text:p>4772.43</text:p>
          </table:table-cell>
          <table:table-cell office:value-type="float" office:value="4688.95" calcext:value-type="float">
            <text:p>4688.95</text:p>
          </table:table-cell>
          <table:table-cell office:value-type="float" office:value="4653.68" calcext:value-type="float">
            <text:p>4653.68</text:p>
          </table:table-cell>
          <table:table-cell table:style-name="ce11" table:formula="of:=AVERAGE([.I11:.K11])" office:value-type="float" office:value="4705.02" calcext:value-type="float">
            <text:p>4705.02</text:p>
          </table:table-cell>
          <table:table-cell table:style-name="ce13" table:formula="of:=[.A21]+[.B11]*[.B21]+[.C11]*[.C21]+[.D11]*[.D21]+[.E11]*[.E21]+[.F11]*[.F21]+[.G11]*[.G21]+[.H11]*[.H21]" office:value-type="float" office:value="4705.02" calcext:value-type="float">
            <text:p>4705.02</text:p>
          </table:table-cell>
          <table:table-cell table:style-name="ce15" table:formula="of:=([.M11]-[.I11])^2" office:value-type="float" office:value="4544.1081000001" calcext:value-type="float">
            <text:p>4544.1081000001</text:p>
          </table:table-cell>
          <table:table-cell table:style-name="ce15" table:formula="of:=([.M11]-[.J11])^2" office:value-type="float" office:value="258.244899999991" calcext:value-type="float">
            <text:p>258.2449</text:p>
          </table:table-cell>
          <table:table-cell table:style-name="ce15" table:formula="of:=([.M11]-[.K11])^2" office:value-type="float" office:value="2635.79559999992" calcext:value-type="float">
            <text:p>2635.7955999999</text:p>
          </table:table-cell>
          <table:table-cell table:number-columns-repeated="2"/>
          <table:table-cell table:style-name="ce15" table:formula="of:=([.M18]-[.I18])" office:value-type="float" office:value="220.836666666699" calcext:value-type="float">
            <text:p>220.8366666667</text:p>
          </table:table-cell>
          <table:table-cell table:style-name="ce15" table:formula="of:=([.M18]-[.J18])" office:value-type="float" office:value="417.456666666698" calcext:value-type="float">
            <text:p>417.4566666667</text:p>
          </table:table-cell>
          <table:table-cell table:style-name="ce15" table:formula="of:=([.M18]-[.K18])" office:value-type="float" office:value="-638.293333333302" calcext:value-type="float">
            <text:p>-638.2933333333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2]*[.C12]" office:value-type="float" office:value="1" calcext:value-type="float">
            <text:p>1</text:p>
          </table:table-cell>
          <table:table-cell table:style-name="ce3" table:formula="of:=[.B12]*[.D12]" office:value-type="float" office:value="-1" calcext:value-type="float">
            <text:p>-1</text:p>
          </table:table-cell>
          <table:table-cell table:style-name="ce3" table:formula="of:=[.C12]*[.D12]" office:value-type="float" office:value="-1" calcext:value-type="float">
            <text:p>-1</text:p>
          </table:table-cell>
          <table:table-cell table:style-name="ce3" table:formula="of:=[.B12]*[.C12]*[.D12]" office:value-type="float" office:value="1" calcext:value-type="float">
            <text:p>1</text:p>
          </table:table-cell>
          <table:table-cell office:value-type="float" office:value="9436.35" calcext:value-type="float">
            <text:p>9436.35</text:p>
          </table:table-cell>
          <table:table-cell office:value-type="float" office:value="10140.45" calcext:value-type="float">
            <text:p>10140.45</text:p>
          </table:table-cell>
          <table:table-cell office:value-type="float" office:value="9966.42" calcext:value-type="float">
            <text:p>9966.42</text:p>
          </table:table-cell>
          <table:table-cell table:style-name="ce11" table:formula="of:=AVERAGE([.I12:.K12])" office:value-type="float" office:value="9847.74" calcext:value-type="float">
            <text:p>9847.74</text:p>
          </table:table-cell>
          <table:table-cell table:style-name="ce13" table:formula="of:=[.A21]+[.B12]*[.B21]+[.C12]*[.C21]+[.D12]*[.D21]+[.E12]*[.E21]+[.F12]*[.F21]+[.G12]*[.G21]+[.H12]*[.H21]" office:value-type="float" office:value="9847.74" calcext:value-type="float">
            <text:p>9847.74</text:p>
          </table:table-cell>
          <table:table-cell table:style-name="ce15" table:formula="of:=([.M12]-[.I12])^2" office:value-type="float" office:value="169241.732099998" calcext:value-type="float">
            <text:p>169241.732099998</text:p>
          </table:table-cell>
          <table:table-cell table:style-name="ce15" table:formula="of:=([.M12]-[.J12])^2" office:value-type="float" office:value="85679.1441000016" calcext:value-type="float">
            <text:p>85679.1441000016</text:p>
          </table:table-cell>
          <table:table-cell table:style-name="ce15" table:formula="of:=([.M12]-[.K12])^2" office:value-type="float" office:value="14084.9424000005" calcext:value-type="float">
            <text:p>14084.9424000005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3]*[.C13]" office:value-type="float" office:value="-1" calcext:value-type="float">
            <text:p>-1</text:p>
          </table:table-cell>
          <table:table-cell table:style-name="ce3" table:formula="of:=[.B13]*[.D13]" office:value-type="float" office:value="1" calcext:value-type="float">
            <text:p>1</text:p>
          </table:table-cell>
          <table:table-cell table:style-name="ce3" table:formula="of:=[.C13]*[.D13]" office:value-type="float" office:value="-1" calcext:value-type="float">
            <text:p>-1</text:p>
          </table:table-cell>
          <table:table-cell table:style-name="ce3" table:formula="of:=[.B13]*[.C13]*[.D13]" office:value-type="float" office:value="1" calcext:value-type="float">
            <text:p>1</text:p>
          </table:table-cell>
          <table:table-cell office:value-type="float" office:value="9079.49" calcext:value-type="float">
            <text:p>9079.49</text:p>
          </table:table-cell>
          <table:table-cell office:value-type="float" office:value="9263.14" calcext:value-type="float">
            <text:p>9263.14</text:p>
          </table:table-cell>
          <table:table-cell office:value-type="float" office:value="9345.22" calcext:value-type="float">
            <text:p>9345.22</text:p>
          </table:table-cell>
          <table:table-cell table:style-name="ce11" table:formula="of:=AVERAGE([.I13:.K13])" office:value-type="float" office:value="9229.28333333333" calcext:value-type="float">
            <text:p>9229.2833333333</text:p>
          </table:table-cell>
          <table:table-cell table:style-name="ce13" table:formula="of:=[.A21]+[.B13]*[.B21]+[.C13]*[.C21]+[.D13]*[.D21]+[.E13]*[.E21]+[.F13]*[.F21]+[.G13]*[.G21]+[.H13]*[.H21]" office:value-type="float" office:value="9229.28333333334" calcext:value-type="float">
            <text:p>9229.2833333333</text:p>
          </table:table-cell>
          <table:table-cell table:style-name="ce15" table:formula="of:=([.M13]-[.I13])^2" office:value-type="float" office:value="22438.0427111121" calcext:value-type="float">
            <text:p>22438.0427111121</text:p>
          </table:table-cell>
          <table:table-cell table:style-name="ce15" table:formula="of:=([.M13]-[.J13])^2" office:value-type="float" office:value="1146.27387777752" calcext:value-type="float">
            <text:p>1146.2738777775</text:p>
          </table:table-cell>
          <table:table-cell table:style-name="ce15" table:formula="of:=([.M13]-[.K13])^2" office:value-type="float" office:value="13441.3106777769" calcext:value-type="float">
            <text:p>13441.3106777769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B14]*[.C14]" office:value-type="float" office:value="-1" calcext:value-type="float">
            <text:p>-1</text:p>
          </table:table-cell>
          <table:table-cell table:style-name="ce3" table:formula="of:=[.B14]*[.D14]" office:value-type="float" office:value="-1" calcext:value-type="float">
            <text:p>-1</text:p>
          </table:table-cell>
          <table:table-cell table:style-name="ce3" table:formula="of:=[.C14]*[.D14]" office:value-type="float" office:value="1" calcext:value-type="float">
            <text:p>1</text:p>
          </table:table-cell>
          <table:table-cell table:style-name="ce3" table:formula="of:=[.B14]*[.C14]*[.D14]" office:value-type="float" office:value="-1" calcext:value-type="float">
            <text:p>-1</text:p>
          </table:table-cell>
          <table:table-cell office:value-type="float" office:value="21230.53" calcext:value-type="float">
            <text:p>21230.53</text:p>
          </table:table-cell>
          <table:table-cell office:value-type="float" office:value="21238.55" calcext:value-type="float">
            <text:p>21238.55</text:p>
          </table:table-cell>
          <table:table-cell office:value-type="float" office:value="20206.53" calcext:value-type="float">
            <text:p>20206.53</text:p>
          </table:table-cell>
          <table:table-cell table:style-name="ce11" table:formula="of:=AVERAGE([.I14:.K14])" office:value-type="float" office:value="20891.87" calcext:value-type="float">
            <text:p>20891.87</text:p>
          </table:table-cell>
          <table:table-cell table:style-name="ce13" table:formula="of:=[.A21]+[.B14]*[.B21]+[.C14]*[.C21]+[.D14]*[.D21]+[.E14]*[.E21]+[.F14]*[.F21]+[.G14]*[.G21]+[.H14]*[.H21]" office:value-type="float" office:value="20891.87" calcext:value-type="float">
            <text:p>20891.87</text:p>
          </table:table-cell>
          <table:table-cell table:style-name="ce15" table:formula="of:=([.M14]-[.I14])^2" office:value-type="float" office:value="114690.595599997" calcext:value-type="float">
            <text:p>114690.595599997</text:p>
          </table:table-cell>
          <table:table-cell table:style-name="ce15" table:formula="of:=([.M14]-[.J14])^2" office:value-type="float" office:value="120187.022399998" calcext:value-type="float">
            <text:p>120187.022399998</text:p>
          </table:table-cell>
          <table:table-cell table:style-name="ce15" table:formula="of:=([.M14]-[.K14])^2" office:value-type="float" office:value="469690.915600005" calcext:value-type="float">
            <text:p>469690.915600005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table:formula="of:=[.B15]*[.C15]" office:value-type="float" office:value="-1" calcext:value-type="float">
            <text:p>-1</text:p>
          </table:table-cell>
          <table:table-cell table:style-name="ce3" table:formula="of:=[.B15]*[.D15]" office:value-type="float" office:value="-1" calcext:value-type="float">
            <text:p>-1</text:p>
          </table:table-cell>
          <table:table-cell table:style-name="ce3" table:formula="of:=[.C15]*[.D15]" office:value-type="float" office:value="1" calcext:value-type="float">
            <text:p>1</text:p>
          </table:table-cell>
          <table:table-cell table:style-name="ce3" table:formula="of:=[.B15]*[.C15]*[.D15]" office:value-type="float" office:value="1" calcext:value-type="float">
            <text:p>1</text:p>
          </table:table-cell>
          <table:table-cell office:value-type="float" office:value="4340.47" calcext:value-type="float">
            <text:p>4340.47</text:p>
          </table:table-cell>
          <table:table-cell office:value-type="float" office:value="4143.85" calcext:value-type="float">
            <text:p>4143.85</text:p>
          </table:table-cell>
          <table:table-cell office:value-type="float" office:value="4210.35" calcext:value-type="float">
            <text:p>4210.35</text:p>
          </table:table-cell>
          <table:table-cell table:style-name="ce11" table:formula="of:=AVERAGE([.I15:.K15])" office:value-type="float" office:value="4231.55666666667" calcext:value-type="float">
            <text:p>4231.5566666667</text:p>
          </table:table-cell>
          <table:table-cell table:style-name="ce13" table:formula="of:=[.A21]+[.B15]*[.B21]+[.C15]*[.C21]+[.D15]*[.D21]+[.E15]*[.E21]+[.F15]*[.F21]+[.G15]*[.G21]+[.H15]*[.H21]" office:value-type="float" office:value="4231.55666666667" calcext:value-type="float">
            <text:p>4231.5566666667</text:p>
          </table:table-cell>
          <table:table-cell table:style-name="ce15" table:formula="of:=([.M15]-[.I15])^2" office:value-type="float" office:value="11862.1141777771" calcext:value-type="float">
            <text:p>11862.1141777771</text:p>
          </table:table-cell>
          <table:table-cell table:style-name="ce15" table:formula="of:=([.M15]-[.J15])^2" office:value-type="float" office:value="7692.4593777783" calcext:value-type="float">
            <text:p>7692.4593777783</text:p>
          </table:table-cell>
          <table:table-cell table:style-name="ce15" table:formula="of:=([.M15]-[.K15])^2" office:value-type="float" office:value="449.722711111238" calcext:value-type="float">
            <text:p>449.7227111112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6]*[.C16]" office:value-type="float" office:value="-1" calcext:value-type="float">
            <text:p>-1</text:p>
          </table:table-cell>
          <table:table-cell table:style-name="ce3" table:formula="of:=[.B16]*[.D16]" office:value-type="float" office:value="1" calcext:value-type="float">
            <text:p>1</text:p>
          </table:table-cell>
          <table:table-cell table:style-name="ce3" table:formula="of:=[.C16]*[.D16]" office:value-type="float" office:value="-1" calcext:value-type="float">
            <text:p>-1</text:p>
          </table:table-cell>
          <table:table-cell table:style-name="ce3" table:formula="of:=[.B16]*[.C16]*[.D16]" office:value-type="float" office:value="-1" calcext:value-type="float">
            <text:p>-1</text:p>
          </table:table-cell>
          <table:table-cell office:value-type="float" office:value="9334.99" calcext:value-type="float">
            <text:p>9334.99</text:p>
          </table:table-cell>
          <table:table-cell office:value-type="float" office:value="10151.5" calcext:value-type="float">
            <text:p>10151.5</text:p>
          </table:table-cell>
          <table:table-cell office:value-type="float" office:value="9418.01" calcext:value-type="float">
            <text:p>9418.01</text:p>
          </table:table-cell>
          <table:table-cell table:style-name="ce11" table:formula="of:=AVERAGE([.I16:.K16])" office:value-type="float" office:value="9634.83333333334" calcext:value-type="float">
            <text:p>9634.8333333333</text:p>
          </table:table-cell>
          <table:table-cell table:style-name="ce13" table:formula="of:=[.A21]+[.B16]*[.B21]+[.C16]*[.C21]+[.D16]*[.D21]+[.E16]*[.E21]+[.F16]*[.F21]+[.G16]*[.G21]+[.H16]*[.H21]" office:value-type="float" office:value="9634.83333333334" calcext:value-type="float">
            <text:p>9634.8333333333</text:p>
          </table:table-cell>
          <table:table-cell table:style-name="ce15" table:formula="of:=([.M16]-[.I16])^2" office:value-type="float" office:value="89906.024544446" calcext:value-type="float">
            <text:p>89906.024544446</text:p>
          </table:table-cell>
          <table:table-cell table:style-name="ce15" table:formula="of:=([.M16]-[.J16])^2" office:value-type="float" office:value="266944.444444442" calcext:value-type="float">
            <text:p>266944.444444442</text:p>
          </table:table-cell>
          <table:table-cell table:style-name="ce15" table:formula="of:=([.M16]-[.K16])^2" office:value-type="float" office:value="47012.3578777787" calcext:value-type="float">
            <text:p>47012.3578777787</text:p>
          </table:table-cell>
          <table:table-cell table:number-columns-repeated="7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7]*[.C17]" office:value-type="float" office:value="1" calcext:value-type="float">
            <text:p>1</text:p>
          </table:table-cell>
          <table:table-cell table:style-name="ce3" table:formula="of:=[.B17]*[.D17]" office:value-type="float" office:value="-1" calcext:value-type="float">
            <text:p>-1</text:p>
          </table:table-cell>
          <table:table-cell table:style-name="ce3" table:formula="of:=[.C17]*[.D17]" office:value-type="float" office:value="-1" calcext:value-type="float">
            <text:p>-1</text:p>
          </table:table-cell>
          <table:table-cell table:style-name="ce3" table:formula="of:=[.B17]*[.C17]*[.D17]" office:value-type="float" office:value="-1" calcext:value-type="float">
            <text:p>-1</text:p>
          </table:table-cell>
          <table:table-cell office:value-type="float" office:value="8314.66" calcext:value-type="float">
            <text:p>8314.66</text:p>
          </table:table-cell>
          <table:table-cell office:value-type="float" office:value="8435.03" calcext:value-type="float">
            <text:p>8435.03</text:p>
          </table:table-cell>
          <table:table-cell office:value-type="float" office:value="8367.88" calcext:value-type="float">
            <text:p>8367.88</text:p>
          </table:table-cell>
          <table:table-cell table:style-name="ce11" table:formula="of:=AVERAGE([.I17:.K17])" office:value-type="float" office:value="8372.52333333333" calcext:value-type="float">
            <text:p>8372.5233333333</text:p>
          </table:table-cell>
          <table:table-cell table:style-name="ce13" table:formula="of:=[.A21]+[.B17]*[.B21]+[.C17]*[.C21]+[.D17]*[.D21]+[.E17]*[.E21]+[.F17]*[.F21]+[.G17]*[.G21]+[.H17]*[.H21]" office:value-type="float" office:value="8372.52333333334" calcext:value-type="float">
            <text:p>8372.5233333333</text:p>
          </table:table-cell>
          <table:table-cell table:style-name="ce15" table:formula="of:=([.M17]-[.I17])^2" office:value-type="float" office:value="3348.16534444459" calcext:value-type="float">
            <text:p>3348.1653444446</text:p>
          </table:table-cell>
          <table:table-cell table:style-name="ce15" table:formula="of:=([.M17]-[.J17])^2" office:value-type="float" office:value="3907.08337777772" calcext:value-type="float">
            <text:p>3907.0833777777</text:p>
          </table:table-cell>
          <table:table-cell table:style-name="ce15" table:formula="of:=([.M17]-[.K17])^2" office:value-type="float" office:value="21.5605444444622" calcext:value-type="float">
            <text:p>21.5605444445</text:p>
          </table:table-cell>
          <table:table-cell table:number-columns-repeated="7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style-name="ce3" table:formula="of:=[.B18]*[.C18]" office:value-type="float" office:value="1" calcext:value-type="float">
            <text:p>1</text:p>
          </table:table-cell>
          <table:table-cell table:style-name="ce3" table:formula="of:=[.B18]*[.D18]" office:value-type="float" office:value="1" calcext:value-type="float">
            <text:p>1</text:p>
          </table:table-cell>
          <table:table-cell table:style-name="ce3" table:formula="of:=[.C18]*[.D18]" office:value-type="float" office:value="1" calcext:value-type="float">
            <text:p>1</text:p>
          </table:table-cell>
          <table:table-cell table:style-name="ce3" table:formula="of:=[.B18]*[.C18]*[.D18]" office:value-type="float" office:value="1" calcext:value-type="float">
            <text:p>1</text:p>
          </table:table-cell>
          <table:table-cell office:value-type="float" office:value="19885.09" calcext:value-type="float">
            <text:p>19885.09</text:p>
          </table:table-cell>
          <table:table-cell office:value-type="float" office:value="19688.47" calcext:value-type="float">
            <text:p>19688.47</text:p>
          </table:table-cell>
          <table:table-cell office:value-type="float" office:value="20744.22" calcext:value-type="float">
            <text:p>20744.22</text:p>
          </table:table-cell>
          <table:table-cell table:style-name="ce11" table:formula="of:=AVERAGE([.I18:.K18])" office:value-type="float" office:value="20105.9266666667" calcext:value-type="float">
            <text:p>20105.9266666667</text:p>
          </table:table-cell>
          <table:table-cell table:style-name="ce13" table:formula="of:=[.A21]+[.B18]*[.B21]+[.C18]*[.C21]+[.D18]*[.D21]+[.E18]*[.E21]+[.F18]*[.F21]+[.G18]*[.G21]+[.H18]*[.H21]" office:value-type="float" office:value="20105.9266666667" calcext:value-type="float">
            <text:p>20105.9266666667</text:p>
          </table:table-cell>
          <table:table-cell table:style-name="ce15" table:formula="of:=([.M18]-[.I18])^2" office:value-type="float" office:value="48768.8333444474" calcext:value-type="float">
            <text:p>48768.8333444474</text:p>
          </table:table-cell>
          <table:table-cell table:style-name="ce15" table:formula="of:=([.M18]-[.J18])^2" office:value-type="float" office:value="174270.068544449" calcext:value-type="float">
            <text:p>174270.068544449</text:p>
          </table:table-cell>
          <table:table-cell table:style-name="ce15" table:formula="of:=([.M18]-[.K18])^2" office:value-type="float" office:value="407418.37937777" calcext:value-type="float">
            <text:p>407418.37937777</text:p>
          </table:table-cell>
          <table:table-cell table:number-columns-repeated="2"/>
          <table:table-cell table:style-name="ce6" office:value-type="string" calcext:value-type="string">
            <text:p>deviation of errors</text:p>
          </table:table-cell>
          <table:table-cell table:style-name="ce21" office:value-type="string" calcext:value-type="string">
            <text:p>deviation of effects:</text:p>
          </table:table-cell>
          <table:table-cell table:style-name="ce10" office:value-type="string" calcext:value-type="string">
            <text:p>Degrees of freedom for 2^3(3-1) = 16</text:p>
          </table:table-cell>
          <table:table-cell table:style-name="ce8" office:value-type="string" calcext:value-type="string">
            <text:p>lower bound</text:p>
          </table:table-cell>
          <table:table-cell table:style-name="ce8" office:value-type="string" calcext:value-type="string">
            <text:p>upper bound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>
            <text:p>Effects:</text:p>
          </table:table-cell>
          <table:table-cell table:style-name="ce16" office:value-type="string" calcext:value-type="string">
            <text:p>SSE:</text:p>
          </table:table-cell>
          <table:table-cell table:style-name="ce18" table:formula="of:=SUM([.N11:.P18])" office:value-type="float" office:value="2079639.34173333" calcext:value-type="float">
            <text:p>2079639.34173333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19]/[.P28]" office:value-type="percentage" office:value="0.0024756824060664" calcext:value-type="percentage">
            <text:p>0.25%</text:p>
          </table:table-cell>
          <table:table-cell table:style-name="ce3" table:formula="of:=SQRT([.P19]/(8*(3-1)))" office:value-type="float" office:value="360.523867251994" calcext:value-type="float">
            <text:p>360.523867252</text:p>
          </table:table-cell>
          <table:table-cell table:style-name="ce22"/>
          <table:table-cell table:style-name="ce11"/>
          <table:table-cell table:style-name="ce23" table:number-columns-repeated="2"/>
        </table:table-row>
        <table:table-row table:style-name="ro1">
          <table:table-cell table:style-name="ce4" table:formula="of:=[.A11]*[.L11]+[.A12]*[.L12]+[.A13]*[.L13]+[.A14]*[.L14]+[.A15]*[.L15]+[.A16]*[.L16]+[.A17]*[.L17]+[.A18]*[.L18]" office:value-type="float" office:value="87018.7533333333" calcext:value-type="float">
            <text:p>87018.7533333333</text:p>
          </table:table-cell>
          <table:table-cell table:style-name="ce4" table:formula="of:=[.B11]*[.L11]+[.B12]*[.L12]+[.B13]*[.L13]+[.B14]*[.L14]+[.B15]*[.L15]+[.B16]*[.L16]+[.B17]*[.L17]+[.B18]*[.L18]" office:value-type="float" office:value="-2329.07333333333" calcext:value-type="float">
            <text:p>-2329.0733333333</text:p>
          </table:table-cell>
          <table:table-cell table:style-name="ce4" table:formula="of:=[.C11]*[.L11]+[.C12]*[.L12]+[.C13]*[.L13]+[.C14]*[.L14]+[.C15]*[.L15]+[.C16]*[.L16]+[.C17]*[.L17]+[.C18]*[.L18]" office:value-type="float" office:value="30180.4533333333" calcext:value-type="float">
            <text:p>30180.4533333333</text:p>
          </table:table-cell>
          <table:table-cell table:style-name="ce4" table:formula="of:=[.D11]*[.L11]+[.D12]*[.L12]+[.D13]*[.L13]+[.D14]*[.L14]+[.D15]*[.L15]+[.D16]*[.L16]+[.D17]*[.L17]+[.D18]*[.L18]" office:value-type="float" office:value="33941.9866666667" calcext:value-type="float">
            <text:p>33941.9866666667</text:p>
          </table:table-cell>
          <table:table-cell table:style-name="ce4" table:formula="of:=[.E11]*[.L11]+[.E12]*[.L12]+[.E13]*[.L13]+[.E14]*[.L14]+[.E15]*[.L15]+[.E16]*[.L16]+[.E17]*[.L17]+[.E18]*[.L18]" office:value-type="float" office:value="-956.333333333336" calcext:value-type="float">
            <text:p>-956.3333333333</text:p>
          </table:table-cell>
          <table:table-cell table:style-name="ce4" table:formula="of:=[.F11]*[.L11]+[.F12]*[.L12]+[.F13]*[.L13]+[.F14]*[.L14]+[.F15]*[.L15]+[.F16]*[.L16]+[.F17]*[.L17]+[.F18]*[.L18]" office:value-type="float" office:value="331.373333333337" calcext:value-type="float">
            <text:p>331.3733333333</text:p>
          </table:table-cell>
          <table:table-cell table:style-name="ce4" table:formula="of:=[.G11]*[.L11]+[.G12]*[.L12]+[.G13]*[.L13]+[.G14]*[.L14]+[.G15]*[.L15]+[.G16]*[.L16]+[.G17]*[.L17]+[.G18]*[.L18]" office:value-type="float" office:value="12849.9933333333" calcext:value-type="float">
            <text:p>12849.9933333333</text:p>
          </table:table-cell>
          <table:table-cell table:style-name="ce4" table:formula="of:=[.H11]*[.L11]+[.H12]*[.L12]+[.H13]*[.L13]+[.H14]*[.L14]+[.H15]*[.L15]+[.H16]*[.L16]+[.H17]*[.L17]+[.H18]*[.L18]" office:value-type="float" office:value="-189.739999999998" calcext:value-type="float">
            <text:p>-189.74</text:p>
          </table:table-cell>
          <table:table-cell table:style-name="ce9" table:number-columns-repeated="4"/>
          <table:table-cell/>
          <table:table-cell table:style-name="ce3" table:formula="of:=[.B21]" office:value-type="float" office:value="-291.134166666666" calcext:value-type="float">
            <text:p>-291.1341666667</text:p>
          </table:table-cell>
          <table:table-cell table:style-name="ce16" office:value-type="string" calcext:value-type="string">
            <text:p>SSA:</text:p>
          </table:table-cell>
          <table:table-cell table:style-name="ce18" table:formula="of:=8*3*[.B21]*[.B21]" office:value-type="float" office:value="2034218.47201665" calcext:value-type="float">
            <text:p>2034218.47201665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0]/[.P28]" office:value-type="percentage" office:value="0.00242161166131308" calcext:value-type="percentage">
            <text:p>0.24%</text:p>
          </table:table-cell>
          <table:table-cell table:style-name="ce3"/>
          <table:table-cell table:style-name="ce22" table:formula="of:=[.S19]/SQRT(8*3)" office:value-type="float" office:value="73.5916262385236" calcext:value-type="float">
            <text:p>73.5916262385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0]-[.T20]*[.U20]" office:value-type="float" office:value="-419.625146079128" calcext:value-type="float">
            <text:p>-419.6251460791</text:p>
          </table:table-cell>
          <table:table-cell table:style-name="ce23" table:formula="of:=[.N20]+[.T20]*[.U20]" office:value-type="float" office:value="-162.643187254204" calcext:value-type="float">
            <text:p>-162.6431872542</text:p>
          </table:table-cell>
        </table:table-row>
        <table:table-row table:style-name="ro1">
          <table:table-cell table:style-name="ce5" table:formula="of:=[.A20]/8" office:value-type="float" office:value="10877.3441666667" calcext:value-type="float">
            <text:p>10877.3441666667</text:p>
          </table:table-cell>
          <table:table-cell table:style-name="ce5" table:formula="of:=[.B20]/8" office:value-type="float" office:value="-291.134166666666" calcext:value-type="float">
            <text:p>-291.1341666667</text:p>
          </table:table-cell>
          <table:table-cell table:style-name="ce5" table:formula="of:=[.C20]/8" office:value-type="float" office:value="3772.55666666667" calcext:value-type="float">
            <text:p>3772.5566666667</text:p>
          </table:table-cell>
          <table:table-cell table:style-name="ce5" table:formula="of:=[.D20]/8" office:value-type="float" office:value="4242.74833333333" calcext:value-type="float">
            <text:p>4242.7483333333</text:p>
          </table:table-cell>
          <table:table-cell table:style-name="ce5" table:formula="of:=[.E20]/8" office:value-type="float" office:value="-119.541666666667" calcext:value-type="float">
            <text:p>-119.5416666667</text:p>
          </table:table-cell>
          <table:table-cell table:style-name="ce5" table:formula="of:=[.F20]/8" office:value-type="float" office:value="41.4216666666671" calcext:value-type="float">
            <text:p>41.4216666667</text:p>
          </table:table-cell>
          <table:table-cell table:style-name="ce5" table:formula="of:=[.G20]/8" office:value-type="float" office:value="1606.24916666667" calcext:value-type="float">
            <text:p>1606.2491666667</text:p>
          </table:table-cell>
          <table:table-cell table:style-name="ce5" table:formula="of:=[.H20]/8" office:value-type="float" office:value="-23.7174999999997" calcext:value-type="float">
            <text:p>-23.7175</text:p>
          </table:table-cell>
          <table:table-cell table:number-columns-repeated="5"/>
          <table:table-cell table:style-name="ce3" table:formula="of:=[.C21]" office:value-type="float" office:value="3772.55666666667" calcext:value-type="float">
            <text:p>3772.5566666667</text:p>
          </table:table-cell>
          <table:table-cell table:style-name="ce16" office:value-type="string" calcext:value-type="string">
            <text:p>SSB:</text:p>
          </table:table-cell>
          <table:table-cell table:style-name="ce18" table:formula="of:=8*3*[.C21]*[.C21]" office:value-type="float" office:value="341572411.277067" calcext:value-type="float">
            <text:p>341572411.277067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1]/[.P28]" office:value-type="percentage" office:value="0.406620894318867" calcext:value-type="percentage">
            <text:p>40.66%</text:p>
          </table:table-cell>
          <table:table-cell table:style-name="ce3"/>
          <table:table-cell table:style-name="ce22" table:formula="of:=[.S19]/SQRT(8*3)" office:value-type="float" office:value="73.5916262385236" calcext:value-type="float">
            <text:p>73.5916262385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1]-[.T21]*[.U21]" office:value-type="float" office:value="3644.0656872542" calcext:value-type="float">
            <text:p>3644.0656872542</text:p>
          </table:table-cell>
          <table:table-cell table:style-name="ce23" table:formula="of:=[.N21]+[.T21]*[.U21]" office:value-type="float" office:value="3901.04764607913" calcext:value-type="float">
            <text:p>3901.0476460791</text:p>
          </table:table-cell>
        </table:table-row>
        <table:table-row table:style-name="ro1">
          <table:table-cell table:number-columns-repeated="13"/>
          <table:table-cell table:style-name="ce3" table:formula="of:=[.D21]" office:value-type="float" office:value="4242.74833333333" calcext:value-type="float">
            <text:p>4242.7483333333</text:p>
          </table:table-cell>
          <table:table-cell table:style-name="ce16" office:value-type="string" calcext:value-type="string">
            <text:p>SSC:</text:p>
          </table:table-cell>
          <table:table-cell table:style-name="ce18" table:formula="of:=8*3*[.D21]*[.D21]" office:value-type="float" office:value="432021922.080067" calcext:value-type="float">
            <text:p>432021922.080067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2]/[.P28]" office:value-type="percentage" office:value="0.514295459825819" calcext:value-type="percentage">
            <text:p>51.43%</text:p>
          </table:table-cell>
          <table:table-cell table:style-name="ce3"/>
          <table:table-cell table:style-name="ce22" table:formula="of:=[.S19]/SQRT(8*3)" office:value-type="float" office:value="73.5916262385236" calcext:value-type="float">
            <text:p>73.5916262385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2]-[.T22]*[.U22]" office:value-type="float" office:value="4114.25735392087" calcext:value-type="float">
            <text:p>4114.2573539209</text:p>
          </table:table-cell>
          <table:table-cell table:style-name="ce23" table:formula="of:=[.N22]+[.T22]*[.U22]" office:value-type="float" office:value="4371.2393127458" calcext:value-type="float">
            <text:p>4371.2393127458</text:p>
          </table:table-cell>
        </table:table-row>
        <table:table-row table:style-name="ro1">
          <table:table-cell table:formula="of:=AVERAGE([.I11:.K18])" office:value-type="float" office:value="10877.3441666667" calcext:value-type="float">
            <text:p>10877.3441666667</text:p>
          </table:table-cell>
          <table:table-cell table:number-columns-repeated="12"/>
          <table:table-cell table:style-name="ce3" table:formula="of:=[.E21]" office:value-type="float" office:value="-119.541666666667" calcext:value-type="float">
            <text:p>-119.5416666667</text:p>
          </table:table-cell>
          <table:table-cell table:style-name="ce16" office:value-type="string" calcext:value-type="string">
            <text:p>SSAB:</text:p>
          </table:table-cell>
          <table:table-cell table:style-name="ce18" table:formula="of:=8*3*[.E21]*[.E21]" office:value-type="float" office:value="342965.041666668" calcext:value-type="float">
            <text:p>342965.041666668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3]/[.P28]" office:value-type="percentage" office:value="0.000408278734928296" calcext:value-type="percentage">
            <text:p>0.04%</text:p>
          </table:table-cell>
          <table:table-cell table:style-name="ce3"/>
          <table:table-cell table:style-name="ce22" table:formula="of:=[.S19]/SQRT(8*3)" office:value-type="float" office:value="73.5916262385236" calcext:value-type="float">
            <text:p>73.5916262385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3]-[.T23]*[.U23]" office:value-type="float" office:value="-248.032646079129" calcext:value-type="float">
            <text:p>-248.0326460791</text:p>
          </table:table-cell>
          <table:table-cell table:style-name="ce23" table:formula="of:=[.N23]+[.T23]*[.U23]" office:value-type="float" office:value="8.94931274579525" calcext:value-type="float">
            <text:p>8.9493127458</text:p>
          </table:table-cell>
        </table:table-row>
        <table:table-row table:style-name="ro1">
          <table:table-cell table:number-columns-repeated="13"/>
          <table:table-cell table:style-name="ce3" table:formula="of:=[.F21]" office:value-type="float" office:value="41.4216666666671" calcext:value-type="float">
            <text:p>41.4216666667</text:p>
          </table:table-cell>
          <table:table-cell table:style-name="ce16" office:value-type="string" calcext:value-type="string">
            <text:p>SSAC:</text:p>
          </table:table-cell>
          <table:table-cell table:style-name="ce18" table:formula="of:=8*3*[.F21]*[.F21]" office:value-type="float" office:value="41178.1072666675" calcext:value-type="float">
            <text:p>41178.1072666675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4]/[.P28]" office:value-type="percentage" office:value="0.0000490199976647083" calcext:value-type="percentage">
            <text:p>0.00%</text:p>
          </table:table-cell>
          <table:table-cell table:style-name="ce3"/>
          <table:table-cell table:style-name="ce22" table:formula="of:=[.S19]/SQRT(8*3)" office:value-type="float" office:value="73.5916262385236" calcext:value-type="float">
            <text:p>73.5916262385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4]-[.T24]*[.U24]" office:value-type="float" office:value="-87.0693127457951" calcext:value-type="float">
            <text:p>-87.0693127458</text:p>
          </table:table-cell>
          <table:table-cell table:style-name="ce23" table:formula="of:=[.N24]+[.T24]*[.U24]" office:value-type="float" office:value="169.912646079129" calcext:value-type="float">
            <text:p>169.9126460791</text:p>
          </table:table-cell>
        </table:table-row>
        <table:table-row table:style-name="ro1">
          <table:table-cell table:number-columns-repeated="13"/>
          <table:table-cell table:style-name="ce3" table:formula="of:=[.G21]" office:value-type="float" office:value="1606.24916666667" calcext:value-type="float">
            <text:p>1606.2491666667</text:p>
          </table:table-cell>
          <table:table-cell table:style-name="ce16" office:value-type="string" calcext:value-type="string">
            <text:p>SSBC:</text:p>
          </table:table-cell>
          <table:table-cell table:style-name="ce18" table:formula="of:=8*3*[.G21]*[.G21]" office:value-type="float" office:value="61920873.2500167" calcext:value-type="float">
            <text:p>61920873.2500167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5]/[.P28]" office:value-type="percentage" office:value="0.0737129815718741" calcext:value-type="percentage">
            <text:p>7.37%</text:p>
          </table:table-cell>
          <table:table-cell table:style-name="ce3"/>
          <table:table-cell table:style-name="ce22" table:formula="of:=[.S19]/SQRT(8*3)" office:value-type="float" office:value="73.5916262385236" calcext:value-type="float">
            <text:p>73.5916262385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5]-[.T25]*[.U25]" office:value-type="float" office:value="1477.7581872542" calcext:value-type="float">
            <text:p>1477.7581872542</text:p>
          </table:table-cell>
          <table:table-cell table:style-name="ce23" table:formula="of:=[.N25]+[.T25]*[.U25]" office:value-type="float" office:value="1734.74014607913" calcext:value-type="float">
            <text:p>1734.7401460791</text:p>
          </table:table-cell>
        </table:table-row>
        <table:table-row table:style-name="ro1">
          <table:table-cell table:number-columns-repeated="13"/>
          <table:table-cell table:formula="of:=[.H21]" office:value-type="float" office:value="-23.7174999999997" calcext:value-type="float">
            <text:p>-23.7175</text:p>
          </table:table-cell>
          <table:table-cell table:style-name="ce16" office:value-type="string" calcext:value-type="string">
            <text:p>SSABC:</text:p>
          </table:table-cell>
          <table:table-cell table:style-name="ce18" table:formula="of:=8*3*[.H21]*[.H21]" office:value-type="float" office:value="13500.4753499997" calcext:value-type="float">
            <text:p>13500.4753499997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6]/[.P28]" office:value-type="percentage" office:value="0.0000160714834667775" calcext:value-type="percentage">
            <text:p>0.00%</text:p>
          </table:table-cell>
          <table:table-cell table:style-name="ce3"/>
          <table:table-cell table:style-name="ce22" table:formula="of:=[.S19]/SQRT(8*3)" office:value-type="float" office:value="73.5916262385236" calcext:value-type="float">
            <text:p>73.5916262385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6]-[.T26]*[.U26]" office:value-type="float" office:value="-152.208479412462" calcext:value-type="float">
            <text:p>-152.2084794125</text:p>
          </table:table-cell>
          <table:table-cell table:style-name="ce23" table:formula="of:=[.N26]+[.T26]*[.U26]" office:value-type="float" office:value="104.773479412462" calcext:value-type="float">
            <text:p>104.7734794125</text:p>
          </table:table-cell>
        </table:table-row>
        <table:table-row table:style-name="ro1">
          <table:table-cell table:number-columns-repeated="13"/>
          <table:table-cell table:style-name="ce5" table:formula="of:=[.A21]" office:value-type="float" office:value="10877.3441666667" calcext:value-type="float">
            <text:p>10877.3441666667</text:p>
          </table:table-cell>
          <table:table-cell table:number-columns-repeated="5"/>
          <table:table-cell table:style-name="ce22" table:formula="of:=[.S19]/SQRT(8*3)" office:value-type="float" office:value="73.5916262385236" calcext:value-type="float">
            <text:p>73.5916262385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7]-[.T27]*[.U27]" office:value-type="float" office:value="10748.8531872542" calcext:value-type="float">
            <text:p>10748.8531872542</text:p>
          </table:table-cell>
          <table:table-cell table:style-name="ce23" table:formula="of:=[.N27]+[.T27]*[.U27]" office:value-type="float" office:value="11005.8351460792" calcext:value-type="float">
            <text:p>11005.8351460792</text:p>
          </table:table-cell>
        </table:table-row>
        <table:table-row table:style-name="ro1">
          <table:table-cell table:number-columns-repeated="14"/>
          <table:table-cell table:style-name="ce17" office:value-type="string" calcext:value-type="string">
            <text:p>SST:</text:p>
          </table:table-cell>
          <table:table-cell table:style-name="ce19" table:formula="of:=SUM([.P19:.P26])" office:value-type="float" office:value="840026708.045183" calcext:value-type="float">
            <text:p>840026708.045183</text:p>
          </table:table-cell>
          <table:table-cell table:number-columns-repeated="7"/>
        </table:table-row>
      </table:table>
      <table:table table:name="GET only response tim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HROUGHPUT FOR GET ONLY</text:p>
          </table:table-cell>
          <table:covered-table-cell table:number-columns-repeated="2"/>
          <table:table-cell table:number-columns-repeated="20"/>
        </table:table-row>
        <table:table-row table:style-name="ro1">
          <table:table-cell table:style-name="ce1"/>
          <table:table-cell table:number-columns-repeated="22"/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9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 table:number-rows-repeated="2">
          <table:table-cell table:style-name="ce1"/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 table:style-name="ce7"/>
          <table:table-cell table:number-columns-repeated="14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6" office:value-type="string" calcext:value-type="string">
            <text:p>A: servers</text:p>
          </table:table-cell>
          <table:table-cell table:style-name="ce6" office:value-type="string" calcext:value-type="string">
            <text:p>B: middlewares</text:p>
          </table:table-cell>
          <table:table-cell table:style-name="ce6" office:value-type="string" calcext:value-type="string">
            <text:p>C: workers</text:p>
          </table:table-cell>
          <table:table-cell table:style-name="ce6" office:value-type="string" calcext:value-type="string">
            <text:p>AB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ABC</text:p>
          </table:table-cell>
          <table:table-cell table:style-name="ce8" office:value-type="string" calcext:value-type="string">
            <text:p>rep1</text:p>
          </table:table-cell>
          <table:table-cell table:style-name="ce8" office:value-type="string" calcext:value-type="string">
            <text:p>rep2</text:p>
          </table:table-cell>
          <table:table-cell table:style-name="ce8" office:value-type="string" calcext:value-type="string">
            <text:p>rep3</text:p>
          </table:table-cell>
          <table:table-cell table:style-name="ce10" office:value-type="string" calcext:value-type="string">
            <text:p>mean y</text:p>
          </table:table-cell>
          <table:table-cell table:style-name="ce12" office:value-type="string" calcext:value-type="string">
            <text:p>estimated y</text:p>
          </table:table-cell>
          <table:table-cell table:style-name="ce14" office:value-type="string" calcext:value-type="string">
            <text:p>(y_e – rep1)^2</text:p>
          </table:table-cell>
          <table:table-cell table:style-name="ce14" office:value-type="string" calcext:value-type="string">
            <text:p>(y_e – rep2)^2</text:p>
          </table:table-cell>
          <table:table-cell table:style-name="ce14" office:value-type="string" calcext:value-type="string">
            <text:p>(y_e – rep3)^2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table:formula="of:=[.B11]*[.C11]" office:value-type="float" office:value="1" calcext:value-type="float">
            <text:p>1</text:p>
          </table:table-cell>
          <table:table-cell table:style-name="ce3" table:formula="of:=[.B11]*[.D11]" office:value-type="float" office:value="1" calcext:value-type="float">
            <text:p>1</text:p>
          </table:table-cell>
          <table:table-cell table:style-name="ce3" table:formula="of:=[.C11]*[.D11]" office:value-type="float" office:value="1" calcext:value-type="float">
            <text:p>1</text:p>
          </table:table-cell>
          <table:table-cell table:style-name="ce3" table:formula="of:=[.B11]*[.C11]*[.D11]" office:value-type="float" office:value="-1" calcext:value-type="float">
            <text:p>-1</text:p>
          </table:table-cell>
          <table:table-cell office:value-type="float" office:value="40.2233333333" calcext:value-type="float">
            <text:p>40.2233333333</text:p>
          </table:table-cell>
          <table:table-cell office:value-type="float" office:value="40.9383333333" calcext:value-type="float">
            <text:p>40.9383333333</text:p>
          </table:table-cell>
          <table:table-cell office:value-type="float" office:value="41.2083333333" calcext:value-type="float">
            <text:p>41.2083333333</text:p>
          </table:table-cell>
          <table:table-cell table:style-name="ce11" table:formula="of:=AVERAGE([.I11:.K11])" office:value-type="float" office:value="40.7899999999667" calcext:value-type="float">
            <text:p>40.79</text:p>
          </table:table-cell>
          <table:table-cell table:style-name="ce13" table:formula="of:=[.A21]+[.B11]*[.B21]+[.C11]*[.C21]+[.D11]*[.D21]+[.E11]*[.E21]+[.F11]*[.F21]+[.G11]*[.G21]+[.H11]*[.H21]" office:value-type="float" office:value="40.7899999999667" calcext:value-type="float">
            <text:p>40.79</text:p>
          </table:table-cell>
          <table:table-cell table:style-name="ce15" table:formula="of:=([.M11]-[.I11])^2" office:value-type="float" office:value="0.321111111111115" calcext:value-type="float">
            <text:p>0.3211111111</text:p>
          </table:table-cell>
          <table:table-cell table:style-name="ce15" table:formula="of:=([.M11]-[.J11])^2" office:value-type="float" office:value="0.0220027777777778" calcext:value-type="float">
            <text:p>0.0220027778</text:p>
          </table:table-cell>
          <table:table-cell table:style-name="ce15" table:formula="of:=([.M11]-[.K11])^2" office:value-type="float" office:value="0.175002777777775" calcext:value-type="float">
            <text:p>0.1750027778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2]*[.C12]" office:value-type="float" office:value="1" calcext:value-type="float">
            <text:p>1</text:p>
          </table:table-cell>
          <table:table-cell table:style-name="ce3" table:formula="of:=[.B12]*[.D12]" office:value-type="float" office:value="-1" calcext:value-type="float">
            <text:p>-1</text:p>
          </table:table-cell>
          <table:table-cell table:style-name="ce3" table:formula="of:=[.C12]*[.D12]" office:value-type="float" office:value="-1" calcext:value-type="float">
            <text:p>-1</text:p>
          </table:table-cell>
          <table:table-cell table:style-name="ce3" table:formula="of:=[.B12]*[.C12]*[.D12]" office:value-type="float" office:value="1" calcext:value-type="float">
            <text:p>1</text:p>
          </table:table-cell>
          <table:table-cell office:value-type="float" office:value="20.3383333333" calcext:value-type="float">
            <text:p>20.3383333333</text:p>
          </table:table-cell>
          <table:table-cell office:value-type="float" office:value="18.9266666667" calcext:value-type="float">
            <text:p>18.9266666667</text:p>
          </table:table-cell>
          <table:table-cell office:value-type="float" office:value="19.295" calcext:value-type="float">
            <text:p>19.295</text:p>
          </table:table-cell>
          <table:table-cell table:style-name="ce11" table:formula="of:=AVERAGE([.I12:.K12])" office:value-type="float" office:value="19.52" calcext:value-type="float">
            <text:p>19.52</text:p>
          </table:table-cell>
          <table:table-cell table:style-name="ce13" table:formula="of:=[.A21]+[.B12]*[.B21]+[.C12]*[.C21]+[.D12]*[.D21]+[.E12]*[.E21]+[.F12]*[.F21]+[.G12]*[.G21]+[.H12]*[.H21]" office:value-type="float" office:value="19.52" calcext:value-type="float">
            <text:p>19.52</text:p>
          </table:table-cell>
          <table:table-cell table:style-name="ce15" table:formula="of:=([.M12]-[.I12])^2" office:value-type="float" office:value="0.669669444389889" calcext:value-type="float">
            <text:p>0.6696694444</text:p>
          </table:table-cell>
          <table:table-cell table:style-name="ce15" table:formula="of:=([.M12]-[.J12])^2" office:value-type="float" office:value="0.352044444404887" calcext:value-type="float">
            <text:p>0.3520444444</text:p>
          </table:table-cell>
          <table:table-cell table:style-name="ce15" table:formula="of:=([.M12]-[.K12])^2" office:value-type="float" office:value="0.050624999999999" calcext:value-type="float">
            <text:p>0.050625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3]*[.C13]" office:value-type="float" office:value="-1" calcext:value-type="float">
            <text:p>-1</text:p>
          </table:table-cell>
          <table:table-cell table:style-name="ce3" table:formula="of:=[.B13]*[.D13]" office:value-type="float" office:value="1" calcext:value-type="float">
            <text:p>1</text:p>
          </table:table-cell>
          <table:table-cell table:style-name="ce3" table:formula="of:=[.C13]*[.D13]" office:value-type="float" office:value="-1" calcext:value-type="float">
            <text:p>-1</text:p>
          </table:table-cell>
          <table:table-cell table:style-name="ce3" table:formula="of:=[.B13]*[.C13]*[.D13]" office:value-type="float" office:value="1" calcext:value-type="float">
            <text:p>1</text:p>
          </table:table-cell>
          <table:table-cell office:value-type="float" office:value="21.16" calcext:value-type="float">
            <text:p>21.16</text:p>
          </table:table-cell>
          <table:table-cell office:value-type="float" office:value="20.9066666667" calcext:value-type="float">
            <text:p>20.9066666667</text:p>
          </table:table-cell>
          <table:table-cell office:value-type="float" office:value="20.81" calcext:value-type="float">
            <text:p>20.81</text:p>
          </table:table-cell>
          <table:table-cell table:style-name="ce11" table:formula="of:=AVERAGE([.I13:.K13])" office:value-type="float" office:value="20.9588888889" calcext:value-type="float">
            <text:p>20.9588888889</text:p>
          </table:table-cell>
          <table:table-cell table:style-name="ce13" table:formula="of:=[.A21]+[.B13]*[.B21]+[.C13]*[.C21]+[.D13]*[.D21]+[.E13]*[.E21]+[.F13]*[.F21]+[.G13]*[.G21]+[.H13]*[.H21]" office:value-type="float" office:value="20.9588888889" calcext:value-type="float">
            <text:p>20.9588888889</text:p>
          </table:table-cell>
          <table:table-cell table:style-name="ce15" table:formula="of:=([.M13]-[.I13])^2" office:value-type="float" office:value="0.0404456790078728" calcext:value-type="float">
            <text:p>0.040445679</text:p>
          </table:table-cell>
          <table:table-cell table:style-name="ce15" table:formula="of:=([.M13]-[.J13])^2" office:value-type="float" office:value="0.00272716049150703" calcext:value-type="float">
            <text:p>0.0027271605</text:p>
          </table:table-cell>
          <table:table-cell table:style-name="ce15" table:formula="of:=([.M13]-[.K13])^2" office:value-type="float" office:value="0.0221679012378798" calcext:value-type="float">
            <text:p>0.0221679012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B14]*[.C14]" office:value-type="float" office:value="-1" calcext:value-type="float">
            <text:p>-1</text:p>
          </table:table-cell>
          <table:table-cell table:style-name="ce3" table:formula="of:=[.B14]*[.D14]" office:value-type="float" office:value="-1" calcext:value-type="float">
            <text:p>-1</text:p>
          </table:table-cell>
          <table:table-cell table:style-name="ce3" table:formula="of:=[.C14]*[.D14]" office:value-type="float" office:value="1" calcext:value-type="float">
            <text:p>1</text:p>
          </table:table-cell>
          <table:table-cell table:style-name="ce3" table:formula="of:=[.B14]*[.C14]*[.D14]" office:value-type="float" office:value="-1" calcext:value-type="float">
            <text:p>-1</text:p>
          </table:table-cell>
          <table:table-cell office:value-type="float" office:value="9.045" calcext:value-type="float">
            <text:p>9.045</text:p>
          </table:table-cell>
          <table:table-cell office:value-type="float" office:value="9.03833333333" calcext:value-type="float">
            <text:p>9.0383333333</text:p>
          </table:table-cell>
          <table:table-cell office:value-type="float" office:value="9.50333333333" calcext:value-type="float">
            <text:p>9.5033333333</text:p>
          </table:table-cell>
          <table:table-cell table:style-name="ce11" table:formula="of:=AVERAGE([.I14:.K14])" office:value-type="float" office:value="9.19555555555333" calcext:value-type="float">
            <text:p>9.1955555556</text:p>
          </table:table-cell>
          <table:table-cell table:style-name="ce13" table:formula="of:=[.A21]+[.B14]*[.B21]+[.C14]*[.C21]+[.D14]*[.D21]+[.E14]*[.E21]+[.F14]*[.F21]+[.G14]*[.G21]+[.H14]*[.H21]" office:value-type="float" office:value="9.19555555555334" calcext:value-type="float">
            <text:p>9.1955555556</text:p>
          </table:table-cell>
          <table:table-cell table:style-name="ce15" table:formula="of:=([.M14]-[.I14])^2" office:value-type="float" office:value="0.0226669753079746" calcext:value-type="float">
            <text:p>0.0226669753</text:p>
          </table:table-cell>
          <table:table-cell table:style-name="ce15" table:formula="of:=([.M14]-[.J14])^2" office:value-type="float" office:value="0.0247188271608451" calcext:value-type="float">
            <text:p>0.0247188272</text:p>
          </table:table-cell>
          <table:table-cell table:style-name="ce15" table:formula="of:=([.M14]-[.K14])^2" office:value-type="float" office:value="0.0947271604931395" calcext:value-type="float">
            <text:p>0.0947271605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table:formula="of:=[.B15]*[.C15]" office:value-type="float" office:value="-1" calcext:value-type="float">
            <text:p>-1</text:p>
          </table:table-cell>
          <table:table-cell table:style-name="ce3" table:formula="of:=[.B15]*[.D15]" office:value-type="float" office:value="-1" calcext:value-type="float">
            <text:p>-1</text:p>
          </table:table-cell>
          <table:table-cell table:style-name="ce3" table:formula="of:=[.C15]*[.D15]" office:value-type="float" office:value="1" calcext:value-type="float">
            <text:p>1</text:p>
          </table:table-cell>
          <table:table-cell table:style-name="ce3" table:formula="of:=[.B15]*[.C15]*[.D15]" office:value-type="float" office:value="1" calcext:value-type="float">
            <text:p>1</text:p>
          </table:table-cell>
          <table:table-cell office:value-type="float" office:value="44.225" calcext:value-type="float">
            <text:p>44.225</text:p>
          </table:table-cell>
          <table:table-cell office:value-type="float" office:value="45.91" calcext:value-type="float">
            <text:p>45.91</text:p>
          </table:table-cell>
          <table:table-cell office:value-type="float" office:value="45.5916666667" calcext:value-type="float">
            <text:p>45.5916666667</text:p>
          </table:table-cell>
          <table:table-cell table:style-name="ce11" table:formula="of:=AVERAGE([.I15:.K15])" office:value-type="float" office:value="45.2422222222333" calcext:value-type="float">
            <text:p>45.2422222222</text:p>
          </table:table-cell>
          <table:table-cell table:style-name="ce13" table:formula="of:=[.A21]+[.B15]*[.B21]+[.C15]*[.C21]+[.D15]*[.D21]+[.E15]*[.E21]+[.F15]*[.F21]+[.G15]*[.G21]+[.H15]*[.H21]" office:value-type="float" office:value="41.2083333333" calcext:value-type="float">
            <text:p>41.2083333333</text:p>
          </table:table-cell>
          <table:table-cell table:style-name="ce15" table:formula="of:=([.M15]-[.I15])^2" office:value-type="float" office:value="9.10027777797887" calcext:value-type="float">
            <text:p>9.100277778</text:p>
          </table:table-cell>
          <table:table-cell table:style-name="ce15" table:formula="of:=([.M15]-[.J15])^2" office:value-type="float" office:value="22.1056694447578" calcext:value-type="float">
            <text:p>22.1056694448</text:p>
          </table:table-cell>
          <table:table-cell table:style-name="ce15" table:formula="of:=([.M15]-[.K15])^2" office:value-type="float" office:value="19.2136111116955" calcext:value-type="float">
            <text:p>19.2136111117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6]*[.C16]" office:value-type="float" office:value="-1" calcext:value-type="float">
            <text:p>-1</text:p>
          </table:table-cell>
          <table:table-cell table:style-name="ce3" table:formula="of:=[.B16]*[.D16]" office:value-type="float" office:value="1" calcext:value-type="float">
            <text:p>1</text:p>
          </table:table-cell>
          <table:table-cell table:style-name="ce3" table:formula="of:=[.C16]*[.D16]" office:value-type="float" office:value="-1" calcext:value-type="float">
            <text:p>-1</text:p>
          </table:table-cell>
          <table:table-cell table:style-name="ce3" table:formula="of:=[.B16]*[.C16]*[.D16]" office:value-type="float" office:value="-1" calcext:value-type="float">
            <text:p>-1</text:p>
          </table:table-cell>
          <table:table-cell office:value-type="float" office:value="20.56" calcext:value-type="float">
            <text:p>20.56</text:p>
          </table:table-cell>
          <table:table-cell office:value-type="float" office:value="18.9066666667" calcext:value-type="float">
            <text:p>18.9066666667</text:p>
          </table:table-cell>
          <table:table-cell office:value-type="float" office:value="20.3816666667" calcext:value-type="float">
            <text:p>20.3816666667</text:p>
          </table:table-cell>
          <table:table-cell table:style-name="ce11" table:formula="of:=AVERAGE([.I16:.K16])" office:value-type="float" office:value="19.9494444444667" calcext:value-type="float">
            <text:p>19.9494444445</text:p>
          </table:table-cell>
          <table:table-cell table:style-name="ce13" table:formula="of:=[.A21]+[.B16]*[.B21]+[.C16]*[.C21]+[.D16]*[.D21]+[.E16]*[.E21]+[.F16]*[.F21]+[.G16]*[.G21]+[.H16]*[.H21]" office:value-type="float" office:value="19.295" calcext:value-type="float">
            <text:p>19.295</text:p>
          </table:table-cell>
          <table:table-cell table:style-name="ce15" table:formula="of:=([.M16]-[.I16])^2" office:value-type="float" office:value="1.60022499999998" calcext:value-type="float">
            <text:p>1.600225</text:p>
          </table:table-cell>
          <table:table-cell table:style-name="ce15" table:formula="of:=([.M16]-[.J16])^2" office:value-type="float" office:value="0.150802777751892" calcext:value-type="float">
            <text:p>0.1508027778</text:p>
          </table:table-cell>
          <table:table-cell table:style-name="ce15" table:formula="of:=([.M16]-[.K16])^2" office:value-type="float" office:value="1.18084444451688" calcext:value-type="float">
            <text:p>1.1808444445</text:p>
          </table:table-cell>
          <table:table-cell table:number-columns-repeated="7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7]*[.C17]" office:value-type="float" office:value="1" calcext:value-type="float">
            <text:p>1</text:p>
          </table:table-cell>
          <table:table-cell table:style-name="ce3" table:formula="of:=[.B17]*[.D17]" office:value-type="float" office:value="-1" calcext:value-type="float">
            <text:p>-1</text:p>
          </table:table-cell>
          <table:table-cell table:style-name="ce3" table:formula="of:=[.C17]*[.D17]" office:value-type="float" office:value="-1" calcext:value-type="float">
            <text:p>-1</text:p>
          </table:table-cell>
          <table:table-cell table:style-name="ce3" table:formula="of:=[.B17]*[.C17]*[.D17]" office:value-type="float" office:value="-1" calcext:value-type="float">
            <text:p>-1</text:p>
          </table:table-cell>
          <table:table-cell office:value-type="float" office:value="23.165" calcext:value-type="float">
            <text:p>23.165</text:p>
          </table:table-cell>
          <table:table-cell office:value-type="float" office:value="22.835" calcext:value-type="float">
            <text:p>22.835</text:p>
          </table:table-cell>
          <table:table-cell office:value-type="float" office:value="23.0183333333" calcext:value-type="float">
            <text:p>23.0183333333</text:p>
          </table:table-cell>
          <table:table-cell table:style-name="ce11" table:formula="of:=AVERAGE([.I17:.K17])" office:value-type="float" office:value="23.0061111111" calcext:value-type="float">
            <text:p>23.0061111111</text:p>
          </table:table-cell>
          <table:table-cell table:style-name="ce13" table:formula="of:=[.A21]+[.B17]*[.B21]+[.C17]*[.C21]+[.D17]*[.D21]+[.E17]*[.E21]+[.F17]*[.F21]+[.G17]*[.G21]+[.H17]*[.H21]" office:value-type="float" office:value="20.81" calcext:value-type="float">
            <text:p>20.81</text:p>
          </table:table-cell>
          <table:table-cell table:style-name="ce15" table:formula="of:=([.M17]-[.I17])^2" office:value-type="float" office:value="5.54602499999997" calcext:value-type="float">
            <text:p>5.546025</text:p>
          </table:table-cell>
          <table:table-cell table:style-name="ce15" table:formula="of:=([.M17]-[.J17])^2" office:value-type="float" office:value="4.10062499999998" calcext:value-type="float">
            <text:p>4.100625</text:p>
          </table:table-cell>
          <table:table-cell table:style-name="ce15" table:formula="of:=([.M17]-[.K17])^2" office:value-type="float" office:value="4.87673611096386" calcext:value-type="float">
            <text:p>4.876736111</text:p>
          </table:table-cell>
          <table:table-cell table:number-columns-repeated="7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style-name="ce3" table:formula="of:=[.B18]*[.C18]" office:value-type="float" office:value="1" calcext:value-type="float">
            <text:p>1</text:p>
          </table:table-cell>
          <table:table-cell table:style-name="ce3" table:formula="of:=[.B18]*[.D18]" office:value-type="float" office:value="1" calcext:value-type="float">
            <text:p>1</text:p>
          </table:table-cell>
          <table:table-cell table:style-name="ce3" table:formula="of:=[.C18]*[.D18]" office:value-type="float" office:value="1" calcext:value-type="float">
            <text:p>1</text:p>
          </table:table-cell>
          <table:table-cell table:style-name="ce3" table:formula="of:=[.B18]*[.C18]*[.D18]" office:value-type="float" office:value="1" calcext:value-type="float">
            <text:p>1</text:p>
          </table:table-cell>
          <table:table-cell office:value-type="float" office:value="9.67666666667" calcext:value-type="float">
            <text:p>9.6766666667</text:p>
          </table:table-cell>
          <table:table-cell office:value-type="float" office:value="9.765" calcext:value-type="float">
            <text:p>9.765</text:p>
          </table:table-cell>
          <table:table-cell office:value-type="float" office:value="9.26833333333" calcext:value-type="float">
            <text:p>9.2683333333</text:p>
          </table:table-cell>
          <table:table-cell table:style-name="ce11" table:formula="of:=AVERAGE([.I18:.K18])" office:value-type="float" office:value="9.57" calcext:value-type="float">
            <text:p>9.57</text:p>
          </table:table-cell>
          <table:table-cell table:style-name="ce13" table:formula="of:=[.A21]+[.B18]*[.B21]+[.C18]*[.C21]+[.D18]*[.D21]+[.E18]*[.E21]+[.F18]*[.F21]+[.G18]*[.G21]+[.H18]*[.H21]" office:value-type="float" office:value="9.50333333333001" calcext:value-type="float">
            <text:p>9.5033333333</text:p>
          </table:table-cell>
          <table:table-cell table:style-name="ce15" table:formula="of:=([.M18]-[.I18])^2" office:value-type="float" office:value="0.0300444444467539" calcext:value-type="float">
            <text:p>0.0300444444</text:p>
          </table:table-cell>
          <table:table-cell table:style-name="ce15" table:formula="of:=([.M18]-[.J18])^2" office:value-type="float" office:value="0.0684694444461866" calcext:value-type="float">
            <text:p>0.0684694444</text:p>
          </table:table-cell>
          <table:table-cell table:style-name="ce15" table:formula="of:=([.M18]-[.K18])^2" office:value-type="float" office:value="0.0552250000000022" calcext:value-type="float">
            <text:p>0.055225</text:p>
          </table:table-cell>
          <table:table-cell table:number-columns-repeated="2"/>
          <table:table-cell table:style-name="ce6" office:value-type="string" calcext:value-type="string">
            <text:p>deviation of errors</text:p>
          </table:table-cell>
          <table:table-cell table:style-name="ce21" office:value-type="string" calcext:value-type="string">
            <text:p>deviation of effects:</text:p>
          </table:table-cell>
          <table:table-cell table:style-name="ce10" office:value-type="string" calcext:value-type="string">
            <text:p>Degrees of freedom for 2^3(3-1) = 16</text:p>
          </table:table-cell>
          <table:table-cell table:style-name="ce8" office:value-type="string" calcext:value-type="string">
            <text:p>lower bound</text:p>
          </table:table-cell>
          <table:table-cell table:style-name="ce8" office:value-type="string" calcext:value-type="string">
            <text:p>upper bound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>
            <text:p>Effects:</text:p>
          </table:table-cell>
          <table:table-cell table:style-name="ce16" office:value-type="string" calcext:value-type="string">
            <text:p>SSE:</text:p>
          </table:table-cell>
          <table:table-cell table:style-name="ce18" table:formula="of:=SUM([.N11:.P18])" office:value-type="float" office:value="69.8264648157184" calcext:value-type="float">
            <text:p>69.8264648157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19]/[.P28]" office:value-type="percentage" office:value="0.0215933390147197" calcext:value-type="percentage">
            <text:p>2.16%</text:p>
          </table:table-cell>
          <table:table-cell table:style-name="ce3" table:formula="of:=SQRT([.P19]/(8*(3-1)))" office:value-type="float" office:value="2.08905577976807" calcext:value-type="float">
            <text:p>2.0890557798</text:p>
          </table:table-cell>
          <table:table-cell table:style-name="ce22"/>
          <table:table-cell table:style-name="ce11"/>
          <table:table-cell table:style-name="ce23" table:number-columns-repeated="2"/>
        </table:table-row>
        <table:table-row table:style-name="ro1">
          <table:table-cell table:style-name="ce4" table:formula="of:=[.A11]*[.L11]+[.A12]*[.L12]+[.A13]*[.L13]+[.A14]*[.L14]+[.A15]*[.K11]+[.A16]*[.K12]+[.A17]*[.K13]+[.A18]*[.K14]" office:value-type="float" office:value="181.28111111105" calcext:value-type="float">
            <text:p>181.2811111111</text:p>
          </table:table-cell>
          <table:table-cell table:style-name="ce4" table:formula="of:=[.B11]*[.L11]+[.B12]*[.L12]+[.B13]*[.L13]+[.B14]*[.L14]+[.B15]*[.K11]+[.B16]*[.K12]+[.B17]*[.K13]+[.B18]*[.K14]" office:value-type="float" office:value="0.352222222210001" calcext:value-type="float">
            <text:p>0.3522222222</text:p>
          </table:table-cell>
          <table:table-cell table:style-name="ce4" table:formula="of:=[.C11]*[.L11]+[.C12]*[.L12]+[.C13]*[.L13]+[.C14]*[.L14]+[.C15]*[.K11]+[.C16]*[.K12]+[.C17]*[.K13]+[.C18]*[.K14]" office:value-type="float" office:value="-60.3455555554833" calcext:value-type="float">
            <text:p>-60.3455555555</text:p>
          </table:table-cell>
          <table:table-cell table:style-name="ce4" table:formula="of:=[.D11]*[.L11]+[.D12]*[.L12]+[.D13]*[.L13]+[.D14]*[.L14]+[.D15]*[.K11]+[.D16]*[.K12]+[.D17]*[.K13]+[.D18]*[.K14]" office:value-type="float" office:value="-66.2533333332833" calcext:value-type="float">
            <text:p>-66.2533333333</text:p>
          </table:table-cell>
          <table:table-cell table:style-name="ce4" table:formula="of:=[.E11]*[.L11]+[.E12]*[.L12]+[.E13]*[.L13]+[.E14]*[.L14]+[.E15]*[.K11]+[.E16]*[.K12]+[.E17]*[.K13]+[.E18]*[.K14]" office:value-type="float" office:value="-0.0344444444566765" calcext:value-type="float">
            <text:p>-0.0344444445</text:p>
          </table:table-cell>
          <table:table-cell table:style-name="ce4" table:formula="of:=[.F11]*[.L11]+[.F12]*[.L12]+[.F13]*[.L13]+[.F14]*[.L14]+[.F15]*[.K11]+[.F16]*[.K12]+[.F17]*[.K13]+[.F18]*[.K14]" office:value-type="float" office:value="-0.186666666656665" calcext:value-type="float">
            <text:p>-0.1866666667</text:p>
          </table:table-cell>
          <table:table-cell table:style-name="ce4" table:formula="of:=[.G11]*[.L11]+[.G12]*[.L12]+[.G13]*[.L13]+[.G14]*[.L14]+[.G15]*[.K11]+[.G16]*[.K12]+[.G17]*[.K13]+[.G18]*[.K14]" office:value-type="float" office:value="20.11333333325" calcext:value-type="float">
            <text:p>20.1133333333</text:p>
          </table:table-cell>
          <table:table-cell table:style-name="ce4" table:formula="of:=[.H11]*[.L11]+[.H12]*[.L12]+[.H13]*[.L13]+[.H14]*[.L14]+[.H15]*[.K11]+[.H16]*[.K12]+[.H17]*[.K13]+[.H18]*[.K14]" office:value-type="float" office:value="1.10000000001" calcext:value-type="float">
            <text:p>1.1</text:p>
          </table:table-cell>
          <table:table-cell table:style-name="ce9" table:number-columns-repeated="4"/>
          <table:table-cell/>
          <table:table-cell table:style-name="ce3" table:formula="of:=[.B21]" office:value-type="float" office:value="0.0440277777762501" calcext:value-type="float">
            <text:p>0.0440277778</text:p>
          </table:table-cell>
          <table:table-cell table:style-name="ce16" office:value-type="string" calcext:value-type="string">
            <text:p>SSA:</text:p>
          </table:table-cell>
          <table:table-cell table:style-name="ce18" table:formula="of:=8*3*[.B21]*[.B21]" office:value-type="float" office:value="0.0465226851819567" calcext:value-type="float">
            <text:p>0.0465226852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0]/[.P28]" office:value-type="percentage" office:value="0.0000143868104401432" calcext:value-type="percentage">
            <text:p>0.00%</text:p>
          </table:table-cell>
          <table:table-cell table:style-name="ce3"/>
          <table:table-cell table:style-name="ce22" table:formula="of:=[.S19]/SQRT(8*3)" office:value-type="float" office:value="0.426426725386984" calcext:value-type="float">
            <text:p>0.426426725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0]-[.T20]*[.U20]" office:value-type="float" office:value="-0.700513284749425" calcext:value-type="float">
            <text:p>-0.7005132847</text:p>
          </table:table-cell>
          <table:table-cell table:style-name="ce23" table:formula="of:=[.N20]+[.T20]*[.U20]" office:value-type="float" office:value="0.788568840301925" calcext:value-type="float">
            <text:p>0.7885688403</text:p>
          </table:table-cell>
        </table:table-row>
        <table:table-row table:style-name="ro1">
          <table:table-cell table:style-name="ce5" table:formula="of:=[.A20]/8" office:value-type="float" office:value="22.6601388888813" calcext:value-type="float">
            <text:p>22.6601388889</text:p>
          </table:table-cell>
          <table:table-cell table:style-name="ce5" table:formula="of:=[.B20]/8" office:value-type="float" office:value="0.0440277777762501" calcext:value-type="float">
            <text:p>0.0440277778</text:p>
          </table:table-cell>
          <table:table-cell table:style-name="ce5" table:formula="of:=[.C20]/8" office:value-type="float" office:value="-7.54319444443542" calcext:value-type="float">
            <text:p>-7.5431944444</text:p>
          </table:table-cell>
          <table:table-cell table:style-name="ce5" table:formula="of:=[.D20]/8" office:value-type="float" office:value="-8.28166666666042" calcext:value-type="float">
            <text:p>-8.2816666667</text:p>
          </table:table-cell>
          <table:table-cell table:style-name="ce5" table:formula="of:=[.E20]/8" office:value-type="float" office:value="-0.00430555555708456" calcext:value-type="float">
            <text:p>-0.0043055556</text:p>
          </table:table-cell>
          <table:table-cell table:style-name="ce5" table:formula="of:=[.F20]/8" office:value-type="float" office:value="-0.0233333333320831" calcext:value-type="float">
            <text:p>-0.0233333333</text:p>
          </table:table-cell>
          <table:table-cell table:style-name="ce5" table:formula="of:=[.G20]/8" office:value-type="float" office:value="2.51416666665625" calcext:value-type="float">
            <text:p>2.5141666667</text:p>
          </table:table-cell>
          <table:table-cell table:style-name="ce5" table:formula="of:=[.H20]/8" office:value-type="float" office:value="0.137500000001251" calcext:value-type="float">
            <text:p>0.1375</text:p>
          </table:table-cell>
          <table:table-cell table:number-columns-repeated="5"/>
          <table:table-cell table:style-name="ce3" table:formula="of:=[.C21]" office:value-type="float" office:value="-7.54319444443542" calcext:value-type="float">
            <text:p>-7.5431944444</text:p>
          </table:table-cell>
          <table:table-cell table:style-name="ce16" office:value-type="string" calcext:value-type="string">
            <text:p>SSB:</text:p>
          </table:table-cell>
          <table:table-cell table:style-name="ce18" table:formula="of:=8*3*[.C21]*[.C21]" office:value-type="float" office:value="1365.59477823747" calcext:value-type="float">
            <text:p>1365.5947782375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1]/[.P28]" office:value-type="percentage" office:value="0.422300499975688" calcext:value-type="percentage">
            <text:p>42.23%</text:p>
          </table:table-cell>
          <table:table-cell table:style-name="ce3"/>
          <table:table-cell table:style-name="ce22" table:formula="of:=[.S19]/SQRT(8*3)" office:value-type="float" office:value="0.426426725386984" calcext:value-type="float">
            <text:p>0.426426725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1]-[.T21]*[.U21]" office:value-type="float" office:value="-8.28773550696109" calcext:value-type="float">
            <text:p>-8.287735507</text:p>
          </table:table-cell>
          <table:table-cell table:style-name="ce23" table:formula="of:=[.N21]+[.T21]*[.U21]" office:value-type="float" office:value="-6.79865338190974" calcext:value-type="float">
            <text:p>-6.7986533819</text:p>
          </table:table-cell>
        </table:table-row>
        <table:table-row table:style-name="ro1">
          <table:table-cell table:number-columns-repeated="13"/>
          <table:table-cell table:style-name="ce3" table:formula="of:=[.D21]" office:value-type="float" office:value="-8.28166666666042" calcext:value-type="float">
            <text:p>-8.2816666667</text:p>
          </table:table-cell>
          <table:table-cell table:style-name="ce16" office:value-type="string" calcext:value-type="string">
            <text:p>SSC:</text:p>
          </table:table-cell>
          <table:table-cell table:style-name="ce18" table:formula="of:=8*3*[.D21]*[.D21]" office:value-type="float" office:value="1646.06406666418" calcext:value-type="float">
            <text:p>1646.0640666642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2]/[.P28]" office:value-type="percentage" office:value="0.509033638252106" calcext:value-type="percentage">
            <text:p>50.90%</text:p>
          </table:table-cell>
          <table:table-cell table:style-name="ce3"/>
          <table:table-cell table:style-name="ce22" table:formula="of:=[.S19]/SQRT(8*3)" office:value-type="float" office:value="0.426426725386984" calcext:value-type="float">
            <text:p>0.426426725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2]-[.T22]*[.U22]" office:value-type="float" office:value="-9.02620772918609" calcext:value-type="float">
            <text:p>-9.0262077292</text:p>
          </table:table-cell>
          <table:table-cell table:style-name="ce23" table:formula="of:=[.N22]+[.T22]*[.U22]" office:value-type="float" office:value="-7.53712560413474" calcext:value-type="float">
            <text:p>-7.5371256041</text:p>
          </table:table-cell>
        </table:table-row>
        <table:table-row table:style-name="ro1">
          <table:table-cell table:number-columns-repeated="13"/>
          <table:table-cell table:style-name="ce3" table:formula="of:=[.E21]" office:value-type="float" office:value="-0.00430555555708456" calcext:value-type="float">
            <text:p>-0.0043055556</text:p>
          </table:table-cell>
          <table:table-cell table:style-name="ce16" office:value-type="string" calcext:value-type="string">
            <text:p>SSAB:</text:p>
          </table:table-cell>
          <table:table-cell table:style-name="ce18" table:formula="of:=8*3*[.E21]*[.E21]" office:value-type="float" office:value="0.000444907407723402" calcext:value-type="float">
            <text:p>0.0004449074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3]/[.P28]" office:value-type="percentage" office:value="0.000000137584460426084" calcext:value-type="percentage">
            <text:p>0.00%</text:p>
          </table:table-cell>
          <table:table-cell table:style-name="ce3"/>
          <table:table-cell table:style-name="ce22" table:formula="of:=[.S19]/SQRT(8*3)" office:value-type="float" office:value="0.426426725386984" calcext:value-type="float">
            <text:p>0.426426725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3]-[.T23]*[.U23]" office:value-type="float" office:value="-0.748846618082759" calcext:value-type="float">
            <text:p>-0.7488466181</text:p>
          </table:table-cell>
          <table:table-cell table:style-name="ce23" table:formula="of:=[.N23]+[.T23]*[.U23]" office:value-type="float" office:value="0.74023550696859" calcext:value-type="float">
            <text:p>0.740235507</text:p>
          </table:table-cell>
        </table:table-row>
        <table:table-row table:style-name="ro1">
          <table:table-cell table:number-columns-repeated="13"/>
          <table:table-cell table:style-name="ce3" table:formula="of:=[.F21]" office:value-type="float" office:value="-0.0233333333320831" calcext:value-type="float">
            <text:p>-0.0233333333</text:p>
          </table:table-cell>
          <table:table-cell table:style-name="ce16" office:value-type="string" calcext:value-type="string">
            <text:p>SSAC:</text:p>
          </table:table-cell>
          <table:table-cell table:style-name="ce18" table:formula="of:=8*3*[.F21]*[.F21]" office:value-type="float" office:value="0.0130666666652664" calcext:value-type="float">
            <text:p>0.0130666667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4]/[.P28]" office:value-type="percentage" office:value="0.00000404077399364373" calcext:value-type="percentage">
            <text:p>0.00%</text:p>
          </table:table-cell>
          <table:table-cell table:style-name="ce3"/>
          <table:table-cell table:style-name="ce22" table:formula="of:=[.S19]/SQRT(8*3)" office:value-type="float" office:value="0.426426725386984" calcext:value-type="float">
            <text:p>0.426426725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4]-[.T24]*[.U24]" office:value-type="float" office:value="-0.767874395857758" calcext:value-type="float">
            <text:p>-0.7678743959</text:p>
          </table:table-cell>
          <table:table-cell table:style-name="ce23" table:formula="of:=[.N24]+[.T24]*[.U24]" office:value-type="float" office:value="0.721207729193592" calcext:value-type="float">
            <text:p>0.7212077292</text:p>
          </table:table-cell>
        </table:table-row>
        <table:table-row table:style-name="ro1">
          <table:table-cell table:number-columns-repeated="13"/>
          <table:table-cell table:style-name="ce3" table:formula="of:=[.G21]" office:value-type="float" office:value="2.51416666665625" calcext:value-type="float">
            <text:p>2.5141666667</text:p>
          </table:table-cell>
          <table:table-cell table:style-name="ce16" office:value-type="string" calcext:value-type="string">
            <text:p>SSBC:</text:p>
          </table:table-cell>
          <table:table-cell table:style-name="ce18" table:formula="of:=8*3*[.G21]*[.G21]" office:value-type="float" office:value="151.704816665409" calcext:value-type="float">
            <text:p>151.7048166654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5]/[.P28]" office:value-type="percentage" office:value="0.0469136386192169" calcext:value-type="percentage">
            <text:p>4.69%</text:p>
          </table:table-cell>
          <table:table-cell table:style-name="ce3"/>
          <table:table-cell table:style-name="ce22" table:formula="of:=[.S19]/SQRT(8*3)" office:value-type="float" office:value="0.426426725386984" calcext:value-type="float">
            <text:p>0.426426725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5]-[.T25]*[.U25]" office:value-type="float" office:value="1.76962560413057" calcext:value-type="float">
            <text:p>1.7696256041</text:p>
          </table:table-cell>
          <table:table-cell table:style-name="ce23" table:formula="of:=[.N25]+[.T25]*[.U25]" office:value-type="float" office:value="3.25870772918192" calcext:value-type="float">
            <text:p>3.2587077292</text:p>
          </table:table-cell>
        </table:table-row>
        <table:table-row table:style-name="ro1">
          <table:table-cell table:number-columns-repeated="13"/>
          <table:table-cell table:formula="of:=[.H21]" office:value-type="float" office:value="0.137500000001251" calcext:value-type="float">
            <text:p>0.1375</text:p>
          </table:table-cell>
          <table:table-cell table:style-name="ce16" office:value-type="string" calcext:value-type="string">
            <text:p>SSABC:</text:p>
          </table:table-cell>
          <table:table-cell table:style-name="ce18" table:formula="of:=8*3*[.H21]*[.H21]" office:value-type="float" office:value="0.453750000008253" calcext:value-type="float">
            <text:p>0.45375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6]/[.P28]" office:value-type="percentage" office:value="0.000140318969375945" calcext:value-type="percentage">
            <text:p>0.01%</text:p>
          </table:table-cell>
          <table:table-cell table:style-name="ce3"/>
          <table:table-cell table:style-name="ce22" table:formula="of:=[.S19]/SQRT(8*3)" office:value-type="float" office:value="0.426426725386984" calcext:value-type="float">
            <text:p>0.426426725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6]-[.T26]*[.U26]" office:value-type="float" office:value="-0.607041062524424" calcext:value-type="float">
            <text:p>-0.6070410625</text:p>
          </table:table-cell>
          <table:table-cell table:style-name="ce23" table:formula="of:=[.N26]+[.T26]*[.U26]" office:value-type="float" office:value="0.882041062526925" calcext:value-type="float">
            <text:p>0.8820410625</text:p>
          </table:table-cell>
        </table:table-row>
        <table:table-row table:style-name="ro1">
          <table:table-cell table:number-columns-repeated="13"/>
          <table:table-cell table:style-name="ce5" table:formula="of:=[.A21]" office:value-type="float" office:value="22.6601388888813" calcext:value-type="float">
            <text:p>22.6601388889</text:p>
          </table:table-cell>
          <table:table-cell table:number-columns-repeated="5"/>
          <table:table-cell table:style-name="ce22" table:formula="of:=[.S19]/SQRT(8*3)" office:value-type="float" office:value="0.426426725386983" calcext:value-type="float">
            <text:p>0.426426725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7]-[.T27]*[.U27]" office:value-type="float" office:value="21.9155978263556" calcext:value-type="float">
            <text:p>21.9155978264</text:p>
          </table:table-cell>
          <table:table-cell table:style-name="ce23" table:formula="of:=[.N27]+[.T27]*[.U27]" office:value-type="float" office:value="23.404679951407" calcext:value-type="float">
            <text:p>23.4046799514</text:p>
          </table:table-cell>
        </table:table-row>
        <table:table-row table:style-name="ro1">
          <table:table-cell table:number-columns-repeated="14"/>
          <table:table-cell table:style-name="ce17" office:value-type="string" calcext:value-type="string">
            <text:p>SST:</text:p>
          </table:table-cell>
          <table:table-cell table:style-name="ce19" table:formula="of:=SUM([.P19:.P26])" office:value-type="float" office:value="3233.70391064204" calcext:value-type="float">
            <text:p>3233.703910642</text:p>
          </table:table-cell>
          <table:table-cell table:number-columns-repeated="7"/>
        </table:table-row>
      </table:table>
      <table:table table:name="SET only throughpu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HROUGHPUT FOR GET ONLY</text:p>
          </table:table-cell>
          <table:covered-table-cell table:number-columns-repeated="2"/>
          <table:table-cell table:number-columns-repeated="20"/>
        </table:table-row>
        <table:table-row table:style-name="ro1">
          <table:table-cell table:style-name="ce1"/>
          <table:table-cell table:number-columns-repeated="22"/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9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 table:number-rows-repeated="2">
          <table:table-cell table:style-name="ce1"/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 table:style-name="ce7"/>
          <table:table-cell table:number-columns-repeated="14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6" office:value-type="string" calcext:value-type="string">
            <text:p>A: servers</text:p>
          </table:table-cell>
          <table:table-cell table:style-name="ce6" office:value-type="string" calcext:value-type="string">
            <text:p>B: middlewares</text:p>
          </table:table-cell>
          <table:table-cell table:style-name="ce6" office:value-type="string" calcext:value-type="string">
            <text:p>C: workers</text:p>
          </table:table-cell>
          <table:table-cell table:style-name="ce6" office:value-type="string" calcext:value-type="string">
            <text:p>AB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ABC</text:p>
          </table:table-cell>
          <table:table-cell table:style-name="ce8" office:value-type="string" calcext:value-type="string">
            <text:p>rep1</text:p>
          </table:table-cell>
          <table:table-cell table:style-name="ce8" office:value-type="string" calcext:value-type="string">
            <text:p>rep2</text:p>
          </table:table-cell>
          <table:table-cell table:style-name="ce8" office:value-type="string" calcext:value-type="string">
            <text:p>rep3</text:p>
          </table:table-cell>
          <table:table-cell table:style-name="ce10" office:value-type="string" calcext:value-type="string">
            <text:p>mean y</text:p>
          </table:table-cell>
          <table:table-cell table:style-name="ce12" office:value-type="string" calcext:value-type="string">
            <text:p>estimated y</text:p>
          </table:table-cell>
          <table:table-cell table:style-name="ce14" office:value-type="string" calcext:value-type="string">
            <text:p>(y_e – rep1)^2</text:p>
          </table:table-cell>
          <table:table-cell table:style-name="ce14" office:value-type="string" calcext:value-type="string">
            <text:p>(y_e – rep2)^2</text:p>
          </table:table-cell>
          <table:table-cell table:style-name="ce14" office:value-type="string" calcext:value-type="string">
            <text:p>(y_e – rep3)^2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table:formula="of:=[.B11]*[.C11]" office:value-type="float" office:value="1" calcext:value-type="float">
            <text:p>1</text:p>
          </table:table-cell>
          <table:table-cell table:style-name="ce3" table:formula="of:=[.B11]*[.D11]" office:value-type="float" office:value="1" calcext:value-type="float">
            <text:p>1</text:p>
          </table:table-cell>
          <table:table-cell table:style-name="ce3" table:formula="of:=[.C11]*[.D11]" office:value-type="float" office:value="1" calcext:value-type="float">
            <text:p>1</text:p>
          </table:table-cell>
          <table:table-cell table:style-name="ce3" table:formula="of:=[.B11]*[.C11]*[.D11]" office:value-type="float" office:value="-1" calcext:value-type="float">
            <text:p>-1</text:p>
          </table:table-cell>
          <table:table-cell office:value-type="float" office:value="3430.73" calcext:value-type="float">
            <text:p>3430.73</text:p>
          </table:table-cell>
          <table:table-cell office:value-type="float" office:value="3436.25" calcext:value-type="float">
            <text:p>3436.25</text:p>
          </table:table-cell>
          <table:table-cell office:value-type="float" office:value="3513.2" calcext:value-type="float">
            <text:p>3513.2</text:p>
          </table:table-cell>
          <table:table-cell table:style-name="ce11" table:formula="of:=AVERAGE([.I11:.K11])" office:value-type="float" office:value="3460.06" calcext:value-type="float">
            <text:p>3460.06</text:p>
          </table:table-cell>
          <table:table-cell table:style-name="ce13" table:formula="of:=[.A21]+[.B11]*[.B21]+[.C11]*[.C21]+[.D11]*[.D21]+[.E11]*[.E21]+[.F11]*[.F21]+[.G11]*[.G21]+[.H11]*[.H21]" office:value-type="float" office:value="3460.06" calcext:value-type="float">
            <text:p>3460.06</text:p>
          </table:table-cell>
          <table:table-cell table:style-name="ce15" table:formula="of:=([.M11]-[.I11])^2" office:value-type="float" office:value="860.248899999996" calcext:value-type="float">
            <text:p>860.2489</text:p>
          </table:table-cell>
          <table:table-cell table:style-name="ce15" table:formula="of:=([.M11]-[.J11])^2" office:value-type="float" office:value="566.916099999997" calcext:value-type="float">
            <text:p>566.9161</text:p>
          </table:table-cell>
          <table:table-cell table:style-name="ce15" table:formula="of:=([.M11]-[.K11])^2" office:value-type="float" office:value="2823.85959999999" calcext:value-type="float">
            <text:p>2823.8596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2]*[.C12]" office:value-type="float" office:value="1" calcext:value-type="float">
            <text:p>1</text:p>
          </table:table-cell>
          <table:table-cell table:style-name="ce3" table:formula="of:=[.B12]*[.D12]" office:value-type="float" office:value="-1" calcext:value-type="float">
            <text:p>-1</text:p>
          </table:table-cell>
          <table:table-cell table:style-name="ce3" table:formula="of:=[.C12]*[.D12]" office:value-type="float" office:value="-1" calcext:value-type="float">
            <text:p>-1</text:p>
          </table:table-cell>
          <table:table-cell table:style-name="ce3" table:formula="of:=[.B12]*[.C12]*[.D12]" office:value-type="float" office:value="1" calcext:value-type="float">
            <text:p>1</text:p>
          </table:table-cell>
          <table:table-cell office:value-type="float" office:value="7185.71" calcext:value-type="float">
            <text:p>7185.71</text:p>
          </table:table-cell>
          <table:table-cell office:value-type="float" office:value="7251.56" calcext:value-type="float">
            <text:p>7251.56</text:p>
          </table:table-cell>
          <table:table-cell office:value-type="float" office:value="6909.73" calcext:value-type="float">
            <text:p>6909.73</text:p>
          </table:table-cell>
          <table:table-cell table:style-name="ce11" table:formula="of:=AVERAGE([.I12:.K12])" office:value-type="float" office:value="7115.66666666667" calcext:value-type="float">
            <text:p>7115.6666666667</text:p>
          </table:table-cell>
          <table:table-cell table:style-name="ce13" table:formula="of:=[.A21]+[.B12]*[.B21]+[.C12]*[.C21]+[.D12]*[.D21]+[.E12]*[.E21]+[.F12]*[.F21]+[.G12]*[.G21]+[.H12]*[.H21]" office:value-type="float" office:value="7115.66666666667" calcext:value-type="float">
            <text:p>7115.6666666667</text:p>
          </table:table-cell>
          <table:table-cell table:style-name="ce15" table:formula="of:=([.M12]-[.I12])^2" office:value-type="float" office:value="4906.06854444428" calcext:value-type="float">
            <text:p>4906.0685444443</text:p>
          </table:table-cell>
          <table:table-cell table:style-name="ce15" table:formula="of:=([.M12]-[.J12])^2" office:value-type="float" office:value="18466.9980444442" calcext:value-type="float">
            <text:p>18466.9980444442</text:p>
          </table:table-cell>
          <table:table-cell table:style-name="ce15" table:formula="of:=([.M12]-[.K12])^2" office:value-type="float" office:value="42409.9106777785" calcext:value-type="float">
            <text:p>42409.9106777785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3]*[.C13]" office:value-type="float" office:value="-1" calcext:value-type="float">
            <text:p>-1</text:p>
          </table:table-cell>
          <table:table-cell table:style-name="ce3" table:formula="of:=[.B13]*[.D13]" office:value-type="float" office:value="1" calcext:value-type="float">
            <text:p>1</text:p>
          </table:table-cell>
          <table:table-cell table:style-name="ce3" table:formula="of:=[.C13]*[.D13]" office:value-type="float" office:value="-1" calcext:value-type="float">
            <text:p>-1</text:p>
          </table:table-cell>
          <table:table-cell table:style-name="ce3" table:formula="of:=[.B13]*[.C13]*[.D13]" office:value-type="float" office:value="1" calcext:value-type="float">
            <text:p>1</text:p>
          </table:table-cell>
          <table:table-cell office:value-type="float" office:value="6499.18" calcext:value-type="float">
            <text:p>6499.18</text:p>
          </table:table-cell>
          <table:table-cell office:value-type="float" office:value="6322.67" calcext:value-type="float">
            <text:p>6322.67</text:p>
          </table:table-cell>
          <table:table-cell office:value-type="float" office:value="6335.51" calcext:value-type="float">
            <text:p>6335.51</text:p>
          </table:table-cell>
          <table:table-cell table:style-name="ce11" table:formula="of:=AVERAGE([.I13:.K13])" office:value-type="float" office:value="6385.78666666667" calcext:value-type="float">
            <text:p>6385.7866666667</text:p>
          </table:table-cell>
          <table:table-cell table:style-name="ce13" table:formula="of:=[.A21]+[.B13]*[.B21]+[.C13]*[.C21]+[.D13]*[.D21]+[.E13]*[.E21]+[.F13]*[.F21]+[.G13]*[.G21]+[.H13]*[.H21]" office:value-type="float" office:value="6385.78666666667" calcext:value-type="float">
            <text:p>6385.7866666667</text:p>
          </table:table-cell>
          <table:table-cell table:style-name="ce15" table:formula="of:=([.M13]-[.I13])^2" office:value-type="float" office:value="12858.0480444445" calcext:value-type="float">
            <text:p>12858.0480444445</text:p>
          </table:table-cell>
          <table:table-cell table:style-name="ce15" table:formula="of:=([.M13]-[.J13])^2" office:value-type="float" office:value="3983.71361111113" calcext:value-type="float">
            <text:p>3983.7136111111</text:p>
          </table:table-cell>
          <table:table-cell table:style-name="ce15" table:formula="of:=([.M13]-[.K13])^2" office:value-type="float" office:value="2527.74321111111" calcext:value-type="float">
            <text:p>2527.7432111111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B14]*[.C14]" office:value-type="float" office:value="-1" calcext:value-type="float">
            <text:p>-1</text:p>
          </table:table-cell>
          <table:table-cell table:style-name="ce3" table:formula="of:=[.B14]*[.D14]" office:value-type="float" office:value="-1" calcext:value-type="float">
            <text:p>-1</text:p>
          </table:table-cell>
          <table:table-cell table:style-name="ce3" table:formula="of:=[.C14]*[.D14]" office:value-type="float" office:value="1" calcext:value-type="float">
            <text:p>1</text:p>
          </table:table-cell>
          <table:table-cell table:style-name="ce3" table:formula="of:=[.B14]*[.C14]*[.D14]" office:value-type="float" office:value="-1" calcext:value-type="float">
            <text:p>-1</text:p>
          </table:table-cell>
          <table:table-cell office:value-type="float" office:value="13099.4" calcext:value-type="float">
            <text:p>13099.4</text:p>
          </table:table-cell>
          <table:table-cell office:value-type="float" office:value="13540.36" calcext:value-type="float">
            <text:p>13540.36</text:p>
          </table:table-cell>
          <table:table-cell office:value-type="float" office:value="13546.07" calcext:value-type="float">
            <text:p>13546.07</text:p>
          </table:table-cell>
          <table:table-cell table:style-name="ce11" table:formula="of:=AVERAGE([.I14:.K14])" office:value-type="float" office:value="13395.2766666667" calcext:value-type="float">
            <text:p>13395.2766666667</text:p>
          </table:table-cell>
          <table:table-cell table:style-name="ce13" table:formula="of:=[.A21]+[.B14]*[.B21]+[.C14]*[.C21]+[.D14]*[.D21]+[.E14]*[.E21]+[.F14]*[.F21]+[.G14]*[.G21]+[.H14]*[.H21]" office:value-type="float" office:value="13395.2766666667" calcext:value-type="float">
            <text:p>13395.2766666667</text:p>
          </table:table-cell>
          <table:table-cell table:style-name="ce15" table:formula="of:=([.M14]-[.I14])^2" office:value-type="float" office:value="87543.0018777769" calcext:value-type="float">
            <text:p>87543.0018777769</text:p>
          </table:table-cell>
          <table:table-cell table:style-name="ce15" table:formula="of:=([.M14]-[.J14])^2" office:value-type="float" office:value="21049.1736111118" calcext:value-type="float">
            <text:p>21049.1736111118</text:p>
          </table:table-cell>
          <table:table-cell table:style-name="ce15" table:formula="of:=([.M14]-[.K14])^2" office:value-type="float" office:value="22738.6293777782" calcext:value-type="float">
            <text:p>22738.6293777782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table:formula="of:=[.B15]*[.C15]" office:value-type="float" office:value="-1" calcext:value-type="float">
            <text:p>-1</text:p>
          </table:table-cell>
          <table:table-cell table:style-name="ce3" table:formula="of:=[.B15]*[.D15]" office:value-type="float" office:value="-1" calcext:value-type="float">
            <text:p>-1</text:p>
          </table:table-cell>
          <table:table-cell table:style-name="ce3" table:formula="of:=[.C15]*[.D15]" office:value-type="float" office:value="1" calcext:value-type="float">
            <text:p>1</text:p>
          </table:table-cell>
          <table:table-cell table:style-name="ce3" table:formula="of:=[.B15]*[.C15]*[.D15]" office:value-type="float" office:value="1" calcext:value-type="float">
            <text:p>1</text:p>
          </table:table-cell>
          <table:table-cell office:value-type="float" office:value="3332.46" calcext:value-type="float">
            <text:p>3332.46</text:p>
          </table:table-cell>
          <table:table-cell office:value-type="float" office:value="3315.38" calcext:value-type="float">
            <text:p>3315.38</text:p>
          </table:table-cell>
          <table:table-cell office:value-type="float" office:value="3373.07" calcext:value-type="float">
            <text:p>3373.07</text:p>
          </table:table-cell>
          <table:table-cell table:style-name="ce11" table:formula="of:=AVERAGE([.I15:.K15])" office:value-type="float" office:value="3340.30333333333" calcext:value-type="float">
            <text:p>3340.3033333333</text:p>
          </table:table-cell>
          <table:table-cell table:style-name="ce13" table:formula="of:=[.A21]+[.B15]*[.B21]+[.C15]*[.C21]+[.D15]*[.D21]+[.E15]*[.E21]+[.F15]*[.F21]+[.G15]*[.G21]+[.H15]*[.H21]" office:value-type="float" office:value="3513.2" calcext:value-type="float">
            <text:p>3513.2</text:p>
          </table:table-cell>
          <table:table-cell table:style-name="ce15" table:formula="of:=([.M15]-[.I15])^2" office:value-type="float" office:value="32666.9476000004" calcext:value-type="float">
            <text:p>32666.9476000004</text:p>
          </table:table-cell>
          <table:table-cell table:style-name="ce15" table:formula="of:=([.M15]-[.J15])^2" office:value-type="float" office:value="39132.7524000004" calcext:value-type="float">
            <text:p>39132.7524000004</text:p>
          </table:table-cell>
          <table:table-cell table:style-name="ce15" table:formula="of:=([.M15]-[.K15])^2" office:value-type="float" office:value="19636.4169000003" calcext:value-type="float">
            <text:p>19636.4169000003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6]*[.C16]" office:value-type="float" office:value="-1" calcext:value-type="float">
            <text:p>-1</text:p>
          </table:table-cell>
          <table:table-cell table:style-name="ce3" table:formula="of:=[.B16]*[.D16]" office:value-type="float" office:value="1" calcext:value-type="float">
            <text:p>1</text:p>
          </table:table-cell>
          <table:table-cell table:style-name="ce3" table:formula="of:=[.C16]*[.D16]" office:value-type="float" office:value="-1" calcext:value-type="float">
            <text:p>-1</text:p>
          </table:table-cell>
          <table:table-cell table:style-name="ce3" table:formula="of:=[.B16]*[.C16]*[.D16]" office:value-type="float" office:value="-1" calcext:value-type="float">
            <text:p>-1</text:p>
          </table:table-cell>
          <table:table-cell office:value-type="float" office:value="6378.51" calcext:value-type="float">
            <text:p>6378.51</text:p>
          </table:table-cell>
          <table:table-cell office:value-type="float" office:value="6075.05" calcext:value-type="float">
            <text:p>6075.05</text:p>
          </table:table-cell>
          <table:table-cell office:value-type="float" office:value="6289.97" calcext:value-type="float">
            <text:p>6289.97</text:p>
          </table:table-cell>
          <table:table-cell table:style-name="ce11" table:formula="of:=AVERAGE([.I16:.K16])" office:value-type="float" office:value="6247.84333333333" calcext:value-type="float">
            <text:p>6247.8433333333</text:p>
          </table:table-cell>
          <table:table-cell table:style-name="ce13" table:formula="of:=[.A21]+[.B16]*[.B21]+[.C16]*[.C21]+[.D16]*[.D21]+[.E16]*[.E21]+[.F16]*[.F21]+[.G16]*[.G21]+[.H16]*[.H21]" office:value-type="float" office:value="6909.73" calcext:value-type="float">
            <text:p>6909.73</text:p>
          </table:table-cell>
          <table:table-cell table:style-name="ce15" table:formula="of:=([.M16]-[.I16])^2" office:value-type="float" office:value="282194.688400001" calcext:value-type="float">
            <text:p>282194.688400001</text:p>
          </table:table-cell>
          <table:table-cell table:style-name="ce15" table:formula="of:=([.M16]-[.J16])^2" office:value-type="float" office:value="696690.702400002" calcext:value-type="float">
            <text:p>696690.702400002</text:p>
          </table:table-cell>
          <table:table-cell table:style-name="ce15" table:formula="of:=([.M16]-[.K16])^2" office:value-type="float" office:value="384102.457600001" calcext:value-type="float">
            <text:p>384102.457600001</text:p>
          </table:table-cell>
          <table:table-cell table:number-columns-repeated="7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7]*[.C17]" office:value-type="float" office:value="1" calcext:value-type="float">
            <text:p>1</text:p>
          </table:table-cell>
          <table:table-cell table:style-name="ce3" table:formula="of:=[.B17]*[.D17]" office:value-type="float" office:value="-1" calcext:value-type="float">
            <text:p>-1</text:p>
          </table:table-cell>
          <table:table-cell table:style-name="ce3" table:formula="of:=[.C17]*[.D17]" office:value-type="float" office:value="-1" calcext:value-type="float">
            <text:p>-1</text:p>
          </table:table-cell>
          <table:table-cell table:style-name="ce3" table:formula="of:=[.B17]*[.C17]*[.D17]" office:value-type="float" office:value="-1" calcext:value-type="float">
            <text:p>-1</text:p>
          </table:table-cell>
          <table:table-cell office:value-type="float" office:value="6181.62" calcext:value-type="float">
            <text:p>6181.62</text:p>
          </table:table-cell>
          <table:table-cell office:value-type="float" office:value="6230.24" calcext:value-type="float">
            <text:p>6230.24</text:p>
          </table:table-cell>
          <table:table-cell office:value-type="float" office:value="6289.12" calcext:value-type="float">
            <text:p>6289.12</text:p>
          </table:table-cell>
          <table:table-cell table:style-name="ce11" table:formula="of:=AVERAGE([.I17:.K17])" office:value-type="float" office:value="6233.66" calcext:value-type="float">
            <text:p>6233.66</text:p>
          </table:table-cell>
          <table:table-cell table:style-name="ce13" table:formula="of:=[.A21]+[.B17]*[.B21]+[.C17]*[.C21]+[.D17]*[.D21]+[.E17]*[.E21]+[.F17]*[.F21]+[.G17]*[.G21]+[.H17]*[.H21]" office:value-type="float" office:value="6335.51" calcext:value-type="float">
            <text:p>6335.51</text:p>
          </table:table-cell>
          <table:table-cell table:style-name="ce15" table:formula="of:=([.M17]-[.I17])^2" office:value-type="float" office:value="23682.1321000001" calcext:value-type="float">
            <text:p>23682.1321000001</text:p>
          </table:table-cell>
          <table:table-cell table:style-name="ce15" table:formula="of:=([.M17]-[.J17])^2" office:value-type="float" office:value="11081.7729000001" calcext:value-type="float">
            <text:p>11081.7729000001</text:p>
          </table:table-cell>
          <table:table-cell table:style-name="ce15" table:formula="of:=([.M17]-[.K17])^2" office:value-type="float" office:value="2152.03210000003" calcext:value-type="float">
            <text:p>2152.0321</text:p>
          </table:table-cell>
          <table:table-cell table:number-columns-repeated="7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style-name="ce3" table:formula="of:=[.B18]*[.C18]" office:value-type="float" office:value="1" calcext:value-type="float">
            <text:p>1</text:p>
          </table:table-cell>
          <table:table-cell table:style-name="ce3" table:formula="of:=[.B18]*[.D18]" office:value-type="float" office:value="1" calcext:value-type="float">
            <text:p>1</text:p>
          </table:table-cell>
          <table:table-cell table:style-name="ce3" table:formula="of:=[.C18]*[.D18]" office:value-type="float" office:value="1" calcext:value-type="float">
            <text:p>1</text:p>
          </table:table-cell>
          <table:table-cell table:style-name="ce3" table:formula="of:=[.B18]*[.C18]*[.D18]" office:value-type="float" office:value="1" calcext:value-type="float">
            <text:p>1</text:p>
          </table:table-cell>
          <table:table-cell office:value-type="float" office:value="12403.83" calcext:value-type="float">
            <text:p>12403.83</text:p>
          </table:table-cell>
          <table:table-cell office:value-type="float" office:value="11694.48" calcext:value-type="float">
            <text:p>11694.48</text:p>
          </table:table-cell>
          <table:table-cell office:value-type="float" office:value="12149.57" calcext:value-type="float">
            <text:p>12149.57</text:p>
          </table:table-cell>
          <table:table-cell table:style-name="ce11" table:formula="of:=AVERAGE([.I18:.K18])" office:value-type="float" office:value="12082.6266666667" calcext:value-type="float">
            <text:p>12082.6266666667</text:p>
          </table:table-cell>
          <table:table-cell table:style-name="ce13" table:formula="of:=[.A21]+[.B18]*[.B21]+[.C18]*[.C21]+[.D18]*[.D21]+[.E18]*[.E21]+[.F18]*[.F21]+[.G18]*[.G21]+[.H18]*[.H21]" office:value-type="float" office:value="13546.07" calcext:value-type="float">
            <text:p>13546.07</text:p>
          </table:table-cell>
          <table:table-cell table:style-name="ce15" table:formula="of:=([.M18]-[.I18])^2" office:value-type="float" office:value="1304712.2176" calcext:value-type="float">
            <text:p>1304712.2176</text:p>
          </table:table-cell>
          <table:table-cell table:style-name="ce15" table:formula="of:=([.M18]-[.J18])^2" office:value-type="float" office:value="3428385.5281" calcext:value-type="float">
            <text:p>3428385.5281</text:p>
          </table:table-cell>
          <table:table-cell table:style-name="ce15" table:formula="of:=([.M18]-[.K18])^2" office:value-type="float" office:value="1950212.25" calcext:value-type="float">
            <text:p>1950212.25</text:p>
          </table:table-cell>
          <table:table-cell table:number-columns-repeated="2"/>
          <table:table-cell table:style-name="ce6" office:value-type="string" calcext:value-type="string">
            <text:p>deviation of errors</text:p>
          </table:table-cell>
          <table:table-cell table:style-name="ce21" office:value-type="string" calcext:value-type="string">
            <text:p>deviation of effects:</text:p>
          </table:table-cell>
          <table:table-cell table:style-name="ce10" office:value-type="string" calcext:value-type="string">
            <text:p>Degrees of freedom for 2^3(3-1) = 16</text:p>
          </table:table-cell>
          <table:table-cell table:style-name="ce8" office:value-type="string" calcext:value-type="string">
            <text:p>lower bound</text:p>
          </table:table-cell>
          <table:table-cell table:style-name="ce8" office:value-type="string" calcext:value-type="string">
            <text:p>upper bound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>
            <text:p>Effects:</text:p>
          </table:table-cell>
          <table:table-cell table:style-name="ce16" office:value-type="string" calcext:value-type="string">
            <text:p>SSE:</text:p>
          </table:table-cell>
          <table:table-cell table:style-name="ce18" table:formula="of:=SUM([.N11:.P18])" office:value-type="float" office:value="8395384.20970001" calcext:value-type="float">
            <text:p>8395384.20970001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19]/[.P28]" office:value-type="percentage" office:value="0.025588886599295" calcext:value-type="percentage">
            <text:p>2.56%</text:p>
          </table:table-cell>
          <table:table-cell table:style-name="ce3" table:formula="of:=SQRT([.P19]/(8*(3-1)))" office:value-type="float" office:value="724.369735084405" calcext:value-type="float">
            <text:p>724.3697350844</text:p>
          </table:table-cell>
          <table:table-cell table:style-name="ce22"/>
          <table:table-cell table:style-name="ce11"/>
          <table:table-cell table:style-name="ce23" table:number-columns-repeated="2"/>
        </table:table-row>
        <table:table-row table:style-name="ro1">
          <table:table-cell table:style-name="ce4" table:formula="of:=[.A11]*[.L11]+[.A12]*[.L12]+[.A13]*[.L13]+[.A14]*[.L14]+[.A15]*[.K11]+[.A16]*[.K12]+[.A17]*[.K13]+[.A18]*[.K14]" office:value-type="float" office:value="60661.3" calcext:value-type="float">
            <text:p>60661.3</text:p>
          </table:table-cell>
          <table:table-cell table:style-name="ce4" table:formula="of:=[.B11]*[.L11]+[.B12]*[.L12]+[.B13]*[.L13]+[.B14]*[.L14]+[.B15]*[.K11]+[.B16]*[.K12]+[.B17]*[.K13]+[.B18]*[.K14]" office:value-type="float" office:value="-52.2800000000007" calcext:value-type="float">
            <text:p>-52.28</text:p>
          </table:table-cell>
          <table:table-cell table:style-name="ce4" table:formula="of:=[.C11]*[.L11]+[.C12]*[.L12]+[.C13]*[.L13]+[.C14]*[.L14]+[.C15]*[.K11]+[.C16]*[.K12]+[.C17]*[.K13]+[.C18]*[.K14]" office:value-type="float" office:value="18663.9866666667" calcext:value-type="float">
            <text:p>18663.9866666667</text:p>
          </table:table-cell>
          <table:table-cell table:style-name="ce4" table:formula="of:=[.D11]*[.L11]+[.D12]*[.L12]+[.D13]*[.L13]+[.D14]*[.L14]+[.D15]*[.K11]+[.D16]*[.K12]+[.D17]*[.K13]+[.D18]*[.K14]" office:value-type="float" office:value="21272.1866666667" calcext:value-type="float">
            <text:p>21272.1866666667</text:p>
          </table:table-cell>
          <table:table-cell table:style-name="ce4" table:formula="of:=[.E11]*[.L11]+[.E12]*[.L12]+[.E13]*[.L13]+[.E14]*[.L14]+[.E15]*[.K11]+[.E16]*[.K12]+[.E17]*[.K13]+[.E18]*[.K14]" office:value-type="float" office:value="253.313333333333" calcext:value-type="float">
            <text:p>253.3133333333</text:p>
          </table:table-cell>
          <table:table-cell table:style-name="ce4" table:formula="of:=[.F11]*[.L11]+[.F12]*[.L12]+[.F13]*[.L13]+[.F14]*[.L14]+[.F15]*[.K11]+[.F16]*[.K12]+[.F17]*[.K13]+[.F18]*[.K14]" office:value-type="float" office:value="-58.0066666666662" calcext:value-type="float">
            <text:p>-58.0066666667</text:p>
          </table:table-cell>
          <table:table-cell table:style-name="ce4" table:formula="of:=[.G11]*[.L11]+[.G12]*[.L12]+[.G13]*[.L13]+[.G14]*[.L14]+[.G15]*[.K11]+[.G16]*[.K12]+[.G17]*[.K13]+[.G18]*[.K14]" office:value-type="float" office:value="7167.91333333333" calcext:value-type="float">
            <text:p>7167.9133333333</text:p>
          </table:table-cell>
          <table:table-cell table:style-name="ce4" table:formula="of:=[.H11]*[.L11]+[.H12]*[.L12]+[.H13]*[.L13]+[.H14]*[.L14]+[.H15]*[.K11]+[.H16]*[.K12]+[.H17]*[.K13]+[.H18]*[.K14]" office:value-type="float" office:value="460.146666666667" calcext:value-type="float">
            <text:p>460.1466666667</text:p>
          </table:table-cell>
          <table:table-cell table:style-name="ce9" table:number-columns-repeated="4"/>
          <table:table-cell/>
          <table:table-cell table:style-name="ce3" table:formula="of:=[.B21]" office:value-type="float" office:value="-6.53500000000008" calcext:value-type="float">
            <text:p>-6.535</text:p>
          </table:table-cell>
          <table:table-cell table:style-name="ce16" office:value-type="string" calcext:value-type="string">
            <text:p>SSA:</text:p>
          </table:table-cell>
          <table:table-cell table:style-name="ce18" table:formula="of:=8*3*[.B21]*[.B21]" office:value-type="float" office:value="1024.94940000003" calcext:value-type="float">
            <text:p>1024.9494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0]/[.P28]" office:value-type="percentage" office:value="0.00000312401592488324" calcext:value-type="percentage">
            <text:p>0.00%</text:p>
          </table:table-cell>
          <table:table-cell table:style-name="ce3"/>
          <table:table-cell table:style-name="ce22" table:formula="of:=[.S19]/SQRT(8*3)" office:value-type="float" office:value="147.861353005985" calcext:value-type="float">
            <text:p>147.861353006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0]-[.T20]*[.U20]" office:value-type="float" office:value="-264.700922348449" calcext:value-type="float">
            <text:p>-264.7009223484</text:p>
          </table:table-cell>
          <table:table-cell table:style-name="ce23" table:formula="of:=[.N20]+[.T20]*[.U20]" office:value-type="float" office:value="251.630922348449" calcext:value-type="float">
            <text:p>251.6309223484</text:p>
          </table:table-cell>
        </table:table-row>
        <table:table-row table:style-name="ro1">
          <table:table-cell table:style-name="ce5" table:formula="of:=[.A20]/8" office:value-type="float" office:value="7582.6625" calcext:value-type="float">
            <text:p>7582.6625</text:p>
          </table:table-cell>
          <table:table-cell table:style-name="ce5" table:formula="of:=[.B20]/8" office:value-type="float" office:value="-6.53500000000008" calcext:value-type="float">
            <text:p>-6.535</text:p>
          </table:table-cell>
          <table:table-cell table:style-name="ce5" table:formula="of:=[.C20]/8" office:value-type="float" office:value="2332.99833333333" calcext:value-type="float">
            <text:p>2332.9983333333</text:p>
          </table:table-cell>
          <table:table-cell table:style-name="ce5" table:formula="of:=[.D20]/8" office:value-type="float" office:value="2659.02333333333" calcext:value-type="float">
            <text:p>2659.0233333333</text:p>
          </table:table-cell>
          <table:table-cell table:style-name="ce5" table:formula="of:=[.E20]/8" office:value-type="float" office:value="31.6641666666667" calcext:value-type="float">
            <text:p>31.6641666667</text:p>
          </table:table-cell>
          <table:table-cell table:style-name="ce5" table:formula="of:=[.F20]/8" office:value-type="float" office:value="-7.25083333333328" calcext:value-type="float">
            <text:p>-7.2508333333</text:p>
          </table:table-cell>
          <table:table-cell table:style-name="ce5" table:formula="of:=[.G20]/8" office:value-type="float" office:value="895.989166666667" calcext:value-type="float">
            <text:p>895.9891666667</text:p>
          </table:table-cell>
          <table:table-cell table:style-name="ce5" table:formula="of:=[.H20]/8" office:value-type="float" office:value="57.5183333333334" calcext:value-type="float">
            <text:p>57.5183333333</text:p>
          </table:table-cell>
          <table:table-cell table:number-columns-repeated="5"/>
          <table:table-cell table:style-name="ce3" table:formula="of:=[.C21]" office:value-type="float" office:value="2332.99833333333" calcext:value-type="float">
            <text:p>2332.9983333333</text:p>
          </table:table-cell>
          <table:table-cell table:style-name="ce16" office:value-type="string" calcext:value-type="string">
            <text:p>SSB:</text:p>
          </table:table-cell>
          <table:table-cell table:style-name="ce18" table:formula="of:=8*3*[.C21]*[.C21]" office:value-type="float" office:value="130629149.360067" calcext:value-type="float">
            <text:p>130629149.360067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1]/[.P28]" office:value-type="percentage" office:value="0.398153843355379" calcext:value-type="percentage">
            <text:p>39.82%</text:p>
          </table:table-cell>
          <table:table-cell table:style-name="ce3"/>
          <table:table-cell table:style-name="ce22" table:formula="of:=[.S19]/SQRT(8*3)" office:value-type="float" office:value="147.861353005985" calcext:value-type="float">
            <text:p>147.861353006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1]-[.T21]*[.U21]" office:value-type="float" office:value="2074.83241098488" calcext:value-type="float">
            <text:p>2074.8324109849</text:p>
          </table:table-cell>
          <table:table-cell table:style-name="ce23" table:formula="of:=[.N21]+[.T21]*[.U21]" office:value-type="float" office:value="2591.16425568178" calcext:value-type="float">
            <text:p>2591.1642556818</text:p>
          </table:table-cell>
        </table:table-row>
        <table:table-row table:style-name="ro1">
          <table:table-cell table:number-columns-repeated="13"/>
          <table:table-cell table:style-name="ce3" table:formula="of:=[.D21]" office:value-type="float" office:value="2659.02333333333" calcext:value-type="float">
            <text:p>2659.0233333333</text:p>
          </table:table-cell>
          <table:table-cell table:style-name="ce16" office:value-type="string" calcext:value-type="string">
            <text:p>SSC:</text:p>
          </table:table-cell>
          <table:table-cell table:style-name="ce18" table:formula="of:=8*3*[.D21]*[.D21]" office:value-type="float" office:value="169689722.093067" calcext:value-type="float">
            <text:p>169689722.093067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2]/[.P28]" office:value-type="percentage" office:value="0.517209331609676" calcext:value-type="percentage">
            <text:p>51.72%</text:p>
          </table:table-cell>
          <table:table-cell table:style-name="ce3"/>
          <table:table-cell table:style-name="ce22" table:formula="of:=[.S19]/SQRT(8*3)" office:value-type="float" office:value="147.861353005985" calcext:value-type="float">
            <text:p>147.861353006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2]-[.T22]*[.U22]" office:value-type="float" office:value="2400.85741098488" calcext:value-type="float">
            <text:p>2400.8574109849</text:p>
          </table:table-cell>
          <table:table-cell table:style-name="ce23" table:formula="of:=[.N22]+[.T22]*[.U22]" office:value-type="float" office:value="2917.18925568178" calcext:value-type="float">
            <text:p>2917.1892556818</text:p>
          </table:table-cell>
        </table:table-row>
        <table:table-row table:style-name="ro1">
          <table:table-cell table:number-columns-repeated="13"/>
          <table:table-cell table:style-name="ce3" table:formula="of:=[.E21]" office:value-type="float" office:value="31.6641666666667" calcext:value-type="float">
            <text:p>31.6641666667</text:p>
          </table:table-cell>
          <table:table-cell table:style-name="ce16" office:value-type="string" calcext:value-type="string">
            <text:p>SSAB:</text:p>
          </table:table-cell>
          <table:table-cell table:style-name="ce18" table:formula="of:=8*3*[.E21]*[.E21]" office:value-type="float" office:value="24062.8668166667" calcext:value-type="float">
            <text:p>24062.8668166667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3]/[.P28]" office:value-type="percentage" office:value="0.0000733429173514413" calcext:value-type="percentage">
            <text:p>0.01%</text:p>
          </table:table-cell>
          <table:table-cell table:style-name="ce3"/>
          <table:table-cell table:style-name="ce22" table:formula="of:=[.S19]/SQRT(8*3)" office:value-type="float" office:value="147.861353005985" calcext:value-type="float">
            <text:p>147.861353006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3]-[.T23]*[.U23]" office:value-type="float" office:value="-226.501755681783" calcext:value-type="float">
            <text:p>-226.5017556818</text:p>
          </table:table-cell>
          <table:table-cell table:style-name="ce23" table:formula="of:=[.N23]+[.T23]*[.U23]" office:value-type="float" office:value="289.830089015116" calcext:value-type="float">
            <text:p>289.8300890151</text:p>
          </table:table-cell>
        </table:table-row>
        <table:table-row table:style-name="ro1">
          <table:table-cell table:number-columns-repeated="13"/>
          <table:table-cell table:style-name="ce3" table:formula="of:=[.F21]" office:value-type="float" office:value="-7.25083333333328" calcext:value-type="float">
            <text:p>-7.2508333333</text:p>
          </table:table-cell>
          <table:table-cell table:style-name="ce16" office:value-type="string" calcext:value-type="string">
            <text:p>SSAC:</text:p>
          </table:table-cell>
          <table:table-cell table:style-name="ce18" table:formula="of:=8*3*[.F21]*[.F21]" office:value-type="float" office:value="1261.79001666665" calcext:value-type="float">
            <text:p>1261.7900166667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4]/[.P28]" office:value-type="percentage" office:value="0.0000038458992277328" calcext:value-type="percentage">
            <text:p>0.00%</text:p>
          </table:table-cell>
          <table:table-cell table:style-name="ce3"/>
          <table:table-cell table:style-name="ce22" table:formula="of:=[.S19]/SQRT(8*3)" office:value-type="float" office:value="147.861353005985" calcext:value-type="float">
            <text:p>147.861353006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4]-[.T24]*[.U24]" office:value-type="float" office:value="-265.416755681783" calcext:value-type="float">
            <text:p>-265.4167556818</text:p>
          </table:table-cell>
          <table:table-cell table:style-name="ce23" table:formula="of:=[.N24]+[.T24]*[.U24]" office:value-type="float" office:value="250.915089015116" calcext:value-type="float">
            <text:p>250.9150890151</text:p>
          </table:table-cell>
        </table:table-row>
        <table:table-row table:style-name="ro1">
          <table:table-cell table:number-columns-repeated="13"/>
          <table:table-cell table:style-name="ce3" table:formula="of:=[.G21]" office:value-type="float" office:value="895.989166666667" calcext:value-type="float">
            <text:p>895.9891666667</text:p>
          </table:table-cell>
          <table:table-cell table:style-name="ce16" office:value-type="string" calcext:value-type="string">
            <text:p>SSBC:</text:p>
          </table:table-cell>
          <table:table-cell table:style-name="ce18" table:formula="of:=8*3*[.G21]*[.G21]" office:value-type="float" office:value="19267118.0828167" calcext:value-type="float">
            <text:p>19267118.0828167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5]/[.P28]" office:value-type="percentage" office:value="0.0587256148618884" calcext:value-type="percentage">
            <text:p>5.87%</text:p>
          </table:table-cell>
          <table:table-cell table:style-name="ce3"/>
          <table:table-cell table:style-name="ce22" table:formula="of:=[.S19]/SQRT(8*3)" office:value-type="float" office:value="147.861353005985" calcext:value-type="float">
            <text:p>147.861353006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5]-[.T25]*[.U25]" office:value-type="float" office:value="637.823244318217" calcext:value-type="float">
            <text:p>637.8232443182</text:p>
          </table:table-cell>
          <table:table-cell table:style-name="ce23" table:formula="of:=[.N25]+[.T25]*[.U25]" office:value-type="float" office:value="1154.15508901512" calcext:value-type="float">
            <text:p>1154.1550890151</text:p>
          </table:table-cell>
        </table:table-row>
        <table:table-row table:style-name="ro1">
          <table:table-cell table:number-columns-repeated="13"/>
          <table:table-cell table:formula="of:=[.H21]" office:value-type="float" office:value="57.5183333333334" calcext:value-type="float">
            <text:p>57.5183333333</text:p>
          </table:table-cell>
          <table:table-cell table:style-name="ce16" office:value-type="string" calcext:value-type="string">
            <text:p>SSABC:</text:p>
          </table:table-cell>
          <table:table-cell table:style-name="ce18" table:formula="of:=8*3*[.H21]*[.H21]" office:value-type="float" office:value="79400.6080666669" calcext:value-type="float">
            <text:p>79400.6080666669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6]/[.P28]" office:value-type="percentage" office:value="0.000242010741257738" calcext:value-type="percentage">
            <text:p>0.02%</text:p>
          </table:table-cell>
          <table:table-cell table:style-name="ce3"/>
          <table:table-cell table:style-name="ce22" table:formula="of:=[.S19]/SQRT(8*3)" office:value-type="float" office:value="147.861353005985" calcext:value-type="float">
            <text:p>147.861353006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6]-[.T26]*[.U26]" office:value-type="float" office:value="-200.647589015116" calcext:value-type="float">
            <text:p>-200.6475890151</text:p>
          </table:table-cell>
          <table:table-cell table:style-name="ce23" table:formula="of:=[.N26]+[.T26]*[.U26]" office:value-type="float" office:value="315.684255681783" calcext:value-type="float">
            <text:p>315.6842556818</text:p>
          </table:table-cell>
        </table:table-row>
        <table:table-row table:style-name="ro1">
          <table:table-cell table:number-columns-repeated="13"/>
          <table:table-cell table:style-name="ce5" table:formula="of:=[.A21]" office:value-type="float" office:value="7582.6625" calcext:value-type="float">
            <text:p>7582.6625</text:p>
          </table:table-cell>
          <table:table-cell table:number-columns-repeated="5"/>
          <table:table-cell table:style-name="ce22" table:formula="of:=[.S19]/SQRT(8*3)" office:value-type="float" office:value="147.861353005985" calcext:value-type="float">
            <text:p>147.861353006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7]-[.T27]*[.U27]" office:value-type="float" office:value="7324.49657765155" calcext:value-type="float">
            <text:p>7324.4965776516</text:p>
          </table:table-cell>
          <table:table-cell table:style-name="ce23" table:formula="of:=[.N27]+[.T27]*[.U27]" office:value-type="float" office:value="7840.82842234845" calcext:value-type="float">
            <text:p>7840.8284223485</text:p>
          </table:table-cell>
        </table:table-row>
        <table:table-row table:style-name="ro1">
          <table:table-cell table:number-columns-repeated="14"/>
          <table:table-cell table:style-name="ce17" office:value-type="string" calcext:value-type="string">
            <text:p>SST:</text:p>
          </table:table-cell>
          <table:table-cell table:style-name="ce19" table:formula="of:=SUM([.P19:.P26])" office:value-type="float" office:value="328087123.95995" calcext:value-type="float">
            <text:p>328087123.95995</text:p>
          </table:table-cell>
          <table:table-cell table:number-columns-repeated="7"/>
        </table:table-row>
      </table:table>
      <table:table table:name="SET only response tim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HROUGHPUT FOR GET ONLY</text:p>
          </table:table-cell>
          <table:covered-table-cell table:number-columns-repeated="2"/>
          <table:table-cell table:number-columns-repeated="20"/>
        </table:table-row>
        <table:table-row table:style-name="ro1">
          <table:table-cell table:style-name="ce1"/>
          <table:table-cell table:number-columns-repeated="22"/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9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 table:number-rows-repeated="2">
          <table:table-cell table:style-name="ce1"/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 table:style-name="ce7"/>
          <table:table-cell table:number-columns-repeated="14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6" office:value-type="string" calcext:value-type="string">
            <text:p>A: servers</text:p>
          </table:table-cell>
          <table:table-cell table:style-name="ce6" office:value-type="string" calcext:value-type="string">
            <text:p>B: middlewares</text:p>
          </table:table-cell>
          <table:table-cell table:style-name="ce6" office:value-type="string" calcext:value-type="string">
            <text:p>C: workers</text:p>
          </table:table-cell>
          <table:table-cell table:style-name="ce6" office:value-type="string" calcext:value-type="string">
            <text:p>AB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ABC</text:p>
          </table:table-cell>
          <table:table-cell table:style-name="ce8" office:value-type="string" calcext:value-type="string">
            <text:p>rep1</text:p>
          </table:table-cell>
          <table:table-cell table:style-name="ce8" office:value-type="string" calcext:value-type="string">
            <text:p>rep2</text:p>
          </table:table-cell>
          <table:table-cell table:style-name="ce8" office:value-type="string" calcext:value-type="string">
            <text:p>rep3</text:p>
          </table:table-cell>
          <table:table-cell table:style-name="ce10" office:value-type="string" calcext:value-type="string">
            <text:p>mean y</text:p>
          </table:table-cell>
          <table:table-cell table:style-name="ce12" office:value-type="string" calcext:value-type="string">
            <text:p>estimated y</text:p>
          </table:table-cell>
          <table:table-cell table:style-name="ce14" office:value-type="string" calcext:value-type="string">
            <text:p>(y_e – rep1)^2</text:p>
          </table:table-cell>
          <table:table-cell table:style-name="ce14" office:value-type="string" calcext:value-type="string">
            <text:p>(y_e – rep2)^2</text:p>
          </table:table-cell>
          <table:table-cell table:style-name="ce14" office:value-type="string" calcext:value-type="string">
            <text:p>(y_e – rep3)^2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table:formula="of:=[.B11]*[.C11]" office:value-type="float" office:value="1" calcext:value-type="float">
            <text:p>1</text:p>
          </table:table-cell>
          <table:table-cell table:style-name="ce3" table:formula="of:=[.B11]*[.D11]" office:value-type="float" office:value="1" calcext:value-type="float">
            <text:p>1</text:p>
          </table:table-cell>
          <table:table-cell table:style-name="ce3" table:formula="of:=[.C11]*[.D11]" office:value-type="float" office:value="1" calcext:value-type="float">
            <text:p>1</text:p>
          </table:table-cell>
          <table:table-cell table:style-name="ce3" table:formula="of:=[.B11]*[.C11]*[.D11]" office:value-type="float" office:value="-1" calcext:value-type="float">
            <text:p>-1</text:p>
          </table:table-cell>
          <table:table-cell office:value-type="float" office:value="55.96" calcext:value-type="float">
            <text:p>55.96</text:p>
          </table:table-cell>
          <table:table-cell office:value-type="float" office:value="55.8883333333" calcext:value-type="float">
            <text:p>55.8883333333</text:p>
          </table:table-cell>
          <table:table-cell office:value-type="float" office:value="54.6483333333" calcext:value-type="float">
            <text:p>54.6483333333</text:p>
          </table:table-cell>
          <table:table-cell table:style-name="ce11" table:formula="of:=AVERAGE([.I11:.K11])" office:value-type="float" office:value="55.4988888888667" calcext:value-type="float">
            <text:p>55.4988888889</text:p>
          </table:table-cell>
          <table:table-cell table:style-name="ce13" table:formula="of:=[.A21]+[.B11]*[.B21]+[.C11]*[.C21]+[.D11]*[.D21]+[.E11]*[.E21]+[.F11]*[.F21]+[.G11]*[.G21]+[.H11]*[.H21]" office:value-type="float" office:value="55.4988888888667" calcext:value-type="float">
            <text:p>55.4988888889</text:p>
          </table:table-cell>
          <table:table-cell table:style-name="ce15" table:formula="of:=([.M11]-[.I11])^2" office:value-type="float" office:value="0.212623456810625" calcext:value-type="float">
            <text:p>0.2126234568</text:p>
          </table:table-cell>
          <table:table-cell table:style-name="ce15" table:formula="of:=([.M11]-[.J11])^2" office:value-type="float" office:value="0.151666975299991" calcext:value-type="float">
            <text:p>0.1516669753</text:p>
          </table:table-cell>
          <table:table-cell table:style-name="ce15" table:formula="of:=([.M11]-[.K11])^2" office:value-type="float" office:value="0.723444753105305" calcext:value-type="float">
            <text:p>0.7234447531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2]*[.C12]" office:value-type="float" office:value="1" calcext:value-type="float">
            <text:p>1</text:p>
          </table:table-cell>
          <table:table-cell table:style-name="ce3" table:formula="of:=[.B12]*[.D12]" office:value-type="float" office:value="-1" calcext:value-type="float">
            <text:p>-1</text:p>
          </table:table-cell>
          <table:table-cell table:style-name="ce3" table:formula="of:=[.C12]*[.D12]" office:value-type="float" office:value="-1" calcext:value-type="float">
            <text:p>-1</text:p>
          </table:table-cell>
          <table:table-cell table:style-name="ce3" table:formula="of:=[.B12]*[.C12]*[.D12]" office:value-type="float" office:value="1" calcext:value-type="float">
            <text:p>1</text:p>
          </table:table-cell>
          <table:table-cell office:value-type="float" office:value="26.7166666667" calcext:value-type="float">
            <text:p>26.7166666667</text:p>
          </table:table-cell>
          <table:table-cell office:value-type="float" office:value="26.47" calcext:value-type="float">
            <text:p>26.47</text:p>
          </table:table-cell>
          <table:table-cell office:value-type="float" office:value="27.73" calcext:value-type="float">
            <text:p>27.73</text:p>
          </table:table-cell>
          <table:table-cell table:style-name="ce11" table:formula="of:=AVERAGE([.I12:.K12])" office:value-type="float" office:value="26.9722222222333" calcext:value-type="float">
            <text:p>26.9722222222</text:p>
          </table:table-cell>
          <table:table-cell table:style-name="ce13" table:formula="of:=[.A21]+[.B12]*[.B21]+[.C12]*[.C21]+[.D12]*[.D21]+[.E12]*[.E21]+[.F12]*[.F21]+[.G12]*[.G21]+[.H12]*[.H21]" office:value-type="float" office:value="26.9722222222333" calcext:value-type="float">
            <text:p>26.9722222222</text:p>
          </table:table-cell>
          <table:table-cell table:style-name="ce15" table:formula="of:=([.M12]-[.I12])^2" office:value-type="float" office:value="0.0653086419639511" calcext:value-type="float">
            <text:p>0.065308642</text:p>
          </table:table-cell>
          <table:table-cell table:style-name="ce15" table:formula="of:=([.M12]-[.J12])^2" office:value-type="float" office:value="0.25222716050499" calcext:value-type="float">
            <text:p>0.2522271605</text:p>
          </table:table-cell>
          <table:table-cell table:style-name="ce15" table:formula="of:=([.M12]-[.K12])^2" office:value-type="float" office:value="0.574227160476987" calcext:value-type="float">
            <text:p>0.5742271605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3]*[.C13]" office:value-type="float" office:value="-1" calcext:value-type="float">
            <text:p>-1</text:p>
          </table:table-cell>
          <table:table-cell table:style-name="ce3" table:formula="of:=[.B13]*[.D13]" office:value-type="float" office:value="1" calcext:value-type="float">
            <text:p>1</text:p>
          </table:table-cell>
          <table:table-cell table:style-name="ce3" table:formula="of:=[.C13]*[.D13]" office:value-type="float" office:value="-1" calcext:value-type="float">
            <text:p>-1</text:p>
          </table:table-cell>
          <table:table-cell table:style-name="ce3" table:formula="of:=[.B13]*[.C13]*[.D13]" office:value-type="float" office:value="1" calcext:value-type="float">
            <text:p>1</text:p>
          </table:table-cell>
          <table:table-cell office:value-type="float" office:value="29.7533333333" calcext:value-type="float">
            <text:p>29.7533333333</text:p>
          </table:table-cell>
          <table:table-cell office:value-type="float" office:value="30.5" calcext:value-type="float">
            <text:p>30.5</text:p>
          </table:table-cell>
          <table:table-cell office:value-type="float" office:value="30.4633333333" calcext:value-type="float">
            <text:p>30.4633333333</text:p>
          </table:table-cell>
          <table:table-cell table:style-name="ce11" table:formula="of:=AVERAGE([.I13:.K13])" office:value-type="float" office:value="30.2388888888667" calcext:value-type="float">
            <text:p>30.2388888889</text:p>
          </table:table-cell>
          <table:table-cell table:style-name="ce13" table:formula="of:=[.A21]+[.B13]*[.B21]+[.C13]*[.C21]+[.D13]*[.D21]+[.E13]*[.E21]+[.F13]*[.F21]+[.G13]*[.G21]+[.H13]*[.H21]" office:value-type="float" office:value="30.2388888888667" calcext:value-type="float">
            <text:p>30.2388888889</text:p>
          </table:table-cell>
          <table:table-cell table:style-name="ce15" table:formula="of:=([.M13]-[.I13])^2" office:value-type="float" office:value="0.235764197541654" calcext:value-type="float">
            <text:p>0.2357641975</text:p>
          </table:table-cell>
          <table:table-cell table:style-name="ce15" table:formula="of:=([.M13]-[.J13])^2" office:value-type="float" office:value="0.0681790123572849" calcext:value-type="float">
            <text:p>0.0681790124</text:p>
          </table:table-cell>
          <table:table-cell table:style-name="ce15" table:formula="of:=([.M13]-[.K13])^2" office:value-type="float" office:value="0.0503753086369883" calcext:value-type="float">
            <text:p>0.0503753086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B14]*[.C14]" office:value-type="float" office:value="-1" calcext:value-type="float">
            <text:p>-1</text:p>
          </table:table-cell>
          <table:table-cell table:style-name="ce3" table:formula="of:=[.B14]*[.D14]" office:value-type="float" office:value="-1" calcext:value-type="float">
            <text:p>-1</text:p>
          </table:table-cell>
          <table:table-cell table:style-name="ce3" table:formula="of:=[.C14]*[.D14]" office:value-type="float" office:value="1" calcext:value-type="float">
            <text:p>1</text:p>
          </table:table-cell>
          <table:table-cell table:style-name="ce3" table:formula="of:=[.B14]*[.C14]*[.D14]" office:value-type="float" office:value="-1" calcext:value-type="float">
            <text:p>-1</text:p>
          </table:table-cell>
          <table:table-cell office:value-type="float" office:value="14.705" calcext:value-type="float">
            <text:p>14.705</text:p>
          </table:table-cell>
          <table:table-cell office:value-type="float" office:value="14.1833333333" calcext:value-type="float">
            <text:p>14.1833333333</text:p>
          </table:table-cell>
          <table:table-cell office:value-type="float" office:value="14.0416666667" calcext:value-type="float">
            <text:p>14.0416666667</text:p>
          </table:table-cell>
          <table:table-cell table:style-name="ce11" table:formula="of:=AVERAGE([.I14:.K14])" office:value-type="float" office:value="14.31" calcext:value-type="float">
            <text:p>14.31</text:p>
          </table:table-cell>
          <table:table-cell table:style-name="ce13" table:formula="of:=[.A21]+[.B14]*[.B21]+[.C14]*[.C21]+[.D14]*[.D21]+[.E14]*[.E21]+[.F14]*[.F21]+[.G14]*[.G21]+[.H14]*[.H21]" office:value-type="float" office:value="14.31" calcext:value-type="float">
            <text:p>14.31</text:p>
          </table:table-cell>
          <table:table-cell table:style-name="ce15" table:formula="of:=([.M14]-[.I14])^2" office:value-type="float" office:value="0.156025000000002" calcext:value-type="float">
            <text:p>0.156025</text:p>
          </table:table-cell>
          <table:table-cell table:style-name="ce15" table:formula="of:=([.M14]-[.J14])^2" office:value-type="float" office:value="0.0160444444528881" calcext:value-type="float">
            <text:p>0.0160444445</text:p>
          </table:table-cell>
          <table:table-cell table:style-name="ce15" table:formula="of:=([.M14]-[.K14])^2" office:value-type="float" office:value="0.0720027777598876" calcext:value-type="float">
            <text:p>0.0720027778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table:formula="of:=[.B15]*[.C15]" office:value-type="float" office:value="-1" calcext:value-type="float">
            <text:p>-1</text:p>
          </table:table-cell>
          <table:table-cell table:style-name="ce3" table:formula="of:=[.B15]*[.D15]" office:value-type="float" office:value="-1" calcext:value-type="float">
            <text:p>-1</text:p>
          </table:table-cell>
          <table:table-cell table:style-name="ce3" table:formula="of:=[.C15]*[.D15]" office:value-type="float" office:value="1" calcext:value-type="float">
            <text:p>1</text:p>
          </table:table-cell>
          <table:table-cell table:style-name="ce3" table:formula="of:=[.B15]*[.C15]*[.D15]" office:value-type="float" office:value="1" calcext:value-type="float">
            <text:p>1</text:p>
          </table:table-cell>
          <table:table-cell office:value-type="float" office:value="57.9433333333" calcext:value-type="float">
            <text:p>57.9433333333</text:p>
          </table:table-cell>
          <table:table-cell office:value-type="float" office:value="57.9133333333" calcext:value-type="float">
            <text:p>57.9133333333</text:p>
          </table:table-cell>
          <table:table-cell office:value-type="float" office:value="57.4566666667" calcext:value-type="float">
            <text:p>57.4566666667</text:p>
          </table:table-cell>
          <table:table-cell table:style-name="ce11" table:formula="of:=AVERAGE([.I15:.K15])" office:value-type="float" office:value="57.7711111111" calcext:value-type="float">
            <text:p>57.7711111111</text:p>
          </table:table-cell>
          <table:table-cell table:style-name="ce13" table:formula="of:=[.A21]+[.B15]*[.B21]+[.C15]*[.C21]+[.D15]*[.D21]+[.E15]*[.E21]+[.F15]*[.F21]+[.G15]*[.G21]+[.H15]*[.H21]" office:value-type="float" office:value="54.6483333333" calcext:value-type="float">
            <text:p>54.6483333333</text:p>
          </table:table-cell>
          <table:table-cell table:style-name="ce15" table:formula="of:=([.M15]-[.I15])^2" office:value-type="float" office:value="10.857025" calcext:value-type="float">
            <text:p>10.857025</text:p>
          </table:table-cell>
          <table:table-cell table:style-name="ce15" table:formula="of:=([.M15]-[.J15])^2" office:value-type="float" office:value="10.660225" calcext:value-type="float">
            <text:p>10.660225</text:p>
          </table:table-cell>
          <table:table-cell table:style-name="ce15" table:formula="of:=([.M15]-[.K15])^2" office:value-type="float" office:value="7.88673611148556" calcext:value-type="float">
            <text:p>7.8867361115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6]*[.C16]" office:value-type="float" office:value="-1" calcext:value-type="float">
            <text:p>-1</text:p>
          </table:table-cell>
          <table:table-cell table:style-name="ce3" table:formula="of:=[.B16]*[.D16]" office:value-type="float" office:value="1" calcext:value-type="float">
            <text:p>1</text:p>
          </table:table-cell>
          <table:table-cell table:style-name="ce3" table:formula="of:=[.C16]*[.D16]" office:value-type="float" office:value="-1" calcext:value-type="float">
            <text:p>-1</text:p>
          </table:table-cell>
          <table:table-cell table:style-name="ce3" table:formula="of:=[.B16]*[.C16]*[.D16]" office:value-type="float" office:value="-1" calcext:value-type="float">
            <text:p>-1</text:p>
          </table:table-cell>
          <table:table-cell office:value-type="float" office:value="30.0983333333" calcext:value-type="float">
            <text:p>30.0983333333</text:p>
          </table:table-cell>
          <table:table-cell office:value-type="float" office:value="31.6066666667" calcext:value-type="float">
            <text:p>31.6066666667</text:p>
          </table:table-cell>
          <table:table-cell office:value-type="float" office:value="30.52" calcext:value-type="float">
            <text:p>30.52</text:p>
          </table:table-cell>
          <table:table-cell table:style-name="ce11" table:formula="of:=AVERAGE([.I16:.K16])" office:value-type="float" office:value="30.7416666666667" calcext:value-type="float">
            <text:p>30.7416666667</text:p>
          </table:table-cell>
          <table:table-cell table:style-name="ce13" table:formula="of:=[.A21]+[.B16]*[.B21]+[.C16]*[.C21]+[.D16]*[.D21]+[.E16]*[.E21]+[.F16]*[.F21]+[.G16]*[.G21]+[.H16]*[.H21]" office:value-type="float" office:value="27.73" calcext:value-type="float">
            <text:p>27.73</text:p>
          </table:table-cell>
          <table:table-cell table:style-name="ce15" table:formula="of:=([.M16]-[.I16])^2" office:value-type="float" office:value="5.60900277761988" calcext:value-type="float">
            <text:p>5.6090027776</text:p>
          </table:table-cell>
          <table:table-cell table:style-name="ce15" table:formula="of:=([.M16]-[.J16])^2" office:value-type="float" office:value="15.0285444447029" calcext:value-type="float">
            <text:p>15.0285444447</text:p>
          </table:table-cell>
          <table:table-cell table:style-name="ce15" table:formula="of:=([.M16]-[.K16])^2" office:value-type="float" office:value="7.78409999999998" calcext:value-type="float">
            <text:p>7.7841</text:p>
          </table:table-cell>
          <table:table-cell table:number-columns-repeated="7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7]*[.C17]" office:value-type="float" office:value="1" calcext:value-type="float">
            <text:p>1</text:p>
          </table:table-cell>
          <table:table-cell table:style-name="ce3" table:formula="of:=[.B17]*[.D17]" office:value-type="float" office:value="-1" calcext:value-type="float">
            <text:p>-1</text:p>
          </table:table-cell>
          <table:table-cell table:style-name="ce3" table:formula="of:=[.C17]*[.D17]" office:value-type="float" office:value="-1" calcext:value-type="float">
            <text:p>-1</text:p>
          </table:table-cell>
          <table:table-cell table:style-name="ce3" table:formula="of:=[.B17]*[.C17]*[.D17]" office:value-type="float" office:value="-1" calcext:value-type="float">
            <text:p>-1</text:p>
          </table:table-cell>
          <table:table-cell office:value-type="float" office:value="31.2" calcext:value-type="float">
            <text:p>31.2</text:p>
          </table:table-cell>
          <table:table-cell office:value-type="float" office:value="30.965" calcext:value-type="float">
            <text:p>30.965</text:p>
          </table:table-cell>
          <table:table-cell office:value-type="float" office:value="30.6633333333" calcext:value-type="float">
            <text:p>30.6633333333</text:p>
          </table:table-cell>
          <table:table-cell table:style-name="ce11" table:formula="of:=AVERAGE([.I17:.K17])" office:value-type="float" office:value="30.9427777777667" calcext:value-type="float">
            <text:p>30.9427777778</text:p>
          </table:table-cell>
          <table:table-cell table:style-name="ce13" table:formula="of:=[.A21]+[.B17]*[.B21]+[.C17]*[.C21]+[.D17]*[.D21]+[.E17]*[.E21]+[.F17]*[.F21]+[.G17]*[.G21]+[.H17]*[.H21]" office:value-type="float" office:value="30.4633333333" calcext:value-type="float">
            <text:p>30.4633333333</text:p>
          </table:table-cell>
          <table:table-cell table:style-name="ce15" table:formula="of:=([.M17]-[.I17])^2" office:value-type="float" office:value="0.542677777826883" calcext:value-type="float">
            <text:p>0.5426777778</text:p>
          </table:table-cell>
          <table:table-cell table:style-name="ce15" table:formula="of:=([.M17]-[.J17])^2" office:value-type="float" office:value="0.251669444477886" calcext:value-type="float">
            <text:p>0.2516694445</text:p>
          </table:table-cell>
          <table:table-cell table:style-name="ce15" table:formula="of:=([.M17]-[.K17])^2" office:value-type="float" office:value="0.0399999999999983" calcext:value-type="float">
            <text:p>0.04</text:p>
          </table:table-cell>
          <table:table-cell table:number-columns-repeated="7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style-name="ce3" table:formula="of:=[.B18]*[.C18]" office:value-type="float" office:value="1" calcext:value-type="float">
            <text:p>1</text:p>
          </table:table-cell>
          <table:table-cell table:style-name="ce3" table:formula="of:=[.B18]*[.D18]" office:value-type="float" office:value="1" calcext:value-type="float">
            <text:p>1</text:p>
          </table:table-cell>
          <table:table-cell table:style-name="ce3" table:formula="of:=[.C18]*[.D18]" office:value-type="float" office:value="1" calcext:value-type="float">
            <text:p>1</text:p>
          </table:table-cell>
          <table:table-cell table:style-name="ce3" table:formula="of:=[.B18]*[.C18]*[.D18]" office:value-type="float" office:value="1" calcext:value-type="float">
            <text:p>1</text:p>
          </table:table-cell>
          <table:table-cell office:value-type="float" office:value="15.4866666667" calcext:value-type="float">
            <text:p>15.4866666667</text:p>
          </table:table-cell>
          <table:table-cell office:value-type="float" office:value="16.4183333333" calcext:value-type="float">
            <text:p>16.4183333333</text:p>
          </table:table-cell>
          <table:table-cell office:value-type="float" office:value="15.8383333333" calcext:value-type="float">
            <text:p>15.8383333333</text:p>
          </table:table-cell>
          <table:table-cell table:style-name="ce11" table:formula="of:=AVERAGE([.I18:.K18])" office:value-type="float" office:value="15.9144444444333" calcext:value-type="float">
            <text:p>15.9144444444</text:p>
          </table:table-cell>
          <table:table-cell table:style-name="ce13" table:formula="of:=[.A21]+[.B18]*[.B21]+[.C18]*[.C21]+[.D18]*[.D21]+[.E18]*[.E21]+[.F18]*[.F21]+[.G18]*[.G21]+[.H18]*[.H21]" office:value-type="float" office:value="14.0416666667" calcext:value-type="float">
            <text:p>14.0416666667</text:p>
          </table:table-cell>
          <table:table-cell table:style-name="ce15" table:formula="of:=([.M18]-[.I18])^2" office:value-type="float" office:value="2.08802500000002" calcext:value-type="float">
            <text:p>2.088025</text:p>
          </table:table-cell>
          <table:table-cell table:style-name="ce15" table:formula="of:=([.M18]-[.J18])^2" office:value-type="float" office:value="5.64854444412759" calcext:value-type="float">
            <text:p>5.6485444441</text:p>
          </table:table-cell>
          <table:table-cell table:style-name="ce15" table:formula="of:=([.M18]-[.K18])^2" office:value-type="float" office:value="3.22801111087158" calcext:value-type="float">
            <text:p>3.2280111109</text:p>
          </table:table-cell>
          <table:table-cell table:number-columns-repeated="2"/>
          <table:table-cell table:style-name="ce6" office:value-type="string" calcext:value-type="string">
            <text:p>deviation of errors</text:p>
          </table:table-cell>
          <table:table-cell table:style-name="ce21" office:value-type="string" calcext:value-type="string">
            <text:p>deviation of effects:</text:p>
          </table:table-cell>
          <table:table-cell table:style-name="ce10" office:value-type="string" calcext:value-type="string">
            <text:p>Degrees of freedom for 2^3(3-1) = 16</text:p>
          </table:table-cell>
          <table:table-cell table:style-name="ce8" office:value-type="string" calcext:value-type="string">
            <text:p>lower bound</text:p>
          </table:table-cell>
          <table:table-cell table:style-name="ce8" office:value-type="string" calcext:value-type="string">
            <text:p>upper bound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>
            <text:p>Effects:</text:p>
          </table:table-cell>
          <table:table-cell table:style-name="ce16" office:value-type="string" calcext:value-type="string">
            <text:p>SSE:</text:p>
          </table:table-cell>
          <table:table-cell table:style-name="ce18" table:formula="of:=SUM([.N11:.P18])" office:value-type="float" office:value="72.2024500000228" calcext:value-type="float">
            <text:p>72.20245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19]/[.P28]" office:value-type="percentage" office:value="0.0135738672132219" calcext:value-type="percentage">
            <text:p>1.36%</text:p>
          </table:table-cell>
          <table:table-cell table:style-name="ce3" table:formula="of:=SQRT([.P19]/(8*(3-1)))" office:value-type="float" office:value="2.12430062020455" calcext:value-type="float">
            <text:p>2.1243006202</text:p>
          </table:table-cell>
          <table:table-cell table:style-name="ce22"/>
          <table:table-cell table:style-name="ce11"/>
          <table:table-cell table:style-name="ce23" table:number-columns-repeated="2"/>
        </table:table-row>
        <table:table-row table:style-name="ro1">
          <table:table-cell table:style-name="ce4" table:formula="of:=[.A11]*[.L11]+[.A12]*[.L12]+[.A13]*[.L13]+[.A14]*[.L14]+[.A15]*[.K11]+[.A16]*[.K12]+[.A17]*[.K13]+[.A18]*[.K14]" office:value-type="float" office:value="253.903333333267" calcext:value-type="float">
            <text:p>253.9033333333</text:p>
          </table:table-cell>
          <table:table-cell table:style-name="ce4" table:formula="of:=[.B11]*[.L11]+[.B12]*[.L12]+[.B13]*[.L13]+[.B14]*[.L14]+[.B15]*[.K11]+[.B16]*[.K12]+[.B17]*[.K13]+[.B18]*[.K14]" office:value-type="float" office:value="-0.136666666666667" calcext:value-type="float">
            <text:p>-0.1366666667</text:p>
          </table:table-cell>
          <table:table-cell table:style-name="ce4" table:formula="of:=[.C11]*[.L11]+[.C12]*[.L12]+[.C13]*[.L13]+[.C14]*[.L14]+[.C15]*[.K11]+[.C16]*[.K12]+[.C17]*[.K13]+[.C18]*[.K14]" office:value-type="float" office:value="-75.7955555555333" calcext:value-type="float">
            <text:p>-75.7955555555</text:p>
          </table:table-cell>
          <table:table-cell table:style-name="ce4" table:formula="of:=[.D11]*[.L11]+[.D12]*[.L12]+[.D13]*[.L13]+[.D14]*[.L14]+[.D15]*[.K11]+[.D16]*[.K12]+[.D17]*[.K13]+[.D18]*[.K14]" office:value-type="float" office:value="-87.7955555554" calcext:value-type="float">
            <text:p>-87.7955555554</text:p>
          </table:table-cell>
          <table:table-cell table:style-name="ce4" table:formula="of:=[.E11]*[.L11]+[.E12]*[.L12]+[.E13]*[.L13]+[.E14]*[.L14]+[.E15]*[.K11]+[.E16]*[.K12]+[.E17]*[.K13]+[.E18]*[.K14]" office:value-type="float" office:value="0.0488888889333232" calcext:value-type="float">
            <text:p>0.0488888889</text:p>
          </table:table-cell>
          <table:table-cell table:style-name="ce4" table:formula="of:=[.F11]*[.L11]+[.F12]*[.L12]+[.F13]*[.L13]+[.F14]*[.L14]+[.F15]*[.K11]+[.F16]*[.K12]+[.F17]*[.K13]+[.F18]*[.K14]" office:value-type="float" office:value="1.1155555556" calcext:value-type="float">
            <text:p>1.1155555556</text:p>
          </table:table-cell>
          <table:table-cell table:style-name="ce4" table:formula="of:=[.G11]*[.L11]+[.G12]*[.L12]+[.G13]*[.L13]+[.G14]*[.L14]+[.G15]*[.K11]+[.G16]*[.K12]+[.G17]*[.K13]+[.G18]*[.K14]" office:value-type="float" office:value="23.0944444444667" calcext:value-type="float">
            <text:p>23.0944444445</text:p>
          </table:table-cell>
          <table:table-cell table:style-name="ce4" table:formula="of:=[.H11]*[.L11]+[.H12]*[.L12]+[.H13]*[.L13]+[.H14]*[.L14]+[.H15]*[.K11]+[.H16]*[.K12]+[.H17]*[.K13]+[.H18]*[.K14]" office:value-type="float" office:value="-2.10111111106667" calcext:value-type="float">
            <text:p>-2.1011111111</text:p>
          </table:table-cell>
          <table:table-cell table:style-name="ce9" table:number-columns-repeated="4"/>
          <table:table-cell/>
          <table:table-cell table:style-name="ce3" table:formula="of:=[.B21]" office:value-type="float" office:value="-0.0170833333333333" calcext:value-type="float">
            <text:p>-0.0170833333</text:p>
          </table:table-cell>
          <table:table-cell table:style-name="ce16" office:value-type="string" calcext:value-type="string">
            <text:p>SSA:</text:p>
          </table:table-cell>
          <table:table-cell table:style-name="ce18" table:formula="of:=8*3*[.B21]*[.B21]" office:value-type="float" office:value="0.00700416666666667" calcext:value-type="float">
            <text:p>0.0070041667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0]/[.P28]" office:value-type="percentage" office:value="0.00000131676457339853" calcext:value-type="percentage">
            <text:p>0.00%</text:p>
          </table:table-cell>
          <table:table-cell table:style-name="ce3"/>
          <table:table-cell table:style-name="ce22" table:formula="of:=[.S19]/SQRT(8*3)" office:value-type="float" office:value="0.433621048314915" calcext:value-type="float">
            <text:p>0.4336210483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0]-[.T20]*[.U20]" office:value-type="float" office:value="-0.774185683691175" calcext:value-type="float">
            <text:p>-0.7741856837</text:p>
          </table:table-cell>
          <table:table-cell table:style-name="ce23" table:formula="of:=[.N20]+[.T20]*[.U20]" office:value-type="float" office:value="0.740019017024509" calcext:value-type="float">
            <text:p>0.740019017</text:p>
          </table:table-cell>
        </table:table-row>
        <table:table-row table:style-name="ro1">
          <table:table-cell table:style-name="ce5" table:formula="of:=[.A20]/8" office:value-type="float" office:value="31.7379166666583" calcext:value-type="float">
            <text:p>31.7379166667</text:p>
          </table:table-cell>
          <table:table-cell table:style-name="ce5" table:formula="of:=[.B20]/8" office:value-type="float" office:value="-0.0170833333333333" calcext:value-type="float">
            <text:p>-0.0170833333</text:p>
          </table:table-cell>
          <table:table-cell table:style-name="ce5" table:formula="of:=[.C20]/8" office:value-type="float" office:value="-9.47444444444167" calcext:value-type="float">
            <text:p>-9.4744444444</text:p>
          </table:table-cell>
          <table:table-cell table:style-name="ce5" table:formula="of:=[.D20]/8" office:value-type="float" office:value="-10.974444444425" calcext:value-type="float">
            <text:p>-10.9744444444</text:p>
          </table:table-cell>
          <table:table-cell table:style-name="ce5" table:formula="of:=[.E20]/8" office:value-type="float" office:value="0.0061111111166654" calcext:value-type="float">
            <text:p>0.0061111111</text:p>
          </table:table-cell>
          <table:table-cell table:style-name="ce5" table:formula="of:=[.F20]/8" office:value-type="float" office:value="0.13944444445" calcext:value-type="float">
            <text:p>0.1394444445</text:p>
          </table:table-cell>
          <table:table-cell table:style-name="ce5" table:formula="of:=[.G20]/8" office:value-type="float" office:value="2.88680555555833" calcext:value-type="float">
            <text:p>2.8868055556</text:p>
          </table:table-cell>
          <table:table-cell table:style-name="ce5" table:formula="of:=[.H20]/8" office:value-type="float" office:value="-0.262638888883334" calcext:value-type="float">
            <text:p>-0.2626388889</text:p>
          </table:table-cell>
          <table:table-cell table:number-columns-repeated="5"/>
          <table:table-cell table:style-name="ce3" table:formula="of:=[.C21]" office:value-type="float" office:value="-9.47444444444167" calcext:value-type="float">
            <text:p>-9.4744444444</text:p>
          </table:table-cell>
          <table:table-cell table:style-name="ce16" office:value-type="string" calcext:value-type="string">
            <text:p>SSB:</text:p>
          </table:table-cell>
          <table:table-cell table:style-name="ce18" table:formula="of:=8*3*[.C21]*[.C21]" office:value-type="float" office:value="2154.36234073948" calcext:value-type="float">
            <text:p>2154.3623407395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1]/[.P28]" office:value-type="percentage" office:value="0.405014349822678" calcext:value-type="percentage">
            <text:p>40.50%</text:p>
          </table:table-cell>
          <table:table-cell table:style-name="ce3"/>
          <table:table-cell table:style-name="ce22" table:formula="of:=[.S19]/SQRT(8*3)" office:value-type="float" office:value="0.433621048314915" calcext:value-type="float">
            <text:p>0.4336210483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1]-[.T21]*[.U21]" office:value-type="float" office:value="-10.2315467947995" calcext:value-type="float">
            <text:p>-10.2315467948</text:p>
          </table:table-cell>
          <table:table-cell table:style-name="ce23" table:formula="of:=[.N21]+[.T21]*[.U21]" office:value-type="float" office:value="-8.71734209408383" calcext:value-type="float">
            <text:p>-8.7173420941</text:p>
          </table:table-cell>
        </table:table-row>
        <table:table-row table:style-name="ro1">
          <table:table-cell table:number-columns-repeated="13"/>
          <table:table-cell table:style-name="ce3" table:formula="of:=[.D21]" office:value-type="float" office:value="-10.974444444425" calcext:value-type="float">
            <text:p>-10.9744444444</text:p>
          </table:table-cell>
          <table:table-cell table:style-name="ce16" office:value-type="string" calcext:value-type="string">
            <text:p>SSC:</text:p>
          </table:table-cell>
          <table:table-cell table:style-name="ce18" table:formula="of:=8*3*[.D21]*[.D21]" office:value-type="float" office:value="2890.5223407305" calcext:value-type="float">
            <text:p>2890.5223407305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2]/[.P28]" office:value-type="percentage" office:value="0.543410458092693" calcext:value-type="percentage">
            <text:p>54.34%</text:p>
          </table:table-cell>
          <table:table-cell table:style-name="ce3"/>
          <table:table-cell table:style-name="ce22" table:formula="of:=[.S19]/SQRT(8*3)" office:value-type="float" office:value="0.433621048314915" calcext:value-type="float">
            <text:p>0.4336210483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2]-[.T22]*[.U22]" office:value-type="float" office:value="-11.7315467947828" calcext:value-type="float">
            <text:p>-11.7315467948</text:p>
          </table:table-cell>
          <table:table-cell table:style-name="ce23" table:formula="of:=[.N22]+[.T22]*[.U22]" office:value-type="float" office:value="-10.2173420940672" calcext:value-type="float">
            <text:p>-10.2173420941</text:p>
          </table:table-cell>
        </table:table-row>
        <table:table-row table:style-name="ro1">
          <table:table-cell table:number-columns-repeated="13"/>
          <table:table-cell table:style-name="ce3" table:formula="of:=[.E21]" office:value-type="float" office:value="0.0061111111166654" calcext:value-type="float">
            <text:p>0.0061111111</text:p>
          </table:table-cell>
          <table:table-cell table:style-name="ce16" office:value-type="string" calcext:value-type="string">
            <text:p>SSAB:</text:p>
          </table:table-cell>
          <table:table-cell table:style-name="ce18" table:formula="of:=8*3*[.E21]*[.E21]" office:value-type="float" office:value="0.000896296297925555" calcext:value-type="float">
            <text:p>0.0008962963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3]/[.P28]" office:value-type="percentage" office:value="0.000000168501303373224" calcext:value-type="percentage">
            <text:p>0.00%</text:p>
          </table:table-cell>
          <table:table-cell table:style-name="ce3"/>
          <table:table-cell table:style-name="ce22" table:formula="of:=[.S19]/SQRT(8*3)" office:value-type="float" office:value="0.433621048314915" calcext:value-type="float">
            <text:p>0.4336210483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3]-[.T23]*[.U23]" office:value-type="float" office:value="-0.750991239241177" calcext:value-type="float">
            <text:p>-0.7509912392</text:p>
          </table:table-cell>
          <table:table-cell table:style-name="ce23" table:formula="of:=[.N23]+[.T23]*[.U23]" office:value-type="float" office:value="0.763213461474507" calcext:value-type="float">
            <text:p>0.7632134615</text:p>
          </table:table-cell>
        </table:table-row>
        <table:table-row table:style-name="ro1">
          <table:table-cell table:number-columns-repeated="13"/>
          <table:table-cell table:style-name="ce3" table:formula="of:=[.F21]" office:value-type="float" office:value="0.13944444445" calcext:value-type="float">
            <text:p>0.1394444445</text:p>
          </table:table-cell>
          <table:table-cell table:style-name="ce16" office:value-type="string" calcext:value-type="string">
            <text:p>SSAC:</text:p>
          </table:table-cell>
          <table:table-cell table:style-name="ce18" table:formula="of:=8*3*[.F21]*[.F21]" office:value-type="float" office:value="0.466674074111257" calcext:value-type="float">
            <text:p>0.4666740741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4]/[.P28]" office:value-type="percentage" office:value="0.0000877334759947547" calcext:value-type="percentage">
            <text:p>0.01%</text:p>
          </table:table-cell>
          <table:table-cell table:style-name="ce3"/>
          <table:table-cell table:style-name="ce22" table:formula="of:=[.S19]/SQRT(8*3)" office:value-type="float" office:value="0.433621048314915" calcext:value-type="float">
            <text:p>0.4336210483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4]-[.T24]*[.U24]" office:value-type="float" office:value="-0.617657905907842" calcext:value-type="float">
            <text:p>-0.6176579059</text:p>
          </table:table-cell>
          <table:table-cell table:style-name="ce23" table:formula="of:=[.N24]+[.T24]*[.U24]" office:value-type="float" office:value="0.896546794807842" calcext:value-type="float">
            <text:p>0.8965467948</text:p>
          </table:table-cell>
        </table:table-row>
        <table:table-row table:style-name="ro1">
          <table:table-cell table:number-columns-repeated="13"/>
          <table:table-cell table:style-name="ce3" table:formula="of:=[.G21]" office:value-type="float" office:value="2.88680555555833" calcext:value-type="float">
            <text:p>2.8868055556</text:p>
          </table:table-cell>
          <table:table-cell table:style-name="ce16" office:value-type="string" calcext:value-type="string">
            <text:p>SSBC:</text:p>
          </table:table-cell>
          <table:table-cell table:style-name="ce18" table:formula="of:=8*3*[.G21]*[.G21]" office:value-type="float" office:value="200.007511574459" calcext:value-type="float">
            <text:p>200.0075115745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5]/[.P28]" office:value-type="percentage" office:value="0.0376008764765987" calcext:value-type="percentage">
            <text:p>3.76%</text:p>
          </table:table-cell>
          <table:table-cell table:style-name="ce3"/>
          <table:table-cell table:style-name="ce22" table:formula="of:=[.S19]/SQRT(8*3)" office:value-type="float" office:value="0.433621048314915" calcext:value-type="float">
            <text:p>0.4336210483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5]-[.T25]*[.U25]" office:value-type="float" office:value="2.12970320520049" calcext:value-type="float">
            <text:p>2.1297032052</text:p>
          </table:table-cell>
          <table:table-cell table:style-name="ce23" table:formula="of:=[.N25]+[.T25]*[.U25]" office:value-type="float" office:value="3.64390790591617" calcext:value-type="float">
            <text:p>3.6439079059</text:p>
          </table:table-cell>
        </table:table-row>
        <table:table-row table:style-name="ro1">
          <table:table-cell table:number-columns-repeated="13"/>
          <table:table-cell table:formula="of:=[.H21]" office:value-type="float" office:value="-0.262638888883334" calcext:value-type="float">
            <text:p>-0.2626388889</text:p>
          </table:table-cell>
          <table:table-cell table:style-name="ce16" office:value-type="string" calcext:value-type="string">
            <text:p>SSABC:</text:p>
          </table:table-cell>
          <table:table-cell table:style-name="ce18" table:formula="of:=8*3*[.H21]*[.H21]" office:value-type="float" office:value="1.65550046289293" calcext:value-type="float">
            <text:p>1.6555004629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6]/[.P28]" office:value-type="percentage" office:value="0.000311229652937386" calcext:value-type="percentage">
            <text:p>0.03%</text:p>
          </table:table-cell>
          <table:table-cell table:style-name="ce3"/>
          <table:table-cell table:style-name="ce22" table:formula="of:=[.S19]/SQRT(8*3)" office:value-type="float" office:value="0.433621048314915" calcext:value-type="float">
            <text:p>0.4336210483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6]-[.T26]*[.U26]" office:value-type="float" office:value="-1.01974123924118" calcext:value-type="float">
            <text:p>-1.0197412392</text:p>
          </table:table-cell>
          <table:table-cell table:style-name="ce23" table:formula="of:=[.N26]+[.T26]*[.U26]" office:value-type="float" office:value="0.494463461474508" calcext:value-type="float">
            <text:p>0.4944634615</text:p>
          </table:table-cell>
        </table:table-row>
        <table:table-row table:style-name="ro1">
          <table:table-cell table:number-columns-repeated="13"/>
          <table:table-cell table:style-name="ce5" table:formula="of:=[.A21]" office:value-type="float" office:value="31.7379166666583" calcext:value-type="float">
            <text:p>31.7379166667</text:p>
          </table:table-cell>
          <table:table-cell table:number-columns-repeated="5"/>
          <table:table-cell table:style-name="ce22" table:formula="of:=[.S19]/SQRT(8*3)" office:value-type="float" office:value="0.433621048314916" calcext:value-type="float">
            <text:p>0.4336210483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7]-[.T27]*[.U27]" office:value-type="float" office:value="30.9808143163005" calcext:value-type="float">
            <text:p>30.9808143163</text:p>
          </table:table-cell>
          <table:table-cell table:style-name="ce23" table:formula="of:=[.N27]+[.T27]*[.U27]" office:value-type="float" office:value="32.4950190170161" calcext:value-type="float">
            <text:p>32.495019017</text:p>
          </table:table-cell>
        </table:table-row>
        <table:table-row table:style-name="ro1">
          <table:table-cell table:number-columns-repeated="14"/>
          <table:table-cell table:style-name="ce17" office:value-type="string" calcext:value-type="string">
            <text:p>SST:</text:p>
          </table:table-cell>
          <table:table-cell table:style-name="ce19" table:formula="of:=SUM([.P19:.P26])" office:value-type="float" office:value="5319.22471804443" calcext:value-type="float">
            <text:p>5319.2247180444</text:p>
          </table:table-cell>
          <table:table-cell table:number-columns-repeated="7"/>
        </table:table-row>
      </table:table>
      <table:table table:name="50-50 throughpu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HROUGHPUT FOR GET ONLY</text:p>
          </table:table-cell>
          <table:covered-table-cell table:number-columns-repeated="2"/>
          <table:table-cell table:number-columns-repeated="20"/>
        </table:table-row>
        <table:table-row table:style-name="ro1">
          <table:table-cell table:style-name="ce1"/>
          <table:table-cell table:number-columns-repeated="22"/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9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 table:number-rows-repeated="2">
          <table:table-cell table:style-name="ce1"/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 table:style-name="ce7"/>
          <table:table-cell table:number-columns-repeated="14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6" office:value-type="string" calcext:value-type="string">
            <text:p>A: servers</text:p>
          </table:table-cell>
          <table:table-cell table:style-name="ce6" office:value-type="string" calcext:value-type="string">
            <text:p>B: middlewares</text:p>
          </table:table-cell>
          <table:table-cell table:style-name="ce6" office:value-type="string" calcext:value-type="string">
            <text:p>C: workers</text:p>
          </table:table-cell>
          <table:table-cell table:style-name="ce6" office:value-type="string" calcext:value-type="string">
            <text:p>AB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ABC</text:p>
          </table:table-cell>
          <table:table-cell table:style-name="ce8" office:value-type="string" calcext:value-type="string">
            <text:p>rep1</text:p>
          </table:table-cell>
          <table:table-cell table:style-name="ce8" office:value-type="string" calcext:value-type="string">
            <text:p>rep2</text:p>
          </table:table-cell>
          <table:table-cell table:style-name="ce8" office:value-type="string" calcext:value-type="string">
            <text:p>rep3</text:p>
          </table:table-cell>
          <table:table-cell table:style-name="ce10" office:value-type="string" calcext:value-type="string">
            <text:p>mean y</text:p>
          </table:table-cell>
          <table:table-cell table:style-name="ce12" office:value-type="string" calcext:value-type="string">
            <text:p>estimated y</text:p>
          </table:table-cell>
          <table:table-cell table:style-name="ce14" office:value-type="string" calcext:value-type="string">
            <text:p>(y_e – rep1)^2</text:p>
          </table:table-cell>
          <table:table-cell table:style-name="ce14" office:value-type="string" calcext:value-type="string">
            <text:p>(y_e – rep2)^2</text:p>
          </table:table-cell>
          <table:table-cell table:style-name="ce14" office:value-type="string" calcext:value-type="string">
            <text:p>(y_e – rep3)^2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table:formula="of:=[.B11]*[.C11]" office:value-type="float" office:value="1" calcext:value-type="float">
            <text:p>1</text:p>
          </table:table-cell>
          <table:table-cell table:style-name="ce3" table:formula="of:=[.B11]*[.D11]" office:value-type="float" office:value="1" calcext:value-type="float">
            <text:p>1</text:p>
          </table:table-cell>
          <table:table-cell table:style-name="ce3" table:formula="of:=[.C11]*[.D11]" office:value-type="float" office:value="1" calcext:value-type="float">
            <text:p>1</text:p>
          </table:table-cell>
          <table:table-cell table:style-name="ce3" table:formula="of:=[.B11]*[.C11]*[.D11]" office:value-type="float" office:value="-1" calcext:value-type="float">
            <text:p>-1</text:p>
          </table:table-cell>
          <table:table-cell office:value-type="float" office:value="4219.98" calcext:value-type="float">
            <text:p>4219.98</text:p>
          </table:table-cell>
          <table:table-cell office:value-type="float" office:value="4143.02" calcext:value-type="float">
            <text:p>4143.02</text:p>
          </table:table-cell>
          <table:table-cell office:value-type="float" office:value="4317.17" calcext:value-type="float">
            <text:p>4317.17</text:p>
          </table:table-cell>
          <table:table-cell table:style-name="ce11" table:formula="of:=AVERAGE([.I11:.K11])" office:value-type="float" office:value="4226.72333333333" calcext:value-type="float">
            <text:p>4226.7233333333</text:p>
          </table:table-cell>
          <table:table-cell table:style-name="ce13" table:formula="of:=[.A21]+[.B11]*[.B21]+[.C11]*[.C21]+[.D11]*[.D21]+[.E11]*[.E21]+[.F11]*[.F21]+[.G11]*[.G21]+[.H11]*[.H21]" office:value-type="float" office:value="4226.72333333333" calcext:value-type="float">
            <text:p>4226.7233333333</text:p>
          </table:table-cell>
          <table:table-cell table:style-name="ce15" table:formula="of:=([.M11]-[.I11])^2" office:value-type="float" office:value="45.4725444444507" calcext:value-type="float">
            <text:p>45.4725444445</text:p>
          </table:table-cell>
          <table:table-cell table:style-name="ce15" table:formula="of:=([.M11]-[.J11])^2" office:value-type="float" office:value="7006.24801111104" calcext:value-type="float">
            <text:p>7006.248011111</text:p>
          </table:table-cell>
          <table:table-cell table:style-name="ce15" table:formula="of:=([.M11]-[.K11])^2" office:value-type="float" office:value="8180.59951111112" calcext:value-type="float">
            <text:p>8180.5995111111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2]*[.C12]" office:value-type="float" office:value="1" calcext:value-type="float">
            <text:p>1</text:p>
          </table:table-cell>
          <table:table-cell table:style-name="ce3" table:formula="of:=[.B12]*[.D12]" office:value-type="float" office:value="-1" calcext:value-type="float">
            <text:p>-1</text:p>
          </table:table-cell>
          <table:table-cell table:style-name="ce3" table:formula="of:=[.C12]*[.D12]" office:value-type="float" office:value="-1" calcext:value-type="float">
            <text:p>-1</text:p>
          </table:table-cell>
          <table:table-cell table:style-name="ce3" table:formula="of:=[.B12]*[.C12]*[.D12]" office:value-type="float" office:value="1" calcext:value-type="float">
            <text:p>1</text:p>
          </table:table-cell>
          <table:table-cell office:value-type="float" office:value="8310.44" calcext:value-type="float">
            <text:p>8310.44</text:p>
          </table:table-cell>
          <table:table-cell office:value-type="float" office:value="7775.67" calcext:value-type="float">
            <text:p>7775.67</text:p>
          </table:table-cell>
          <table:table-cell office:value-type="float" office:value="8406.53" calcext:value-type="float">
            <text:p>8406.53</text:p>
          </table:table-cell>
          <table:table-cell table:style-name="ce11" table:formula="of:=AVERAGE([.I12:.K12])" office:value-type="float" office:value="8164.21333333333" calcext:value-type="float">
            <text:p>8164.2133333333</text:p>
          </table:table-cell>
          <table:table-cell table:style-name="ce13" table:formula="of:=[.A21]+[.B12]*[.B21]+[.C12]*[.C21]+[.D12]*[.D21]+[.E12]*[.E21]+[.F12]*[.F21]+[.G12]*[.G21]+[.H12]*[.H21]" office:value-type="float" office:value="8164.21333333333" calcext:value-type="float">
            <text:p>8164.2133333333</text:p>
          </table:table-cell>
          <table:table-cell table:style-name="ce15" table:formula="of:=([.M12]-[.I12])^2" office:value-type="float" office:value="21382.2380444446" calcext:value-type="float">
            <text:p>21382.2380444446</text:p>
          </table:table-cell>
          <table:table-cell table:style-name="ce15" table:formula="of:=([.M12]-[.J12])^2" office:value-type="float" office:value="150965.921877778" calcext:value-type="float">
            <text:p>150965.921877778</text:p>
          </table:table-cell>
          <table:table-cell table:style-name="ce15" table:formula="of:=([.M12]-[.K12])^2" office:value-type="float" office:value="58717.3669444449" calcext:value-type="float">
            <text:p>58717.3669444449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3]*[.C13]" office:value-type="float" office:value="-1" calcext:value-type="float">
            <text:p>-1</text:p>
          </table:table-cell>
          <table:table-cell table:style-name="ce3" table:formula="of:=[.B13]*[.D13]" office:value-type="float" office:value="1" calcext:value-type="float">
            <text:p>1</text:p>
          </table:table-cell>
          <table:table-cell table:style-name="ce3" table:formula="of:=[.C13]*[.D13]" office:value-type="float" office:value="-1" calcext:value-type="float">
            <text:p>-1</text:p>
          </table:table-cell>
          <table:table-cell table:style-name="ce3" table:formula="of:=[.B13]*[.C13]*[.D13]" office:value-type="float" office:value="1" calcext:value-type="float">
            <text:p>1</text:p>
          </table:table-cell>
          <table:table-cell office:value-type="float" office:value="8026.93" calcext:value-type="float">
            <text:p>8026.93</text:p>
          </table:table-cell>
          <table:table-cell office:value-type="float" office:value="7940.1" calcext:value-type="float">
            <text:p>7940.1</text:p>
          </table:table-cell>
          <table:table-cell office:value-type="float" office:value="7925.92" calcext:value-type="float">
            <text:p>7925.92</text:p>
          </table:table-cell>
          <table:table-cell table:style-name="ce11" table:formula="of:=AVERAGE([.I13:.K13])" office:value-type="float" office:value="7964.31666666667" calcext:value-type="float">
            <text:p>7964.3166666667</text:p>
          </table:table-cell>
          <table:table-cell table:style-name="ce13" table:formula="of:=[.A21]+[.B13]*[.B21]+[.C13]*[.C21]+[.D13]*[.D21]+[.E13]*[.E21]+[.F13]*[.F21]+[.G13]*[.G21]+[.H13]*[.H21]" office:value-type="float" office:value="7964.31666666667" calcext:value-type="float">
            <text:p>7964.3166666667</text:p>
          </table:table-cell>
          <table:table-cell table:style-name="ce15" table:formula="of:=([.M13]-[.I13])^2" office:value-type="float" office:value="3920.42951111127" calcext:value-type="float">
            <text:p>3920.4295111113</text:p>
          </table:table-cell>
          <table:table-cell table:style-name="ce15" table:formula="of:=([.M13]-[.J13])^2" office:value-type="float" office:value="586.44694444438" calcext:value-type="float">
            <text:p>586.4469444444</text:p>
          </table:table-cell>
          <table:table-cell table:style-name="ce15" table:formula="of:=([.M13]-[.K13])^2" office:value-type="float" office:value="1474.30401111103" calcext:value-type="float">
            <text:p>1474.304011111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B14]*[.C14]" office:value-type="float" office:value="-1" calcext:value-type="float">
            <text:p>-1</text:p>
          </table:table-cell>
          <table:table-cell table:style-name="ce3" table:formula="of:=[.B14]*[.D14]" office:value-type="float" office:value="-1" calcext:value-type="float">
            <text:p>-1</text:p>
          </table:table-cell>
          <table:table-cell table:style-name="ce3" table:formula="of:=[.C14]*[.D14]" office:value-type="float" office:value="1" calcext:value-type="float">
            <text:p>1</text:p>
          </table:table-cell>
          <table:table-cell table:style-name="ce3" table:formula="of:=[.B14]*[.C14]*[.D14]" office:value-type="float" office:value="-1" calcext:value-type="float">
            <text:p>-1</text:p>
          </table:table-cell>
          <table:table-cell office:value-type="float" office:value="16268.98" calcext:value-type="float">
            <text:p>16268.98</text:p>
          </table:table-cell>
          <table:table-cell office:value-type="float" office:value="16789.31" calcext:value-type="float">
            <text:p>16789.31</text:p>
          </table:table-cell>
          <table:table-cell office:value-type="float" office:value="16202.94" calcext:value-type="float">
            <text:p>16202.94</text:p>
          </table:table-cell>
          <table:table-cell table:style-name="ce11" table:formula="of:=AVERAGE([.I14:.K14])" office:value-type="float" office:value="16420.41" calcext:value-type="float">
            <text:p>16420.41</text:p>
          </table:table-cell>
          <table:table-cell table:style-name="ce13" table:formula="of:=[.A21]+[.B14]*[.B21]+[.C14]*[.C21]+[.D14]*[.D21]+[.E14]*[.E21]+[.F14]*[.F21]+[.G14]*[.G21]+[.H14]*[.H21]" office:value-type="float" office:value="16420.41" calcext:value-type="float">
            <text:p>16420.41</text:p>
          </table:table-cell>
          <table:table-cell table:style-name="ce15" table:formula="of:=([.M14]-[.I14])^2" office:value-type="float" office:value="22931.0449000001" calcext:value-type="float">
            <text:p>22931.0449000001</text:p>
          </table:table-cell>
          <table:table-cell table:style-name="ce15" table:formula="of:=([.M14]-[.J14])^2" office:value-type="float" office:value="136087.210000001" calcext:value-type="float">
            <text:p>136087.210000001</text:p>
          </table:table-cell>
          <table:table-cell table:style-name="ce15" table:formula="of:=([.M14]-[.K14])^2" office:value-type="float" office:value="47293.2008999997" calcext:value-type="float">
            <text:p>47293.2008999997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table:formula="of:=[.B15]*[.C15]" office:value-type="float" office:value="-1" calcext:value-type="float">
            <text:p>-1</text:p>
          </table:table-cell>
          <table:table-cell table:style-name="ce3" table:formula="of:=[.B15]*[.D15]" office:value-type="float" office:value="-1" calcext:value-type="float">
            <text:p>-1</text:p>
          </table:table-cell>
          <table:table-cell table:style-name="ce3" table:formula="of:=[.C15]*[.D15]" office:value-type="float" office:value="1" calcext:value-type="float">
            <text:p>1</text:p>
          </table:table-cell>
          <table:table-cell table:style-name="ce3" table:formula="of:=[.B15]*[.C15]*[.D15]" office:value-type="float" office:value="1" calcext:value-type="float">
            <text:p>1</text:p>
          </table:table-cell>
          <table:table-cell office:value-type="float" office:value="3924.17" calcext:value-type="float">
            <text:p>3924.17</text:p>
          </table:table-cell>
          <table:table-cell office:value-type="float" office:value="3640.21" calcext:value-type="float">
            <text:p>3640.21</text:p>
          </table:table-cell>
          <table:table-cell office:value-type="float" office:value="3912.28" calcext:value-type="float">
            <text:p>3912.28</text:p>
          </table:table-cell>
          <table:table-cell table:style-name="ce11" table:formula="of:=AVERAGE([.I15:.K15])" office:value-type="float" office:value="3825.55333333333" calcext:value-type="float">
            <text:p>3825.5533333333</text:p>
          </table:table-cell>
          <table:table-cell table:style-name="ce13" table:formula="of:=[.A21]+[.B15]*[.B21]+[.C15]*[.C21]+[.D15]*[.D21]+[.E15]*[.E21]+[.F15]*[.F21]+[.G15]*[.G21]+[.H15]*[.H21]" office:value-type="float" office:value="4317.17" calcext:value-type="float">
            <text:p>4317.17</text:p>
          </table:table-cell>
          <table:table-cell table:style-name="ce15" table:formula="of:=([.M15]-[.I15])^2" office:value-type="float" office:value="154449" calcext:value-type="float">
            <text:p>154449</text:p>
          </table:table-cell>
          <table:table-cell table:style-name="ce15" table:formula="of:=([.M15]-[.J15])^2" office:value-type="float" office:value="458274.8416" calcext:value-type="float">
            <text:p>458274.8416</text:p>
          </table:table-cell>
          <table:table-cell table:style-name="ce15" table:formula="of:=([.M15]-[.K15])^2" office:value-type="float" office:value="163935.9121" calcext:value-type="float">
            <text:p>163935.9121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6]*[.C16]" office:value-type="float" office:value="-1" calcext:value-type="float">
            <text:p>-1</text:p>
          </table:table-cell>
          <table:table-cell table:style-name="ce3" table:formula="of:=[.B16]*[.D16]" office:value-type="float" office:value="1" calcext:value-type="float">
            <text:p>1</text:p>
          </table:table-cell>
          <table:table-cell table:style-name="ce3" table:formula="of:=[.C16]*[.D16]" office:value-type="float" office:value="-1" calcext:value-type="float">
            <text:p>-1</text:p>
          </table:table-cell>
          <table:table-cell table:style-name="ce3" table:formula="of:=[.B16]*[.C16]*[.D16]" office:value-type="float" office:value="-1" calcext:value-type="float">
            <text:p>-1</text:p>
          </table:table-cell>
          <table:table-cell office:value-type="float" office:value="7619.31" calcext:value-type="float">
            <text:p>7619.31</text:p>
          </table:table-cell>
          <table:table-cell office:value-type="float" office:value="7510.3" calcext:value-type="float">
            <text:p>7510.3</text:p>
          </table:table-cell>
          <table:table-cell office:value-type="float" office:value="7603.73" calcext:value-type="float">
            <text:p>7603.73</text:p>
          </table:table-cell>
          <table:table-cell table:style-name="ce11" table:formula="of:=AVERAGE([.I16:.K16])" office:value-type="float" office:value="7577.78" calcext:value-type="float">
            <text:p>7577.78</text:p>
          </table:table-cell>
          <table:table-cell table:style-name="ce13" table:formula="of:=[.A21]+[.B16]*[.B21]+[.C16]*[.C21]+[.D16]*[.D21]+[.E16]*[.E21]+[.F16]*[.F21]+[.G16]*[.G21]+[.H16]*[.H21]" office:value-type="float" office:value="8406.53" calcext:value-type="float">
            <text:p>8406.53</text:p>
          </table:table-cell>
          <table:table-cell table:style-name="ce15" table:formula="of:=([.M16]-[.I16])^2" office:value-type="float" office:value="619715.328399998" calcext:value-type="float">
            <text:p>619715.328399998</text:p>
          </table:table-cell>
          <table:table-cell table:style-name="ce15" table:formula="of:=([.M16]-[.J16])^2" office:value-type="float" office:value="803228.212899998" calcext:value-type="float">
            <text:p>803228.212899998</text:p>
          </table:table-cell>
          <table:table-cell table:style-name="ce15" table:formula="of:=([.M16]-[.K16])^2" office:value-type="float" office:value="644487.839999999" calcext:value-type="float">
            <text:p>644487.839999999</text:p>
          </table:table-cell>
          <table:table-cell table:number-columns-repeated="7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7]*[.C17]" office:value-type="float" office:value="1" calcext:value-type="float">
            <text:p>1</text:p>
          </table:table-cell>
          <table:table-cell table:style-name="ce3" table:formula="of:=[.B17]*[.D17]" office:value-type="float" office:value="-1" calcext:value-type="float">
            <text:p>-1</text:p>
          </table:table-cell>
          <table:table-cell table:style-name="ce3" table:formula="of:=[.C17]*[.D17]" office:value-type="float" office:value="-1" calcext:value-type="float">
            <text:p>-1</text:p>
          </table:table-cell>
          <table:table-cell table:style-name="ce3" table:formula="of:=[.B17]*[.C17]*[.D17]" office:value-type="float" office:value="-1" calcext:value-type="float">
            <text:p>-1</text:p>
          </table:table-cell>
          <table:table-cell office:value-type="float" office:value="7493.88" calcext:value-type="float">
            <text:p>7493.88</text:p>
          </table:table-cell>
          <table:table-cell office:value-type="float" office:value="7764.7" calcext:value-type="float">
            <text:p>7764.7</text:p>
          </table:table-cell>
          <table:table-cell office:value-type="float" office:value="7645.4" calcext:value-type="float">
            <text:p>7645.4</text:p>
          </table:table-cell>
          <table:table-cell table:style-name="ce11" table:formula="of:=AVERAGE([.I17:.K17])" office:value-type="float" office:value="7634.66" calcext:value-type="float">
            <text:p>7634.66</text:p>
          </table:table-cell>
          <table:table-cell table:style-name="ce13" table:formula="of:=[.A21]+[.B17]*[.B21]+[.C17]*[.C21]+[.D17]*[.D21]+[.E17]*[.E21]+[.F17]*[.F21]+[.G17]*[.G21]+[.H17]*[.H21]" office:value-type="float" office:value="7925.92" calcext:value-type="float">
            <text:p>7925.92</text:p>
          </table:table-cell>
          <table:table-cell table:style-name="ce15" table:formula="of:=([.M17]-[.I17])^2" office:value-type="float" office:value="186658.561599998" calcext:value-type="float">
            <text:p>186658.561599998</text:p>
          </table:table-cell>
          <table:table-cell table:style-name="ce15" table:formula="of:=([.M17]-[.J17])^2" office:value-type="float" office:value="25991.8883999995" calcext:value-type="float">
            <text:p>25991.8883999995</text:p>
          </table:table-cell>
          <table:table-cell table:style-name="ce15" table:formula="of:=([.M17]-[.K17])^2" office:value-type="float" office:value="78691.4703999992" calcext:value-type="float">
            <text:p>78691.4703999992</text:p>
          </table:table-cell>
          <table:table-cell table:number-columns-repeated="7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style-name="ce3" table:formula="of:=[.B18]*[.C18]" office:value-type="float" office:value="1" calcext:value-type="float">
            <text:p>1</text:p>
          </table:table-cell>
          <table:table-cell table:style-name="ce3" table:formula="of:=[.B18]*[.D18]" office:value-type="float" office:value="1" calcext:value-type="float">
            <text:p>1</text:p>
          </table:table-cell>
          <table:table-cell table:style-name="ce3" table:formula="of:=[.C18]*[.D18]" office:value-type="float" office:value="1" calcext:value-type="float">
            <text:p>1</text:p>
          </table:table-cell>
          <table:table-cell table:style-name="ce3" table:formula="of:=[.B18]*[.C18]*[.D18]" office:value-type="float" office:value="1" calcext:value-type="float">
            <text:p>1</text:p>
          </table:table-cell>
          <table:table-cell office:value-type="float" office:value="15336.04" calcext:value-type="float">
            <text:p>15336.04</text:p>
          </table:table-cell>
          <table:table-cell office:value-type="float" office:value="15134.56" calcext:value-type="float">
            <text:p>15134.56</text:p>
          </table:table-cell>
          <table:table-cell office:value-type="float" office:value="15443.49" calcext:value-type="float">
            <text:p>15443.49</text:p>
          </table:table-cell>
          <table:table-cell table:style-name="ce11" table:formula="of:=AVERAGE([.I18:.K18])" office:value-type="float" office:value="15304.6966666667" calcext:value-type="float">
            <text:p>15304.6966666667</text:p>
          </table:table-cell>
          <table:table-cell table:style-name="ce13" table:formula="of:=[.A21]+[.B18]*[.B21]+[.C18]*[.C21]+[.D18]*[.D21]+[.E18]*[.E21]+[.F18]*[.F21]+[.G18]*[.G21]+[.H18]*[.H21]" office:value-type="float" office:value="16202.94" calcext:value-type="float">
            <text:p>16202.94</text:p>
          </table:table-cell>
          <table:table-cell table:style-name="ce15" table:formula="of:=([.M18]-[.I18])^2" office:value-type="float" office:value="751515.609999996" calcext:value-type="float">
            <text:p>751515.609999996</text:p>
          </table:table-cell>
          <table:table-cell table:style-name="ce15" table:formula="of:=([.M18]-[.J18])^2" office:value-type="float" office:value="1141435.8244" calcext:value-type="float">
            <text:p>1141435.8244</text:p>
          </table:table-cell>
          <table:table-cell table:style-name="ce15" table:formula="of:=([.M18]-[.K18])^2" office:value-type="float" office:value="576764.302499998" calcext:value-type="float">
            <text:p>576764.302499998</text:p>
          </table:table-cell>
          <table:table-cell table:number-columns-repeated="2"/>
          <table:table-cell table:style-name="ce6" office:value-type="string" calcext:value-type="string">
            <text:p>deviation of errors</text:p>
          </table:table-cell>
          <table:table-cell table:style-name="ce21" office:value-type="string" calcext:value-type="string">
            <text:p>deviation of effects:</text:p>
          </table:table-cell>
          <table:table-cell table:style-name="ce10" office:value-type="string" calcext:value-type="string">
            <text:p>Degrees of freedom for 2^3(3-1) = 16</text:p>
          </table:table-cell>
          <table:table-cell table:style-name="ce8" office:value-type="string" calcext:value-type="string">
            <text:p>lower bound</text:p>
          </table:table-cell>
          <table:table-cell table:style-name="ce8" office:value-type="string" calcext:value-type="string">
            <text:p>upper bound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>
            <text:p>Effects:</text:p>
          </table:table-cell>
          <table:table-cell table:style-name="ce16" office:value-type="string" calcext:value-type="string">
            <text:p>SSE:</text:p>
          </table:table-cell>
          <table:table-cell table:style-name="ce18" table:formula="of:=SUM([.N11:.P18])" office:value-type="float" office:value="6063739.27549998" calcext:value-type="float">
            <text:p>6063739.27549998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19]/[.P28]" office:value-type="percentage" office:value="0.0129050226187825" calcext:value-type="percentage">
            <text:p>1.29%</text:p>
          </table:table-cell>
          <table:table-cell table:style-name="ce3" table:formula="of:=SQRT([.P19]/(8*(3-1)))" office:value-type="float" office:value="615.616524078707" calcext:value-type="float">
            <text:p>615.6165240787</text:p>
          </table:table-cell>
          <table:table-cell table:style-name="ce22"/>
          <table:table-cell table:style-name="ce11"/>
          <table:table-cell table:style-name="ce23" table:number-columns-repeated="2"/>
        </table:table-row>
        <table:table-row table:style-name="ro1">
          <table:table-cell table:style-name="ce4" table:formula="of:=[.A11]*[.L11]+[.A12]*[.L12]+[.A13]*[.L13]+[.A14]*[.L14]+[.A15]*[.K11]+[.A16]*[.K12]+[.A17]*[.K13]+[.A18]*[.K14]" office:value-type="float" office:value="73628.2233333333" calcext:value-type="float">
            <text:p>73628.2233333333</text:p>
          </table:table-cell>
          <table:table-cell table:style-name="ce4" table:formula="of:=[.B11]*[.L11]+[.B12]*[.L12]+[.B13]*[.L13]+[.B14]*[.L14]+[.B15]*[.K11]+[.B16]*[.K12]+[.B17]*[.K13]+[.B18]*[.K14]" office:value-type="float" office:value="76.8966666666674" calcext:value-type="float">
            <text:p>76.8966666667</text:p>
          </table:table-cell>
          <table:table-cell table:style-name="ce4" table:formula="of:=[.C11]*[.L11]+[.C12]*[.L12]+[.C13]*[.L13]+[.C14]*[.L14]+[.C15]*[.K11]+[.C16]*[.K12]+[.C17]*[.K13]+[.C18]*[.K14]" office:value-type="float" office:value="23398.95" calcext:value-type="float">
            <text:p>23398.95</text:p>
          </table:table-cell>
          <table:table-cell table:style-name="ce4" table:formula="of:=[.D11]*[.L11]+[.D12]*[.L12]+[.D13]*[.L13]+[.D14]*[.L14]+[.D15]*[.K11]+[.D16]*[.K12]+[.D17]*[.K13]+[.D18]*[.K14]" office:value-type="float" office:value="24759.9633333333" calcext:value-type="float">
            <text:p>24759.9633333333</text:p>
          </table:table-cell>
          <table:table-cell table:style-name="ce4" table:formula="of:=[.E11]*[.L11]+[.E12]*[.L12]+[.E13]*[.L13]+[.E14]*[.L14]+[.E15]*[.K11]+[.E16]*[.K12]+[.E17]*[.K13]+[.E18]*[.K14]" office:value-type="float" office:value="-588.629999999999" calcext:value-type="float">
            <text:p>-588.63</text:p>
          </table:table-cell>
          <table:table-cell table:style-name="ce4" table:formula="of:=[.F11]*[.L11]+[.F12]*[.L12]+[.F13]*[.L13]+[.F14]*[.L14]+[.F15]*[.K11]+[.F16]*[.K12]+[.F17]*[.K13]+[.F18]*[.K14]" office:value-type="float" office:value="-27.2033333333329" calcext:value-type="float">
            <text:p>-27.2033333333</text:p>
          </table:table-cell>
          <table:table-cell table:style-name="ce4" table:formula="of:=[.G11]*[.L11]+[.G12]*[.L12]+[.G13]*[.L13]+[.G14]*[.L14]+[.G15]*[.K11]+[.G16]*[.K12]+[.G17]*[.K13]+[.G18]*[.K14]" office:value-type="float" office:value="8706.26333333333" calcext:value-type="float">
            <text:p>8706.2633333333</text:p>
          </table:table-cell>
          <table:table-cell table:style-name="ce4" table:formula="of:=[.H11]*[.L11]+[.H12]*[.L12]+[.H13]*[.L13]+[.H14]*[.L14]+[.H15]*[.K11]+[.H16]*[.K12]+[.H17]*[.K13]+[.H18]*[.K14]" office:value-type="float" office:value="-330.943333333331" calcext:value-type="float">
            <text:p>-330.9433333333</text:p>
          </table:table-cell>
          <table:table-cell table:style-name="ce9" table:number-columns-repeated="4"/>
          <table:table-cell/>
          <table:table-cell table:style-name="ce3" table:formula="of:=[.B21]" office:value-type="float" office:value="9.61208333333343" calcext:value-type="float">
            <text:p>9.6120833333</text:p>
          </table:table-cell>
          <table:table-cell table:style-name="ce16" office:value-type="string" calcext:value-type="string">
            <text:p>SSA:</text:p>
          </table:table-cell>
          <table:table-cell table:style-name="ce18" table:formula="of:=8*3*[.B21]*[.B21]" office:value-type="float" office:value="2217.41150416671" calcext:value-type="float">
            <text:p>2217.4115041667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0]/[.P28]" office:value-type="percentage" office:value="0.00000471915831408507" calcext:value-type="percentage">
            <text:p>0.00%</text:p>
          </table:table-cell>
          <table:table-cell table:style-name="ce3"/>
          <table:table-cell table:style-name="ce22" table:formula="of:=[.S19]/SQRT(8*3)" office:value-type="float" office:value="125.662196768219" calcext:value-type="float">
            <text:p>125.662196768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0]-[.T20]*[.U20]" office:value-type="float" office:value="-209.794112223977" calcext:value-type="float">
            <text:p>-209.794112224</text:p>
          </table:table-cell>
          <table:table-cell table:style-name="ce23" table:formula="of:=[.N20]+[.T20]*[.U20]" office:value-type="float" office:value="229.018278890643" calcext:value-type="float">
            <text:p>229.0182788906</text:p>
          </table:table-cell>
        </table:table-row>
        <table:table-row table:style-name="ro1">
          <table:table-cell table:style-name="ce5" table:formula="of:=[.A20]/8" office:value-type="float" office:value="9203.52791666667" calcext:value-type="float">
            <text:p>9203.5279166667</text:p>
          </table:table-cell>
          <table:table-cell table:style-name="ce5" table:formula="of:=[.B20]/8" office:value-type="float" office:value="9.61208333333343" calcext:value-type="float">
            <text:p>9.6120833333</text:p>
          </table:table-cell>
          <table:table-cell table:style-name="ce5" table:formula="of:=[.C20]/8" office:value-type="float" office:value="2924.86875" calcext:value-type="float">
            <text:p>2924.86875</text:p>
          </table:table-cell>
          <table:table-cell table:style-name="ce5" table:formula="of:=[.D20]/8" office:value-type="float" office:value="3094.99541666667" calcext:value-type="float">
            <text:p>3094.9954166667</text:p>
          </table:table-cell>
          <table:table-cell table:style-name="ce5" table:formula="of:=[.E20]/8" office:value-type="float" office:value="-73.5787499999999" calcext:value-type="float">
            <text:p>-73.57875</text:p>
          </table:table-cell>
          <table:table-cell table:style-name="ce5" table:formula="of:=[.F20]/8" office:value-type="float" office:value="-3.40041666666662" calcext:value-type="float">
            <text:p>-3.4004166667</text:p>
          </table:table-cell>
          <table:table-cell table:style-name="ce5" table:formula="of:=[.G20]/8" office:value-type="float" office:value="1088.28291666667" calcext:value-type="float">
            <text:p>1088.2829166667</text:p>
          </table:table-cell>
          <table:table-cell table:style-name="ce5" table:formula="of:=[.H20]/8" office:value-type="float" office:value="-41.3679166666664" calcext:value-type="float">
            <text:p>-41.3679166667</text:p>
          </table:table-cell>
          <table:table-cell table:number-columns-repeated="5"/>
          <table:table-cell table:style-name="ce3" table:formula="of:=[.C21]" office:value-type="float" office:value="2924.86875" calcext:value-type="float">
            <text:p>2924.86875</text:p>
          </table:table-cell>
          <table:table-cell table:style-name="ce16" office:value-type="string" calcext:value-type="string">
            <text:p>SSB:</text:p>
          </table:table-cell>
          <table:table-cell table:style-name="ce18" table:formula="of:=8*3*[.C21]*[.C21]" office:value-type="float" office:value="205316572.913437" calcext:value-type="float">
            <text:p>205316572.913437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1]/[.P28]" office:value-type="percentage" office:value="0.436960577801284" calcext:value-type="percentage">
            <text:p>43.70%</text:p>
          </table:table-cell>
          <table:table-cell table:style-name="ce3"/>
          <table:table-cell table:style-name="ce22" table:formula="of:=[.S19]/SQRT(8*3)" office:value-type="float" office:value="125.662196768219" calcext:value-type="float">
            <text:p>125.662196768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1]-[.T21]*[.U21]" office:value-type="float" office:value="2705.46255444269" calcext:value-type="float">
            <text:p>2705.4625544427</text:p>
          </table:table-cell>
          <table:table-cell table:style-name="ce23" table:formula="of:=[.N21]+[.T21]*[.U21]" office:value-type="float" office:value="3144.27494555731" calcext:value-type="float">
            <text:p>3144.2749455573</text:p>
          </table:table-cell>
        </table:table-row>
        <table:table-row table:style-name="ro1">
          <table:table-cell table:number-columns-repeated="13"/>
          <table:table-cell table:style-name="ce3" table:formula="of:=[.D21]" office:value-type="float" office:value="3094.99541666667" calcext:value-type="float">
            <text:p>3094.9954166667</text:p>
          </table:table-cell>
          <table:table-cell table:style-name="ce16" office:value-type="string" calcext:value-type="string">
            <text:p>SSC:</text:p>
          </table:table-cell>
          <table:table-cell table:style-name="ce18" table:formula="of:=8*3*[.D21]*[.D21]" office:value-type="float" office:value="229895919.100504" calcext:value-type="float">
            <text:p>229895919.100504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2]/[.P28]" office:value-type="percentage" office:value="0.489271042365714" calcext:value-type="percentage">
            <text:p>48.93%</text:p>
          </table:table-cell>
          <table:table-cell table:style-name="ce3"/>
          <table:table-cell table:style-name="ce22" table:formula="of:=[.S19]/SQRT(8*3)" office:value-type="float" office:value="125.662196768219" calcext:value-type="float">
            <text:p>125.662196768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2]-[.T22]*[.U22]" office:value-type="float" office:value="2875.58922110936" calcext:value-type="float">
            <text:p>2875.5892211094</text:p>
          </table:table-cell>
          <table:table-cell table:style-name="ce23" table:formula="of:=[.N22]+[.T22]*[.U22]" office:value-type="float" office:value="3314.40161222398" calcext:value-type="float">
            <text:p>3314.401612224</text:p>
          </table:table-cell>
        </table:table-row>
        <table:table-row table:style-name="ro1">
          <table:table-cell table:number-columns-repeated="13"/>
          <table:table-cell table:style-name="ce3" table:formula="of:=[.E21]" office:value-type="float" office:value="-73.5787499999999" calcext:value-type="float">
            <text:p>-73.57875</text:p>
          </table:table-cell>
          <table:table-cell table:style-name="ce16" office:value-type="string" calcext:value-type="string">
            <text:p>SSAB:</text:p>
          </table:table-cell>
          <table:table-cell table:style-name="ce18" table:formula="of:=8*3*[.E21]*[.E21]" office:value-type="float" office:value="129931.9788375" calcext:value-type="float">
            <text:p>129931.9788375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3]/[.P28]" office:value-type="percentage" office:value="0.000276524937768345" calcext:value-type="percentage">
            <text:p>0.03%</text:p>
          </table:table-cell>
          <table:table-cell table:style-name="ce3"/>
          <table:table-cell table:style-name="ce22" table:formula="of:=[.S19]/SQRT(8*3)" office:value-type="float" office:value="125.662196768219" calcext:value-type="float">
            <text:p>125.662196768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3]-[.T23]*[.U23]" office:value-type="float" office:value="-292.98494555731" calcext:value-type="float">
            <text:p>-292.9849455573</text:p>
          </table:table-cell>
          <table:table-cell table:style-name="ce23" table:formula="of:=[.N23]+[.T23]*[.U23]" office:value-type="float" office:value="145.82744555731" calcext:value-type="float">
            <text:p>145.8274455573</text:p>
          </table:table-cell>
        </table:table-row>
        <table:table-row table:style-name="ro1">
          <table:table-cell table:number-columns-repeated="13"/>
          <table:table-cell table:style-name="ce3" table:formula="of:=[.F21]" office:value-type="float" office:value="-3.40041666666662" calcext:value-type="float">
            <text:p>-3.4004166667</text:p>
          </table:table-cell>
          <table:table-cell table:style-name="ce16" office:value-type="string" calcext:value-type="string">
            <text:p>SSAC:</text:p>
          </table:table-cell>
          <table:table-cell table:style-name="ce18" table:formula="of:=8*3*[.F21]*[.F21]" office:value-type="float" office:value="277.508004166658" calcext:value-type="float">
            <text:p>277.5080041667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4]/[.P28]" office:value-type="percentage" office:value="0.000000590600437775026" calcext:value-type="percentage">
            <text:p>0.00%</text:p>
          </table:table-cell>
          <table:table-cell table:style-name="ce3"/>
          <table:table-cell table:style-name="ce22" table:formula="of:=[.S19]/SQRT(8*3)" office:value-type="float" office:value="125.662196768219" calcext:value-type="float">
            <text:p>125.662196768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4]-[.T24]*[.U24]" office:value-type="float" office:value="-222.806612223977" calcext:value-type="float">
            <text:p>-222.806612224</text:p>
          </table:table-cell>
          <table:table-cell table:style-name="ce23" table:formula="of:=[.N24]+[.T24]*[.U24]" office:value-type="float" office:value="216.005778890643" calcext:value-type="float">
            <text:p>216.0057788906</text:p>
          </table:table-cell>
        </table:table-row>
        <table:table-row table:style-name="ro1">
          <table:table-cell table:number-columns-repeated="13"/>
          <table:table-cell table:style-name="ce3" table:formula="of:=[.G21]" office:value-type="float" office:value="1088.28291666667" calcext:value-type="float">
            <text:p>1088.2829166667</text:p>
          </table:table-cell>
          <table:table-cell table:style-name="ce16" office:value-type="string" calcext:value-type="string">
            <text:p>SSBC:</text:p>
          </table:table-cell>
          <table:table-cell table:style-name="ce18" table:formula="of:=8*3*[.G21]*[.G21]" office:value-type="float" office:value="28424632.9610042" calcext:value-type="float">
            <text:p>28424632.9610042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5]/[.P28]" office:value-type="percentage" office:value="0.0604941133888219" calcext:value-type="percentage">
            <text:p>6.05%</text:p>
          </table:table-cell>
          <table:table-cell table:style-name="ce3"/>
          <table:table-cell table:style-name="ce22" table:formula="of:=[.S19]/SQRT(8*3)" office:value-type="float" office:value="125.662196768219" calcext:value-type="float">
            <text:p>125.662196768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5]-[.T25]*[.U25]" office:value-type="float" office:value="868.876721109356" calcext:value-type="float">
            <text:p>868.8767211094</text:p>
          </table:table-cell>
          <table:table-cell table:style-name="ce23" table:formula="of:=[.N25]+[.T25]*[.U25]" office:value-type="float" office:value="1307.68911222398" calcext:value-type="float">
            <text:p>1307.689112224</text:p>
          </table:table-cell>
        </table:table-row>
        <table:table-row table:style-name="ro1">
          <table:table-cell table:number-columns-repeated="13"/>
          <table:table-cell table:formula="of:=[.H21]" office:value-type="float" office:value="-41.3679166666664" calcext:value-type="float">
            <text:p>-41.3679166667</text:p>
          </table:table-cell>
          <table:table-cell table:style-name="ce16" office:value-type="string" calcext:value-type="string">
            <text:p>SSABC:</text:p>
          </table:table-cell>
          <table:table-cell table:style-name="ce18" table:formula="of:=8*3*[.H21]*[.H21]" office:value-type="float" office:value="41071.3087041661" calcext:value-type="float">
            <text:p>41071.3087041661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6]/[.P28]" office:value-type="percentage" office:value="0.0000874091288772567" calcext:value-type="percentage">
            <text:p>0.01%</text:p>
          </table:table-cell>
          <table:table-cell table:style-name="ce3"/>
          <table:table-cell table:style-name="ce22" table:formula="of:=[.S19]/SQRT(8*3)" office:value-type="float" office:value="125.662196768219" calcext:value-type="float">
            <text:p>125.662196768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6]-[.T26]*[.U26]" office:value-type="float" office:value="-260.774112223976" calcext:value-type="float">
            <text:p>-260.774112224</text:p>
          </table:table-cell>
          <table:table-cell table:style-name="ce23" table:formula="of:=[.N26]+[.T26]*[.U26]" office:value-type="float" office:value="178.038278890644" calcext:value-type="float">
            <text:p>178.0382788906</text:p>
          </table:table-cell>
        </table:table-row>
        <table:table-row table:style-name="ro1">
          <table:table-cell table:number-columns-repeated="13"/>
          <table:table-cell table:style-name="ce5" table:formula="of:=[.A21]" office:value-type="float" office:value="9203.52791666667" calcext:value-type="float">
            <text:p>9203.5279166667</text:p>
          </table:table-cell>
          <table:table-cell table:number-columns-repeated="5"/>
          <table:table-cell table:style-name="ce22" table:formula="of:=[.S19]/SQRT(8*3)" office:value-type="float" office:value="125.662196768219" calcext:value-type="float">
            <text:p>125.662196768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7]-[.T27]*[.U27]" office:value-type="float" office:value="8984.12172110936" calcext:value-type="float">
            <text:p>8984.1217211094</text:p>
          </table:table-cell>
          <table:table-cell table:style-name="ce23" table:formula="of:=[.N27]+[.T27]*[.U27]" office:value-type="float" office:value="9422.93411222398" calcext:value-type="float">
            <text:p>9422.934112224</text:p>
          </table:table-cell>
        </table:table-row>
        <table:table-row table:style-name="ro1">
          <table:table-cell table:number-columns-repeated="14"/>
          <table:table-cell table:style-name="ce17" office:value-type="string" calcext:value-type="string">
            <text:p>SST:</text:p>
          </table:table-cell>
          <table:table-cell table:style-name="ce19" table:formula="of:=SUM([.P19:.P26])" office:value-type="float" office:value="469874362.457496" calcext:value-type="float">
            <text:p>469874362.457496</text:p>
          </table:table-cell>
          <table:table-cell table:number-columns-repeated="7"/>
        </table:table-row>
      </table:table>
      <table:table table:name="50-50 response tim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HROUGHPUT FOR GET ONLY</text:p>
          </table:table-cell>
          <table:covered-table-cell table:number-columns-repeated="2"/>
          <table:table-cell table:number-columns-repeated="20"/>
        </table:table-row>
        <table:table-row table:style-name="ro1">
          <table:table-cell table:style-name="ce1"/>
          <table:table-cell table:number-columns-repeated="22"/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9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 table:number-rows-repeated="2">
          <table:table-cell table:style-name="ce1"/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 table:style-name="ce7"/>
          <table:table-cell table:number-columns-repeated="14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6" office:value-type="string" calcext:value-type="string">
            <text:p>A: servers</text:p>
          </table:table-cell>
          <table:table-cell table:style-name="ce6" office:value-type="string" calcext:value-type="string">
            <text:p>B: middlewares</text:p>
          </table:table-cell>
          <table:table-cell table:style-name="ce6" office:value-type="string" calcext:value-type="string">
            <text:p>C: workers</text:p>
          </table:table-cell>
          <table:table-cell table:style-name="ce6" office:value-type="string" calcext:value-type="string">
            <text:p>AB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ABC</text:p>
          </table:table-cell>
          <table:table-cell table:style-name="ce8" office:value-type="string" calcext:value-type="string">
            <text:p>rep1</text:p>
          </table:table-cell>
          <table:table-cell table:style-name="ce8" office:value-type="string" calcext:value-type="string">
            <text:p>rep2</text:p>
          </table:table-cell>
          <table:table-cell table:style-name="ce8" office:value-type="string" calcext:value-type="string">
            <text:p>rep3</text:p>
          </table:table-cell>
          <table:table-cell table:style-name="ce10" office:value-type="string" calcext:value-type="string">
            <text:p>mean y</text:p>
          </table:table-cell>
          <table:table-cell table:style-name="ce12" office:value-type="string" calcext:value-type="string">
            <text:p>estimated y</text:p>
          </table:table-cell>
          <table:table-cell table:style-name="ce14" office:value-type="string" calcext:value-type="string">
            <text:p>(y_e – rep1)^2</text:p>
          </table:table-cell>
          <table:table-cell table:style-name="ce14" office:value-type="string" calcext:value-type="string">
            <text:p>(y_e – rep2)^2</text:p>
          </table:table-cell>
          <table:table-cell table:style-name="ce14" office:value-type="string" calcext:value-type="string">
            <text:p>(y_e – rep3)^2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table:formula="of:=[.B11]*[.C11]" office:value-type="float" office:value="1" calcext:value-type="float">
            <text:p>1</text:p>
          </table:table-cell>
          <table:table-cell table:style-name="ce3" table:formula="of:=[.B11]*[.D11]" office:value-type="float" office:value="1" calcext:value-type="float">
            <text:p>1</text:p>
          </table:table-cell>
          <table:table-cell table:style-name="ce3" table:formula="of:=[.C11]*[.D11]" office:value-type="float" office:value="1" calcext:value-type="float">
            <text:p>1</text:p>
          </table:table-cell>
          <table:table-cell table:style-name="ce3" table:formula="of:=[.B11]*[.C11]*[.D11]" office:value-type="float" office:value="-1" calcext:value-type="float">
            <text:p>-1</text:p>
          </table:table-cell>
          <table:table-cell office:value-type="float" office:value="45.9166666667" calcext:value-type="float">
            <text:p>45.9166666667</text:p>
          </table:table-cell>
          <table:table-cell office:value-type="float" office:value="45.9283333333" calcext:value-type="float">
            <text:p>45.9283333333</text:p>
          </table:table-cell>
          <table:table-cell office:value-type="float" office:value="44.5116666667" calcext:value-type="float">
            <text:p>44.5116666667</text:p>
          </table:table-cell>
          <table:table-cell table:style-name="ce11" table:formula="of:=AVERAGE([.I11:.K11])" office:value-type="float" office:value="45.4522222222333" calcext:value-type="float">
            <text:p>45.4522222222</text:p>
          </table:table-cell>
          <table:table-cell table:style-name="ce13" table:formula="of:=[.A21]+[.B11]*[.B21]+[.C11]*[.C21]+[.D11]*[.D21]+[.E11]*[.E21]+[.F11]*[.F21]+[.G11]*[.G21]+[.H11]*[.H21]" office:value-type="float" office:value="45.4522222222333" calcext:value-type="float">
            <text:p>45.4522222222</text:p>
          </table:table-cell>
          <table:table-cell table:style-name="ce15" table:formula="of:=([.M11]-[.I11])^2" office:value-type="float" office:value="0.215708641995955" calcext:value-type="float">
            <text:p>0.215708642</text:p>
          </table:table-cell>
          <table:table-cell table:style-name="ce15" table:formula="of:=([.M11]-[.J11])^2" office:value-type="float" office:value="0.226681790081141" calcext:value-type="float">
            <text:p>0.2266817901</text:p>
          </table:table-cell>
          <table:table-cell table:style-name="ce15" table:formula="of:=([.M11]-[.K11])^2" office:value-type="float" office:value="0.88464475304461" calcext:value-type="float">
            <text:p>0.884644753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2]*[.C12]" office:value-type="float" office:value="1" calcext:value-type="float">
            <text:p>1</text:p>
          </table:table-cell>
          <table:table-cell table:style-name="ce3" table:formula="of:=[.B12]*[.D12]" office:value-type="float" office:value="-1" calcext:value-type="float">
            <text:p>-1</text:p>
          </table:table-cell>
          <table:table-cell table:style-name="ce3" table:formula="of:=[.C12]*[.D12]" office:value-type="float" office:value="-1" calcext:value-type="float">
            <text:p>-1</text:p>
          </table:table-cell>
          <table:table-cell table:style-name="ce3" table:formula="of:=[.B12]*[.C12]*[.D12]" office:value-type="float" office:value="1" calcext:value-type="float">
            <text:p>1</text:p>
          </table:table-cell>
          <table:table-cell office:value-type="float" office:value="23.095" calcext:value-type="float">
            <text:p>23.095</text:p>
          </table:table-cell>
          <table:table-cell office:value-type="float" office:value="24.685" calcext:value-type="float">
            <text:p>24.685</text:p>
          </table:table-cell>
          <table:table-cell office:value-type="float" office:value="22.8316666667" calcext:value-type="float">
            <text:p>22.8316666667</text:p>
          </table:table-cell>
          <table:table-cell table:style-name="ce11" table:formula="of:=AVERAGE([.I12:.K12])" office:value-type="float" office:value="23.5372222222333" calcext:value-type="float">
            <text:p>23.5372222222</text:p>
          </table:table-cell>
          <table:table-cell table:style-name="ce13" table:formula="of:=[.A21]+[.B12]*[.B21]+[.C12]*[.C21]+[.D12]*[.D21]+[.E12]*[.E21]+[.F12]*[.F21]+[.G12]*[.G21]+[.H12]*[.H21]" office:value-type="float" office:value="23.5372222222333" calcext:value-type="float">
            <text:p>23.5372222222</text:p>
          </table:table-cell>
          <table:table-cell table:style-name="ce15" table:formula="of:=([.M12]-[.I12])^2" office:value-type="float" office:value="0.195560493836984" calcext:value-type="float">
            <text:p>0.1955604938</text:p>
          </table:table-cell>
          <table:table-cell table:style-name="ce15" table:formula="of:=([.M12]-[.J12])^2" office:value-type="float" office:value="1.317393827135" calcext:value-type="float">
            <text:p>1.3173938271</text:p>
          </table:table-cell>
          <table:table-cell table:style-name="ce15" table:formula="of:=([.M12]-[.K12])^2" office:value-type="float" office:value="0.497808641943946" calcext:value-type="float">
            <text:p>0.4978086419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3]*[.C13]" office:value-type="float" office:value="-1" calcext:value-type="float">
            <text:p>-1</text:p>
          </table:table-cell>
          <table:table-cell table:style-name="ce3" table:formula="of:=[.B13]*[.D13]" office:value-type="float" office:value="1" calcext:value-type="float">
            <text:p>1</text:p>
          </table:table-cell>
          <table:table-cell table:style-name="ce3" table:formula="of:=[.C13]*[.D13]" office:value-type="float" office:value="-1" calcext:value-type="float">
            <text:p>-1</text:p>
          </table:table-cell>
          <table:table-cell table:style-name="ce3" table:formula="of:=[.B13]*[.C13]*[.D13]" office:value-type="float" office:value="1" calcext:value-type="float">
            <text:p>1</text:p>
          </table:table-cell>
          <table:table-cell office:value-type="float" office:value="24.0383333333" calcext:value-type="float">
            <text:p>24.0383333333</text:p>
          </table:table-cell>
          <table:table-cell office:value-type="float" office:value="24.2933333333" calcext:value-type="float">
            <text:p>24.2933333333</text:p>
          </table:table-cell>
          <table:table-cell office:value-type="float" office:value="24.3433333333" calcext:value-type="float">
            <text:p>24.3433333333</text:p>
          </table:table-cell>
          <table:table-cell table:style-name="ce11" table:formula="of:=AVERAGE([.I13:.K13])" office:value-type="float" office:value="24.2249999999667" calcext:value-type="float">
            <text:p>24.225</text:p>
          </table:table-cell>
          <table:table-cell table:style-name="ce13" table:formula="of:=[.A21]+[.B13]*[.B21]+[.C13]*[.C21]+[.D13]*[.D21]+[.E13]*[.E21]+[.F13]*[.F21]+[.G13]*[.G21]+[.H13]*[.H21]" office:value-type="float" office:value="24.2249999999667" calcext:value-type="float">
            <text:p>24.225</text:p>
          </table:table-cell>
          <table:table-cell table:style-name="ce15" table:formula="of:=([.M13]-[.I13])^2" office:value-type="float" office:value="0.0348444444444447" calcext:value-type="float">
            <text:p>0.0348444444</text:p>
          </table:table-cell>
          <table:table-cell table:style-name="ce15" table:formula="of:=([.M13]-[.J13])^2" office:value-type="float" office:value="0.00466944444444469" calcext:value-type="float">
            <text:p>0.0046694444</text:p>
          </table:table-cell>
          <table:table-cell table:style-name="ce15" table:formula="of:=([.M13]-[.K13])^2" office:value-type="float" office:value="0.0140027777777775" calcext:value-type="float">
            <text:p>0.0140027778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B14]*[.C14]" office:value-type="float" office:value="-1" calcext:value-type="float">
            <text:p>-1</text:p>
          </table:table-cell>
          <table:table-cell table:style-name="ce3" table:formula="of:=[.B14]*[.D14]" office:value-type="float" office:value="-1" calcext:value-type="float">
            <text:p>-1</text:p>
          </table:table-cell>
          <table:table-cell table:style-name="ce3" table:formula="of:=[.C14]*[.D14]" office:value-type="float" office:value="1" calcext:value-type="float">
            <text:p>1</text:p>
          </table:table-cell>
          <table:table-cell table:style-name="ce3" table:formula="of:=[.B14]*[.C14]*[.D14]" office:value-type="float" office:value="-1" calcext:value-type="float">
            <text:p>-1</text:p>
          </table:table-cell>
          <table:table-cell office:value-type="float" office:value="11.7983333333" calcext:value-type="float">
            <text:p>11.7983333333</text:p>
          </table:table-cell>
          <table:table-cell office:value-type="float" office:value="11.4366666667" calcext:value-type="float">
            <text:p>11.4366666667</text:p>
          </table:table-cell>
          <table:table-cell office:value-type="float" office:value="11.83" calcext:value-type="float">
            <text:p>11.83</text:p>
          </table:table-cell>
          <table:table-cell table:style-name="ce11" table:formula="of:=AVERAGE([.I14:.K14])" office:value-type="float" office:value="11.6883333333333" calcext:value-type="float">
            <text:p>11.6883333333</text:p>
          </table:table-cell>
          <table:table-cell table:style-name="ce13" table:formula="of:=[.A21]+[.B14]*[.B21]+[.C14]*[.C21]+[.D14]*[.D21]+[.E14]*[.E21]+[.F14]*[.F21]+[.G14]*[.G21]+[.H14]*[.H21]" office:value-type="float" office:value="11.6883333333333" calcext:value-type="float">
            <text:p>11.6883333333</text:p>
          </table:table-cell>
          <table:table-cell table:style-name="ce15" table:formula="of:=([.M14]-[.I14])^2" office:value-type="float" office:value="0.0120999999926665" calcext:value-type="float">
            <text:p>0.0121</text:p>
          </table:table-cell>
          <table:table-cell table:style-name="ce15" table:formula="of:=([.M14]-[.J14])^2" office:value-type="float" office:value="0.0633361110943335" calcext:value-type="float">
            <text:p>0.0633361111</text:p>
          </table:table-cell>
          <table:table-cell table:style-name="ce15" table:formula="of:=([.M14]-[.K14])^2" office:value-type="float" office:value="0.0200694444444442" calcext:value-type="float">
            <text:p>0.0200694444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table:formula="of:=[.B15]*[.C15]" office:value-type="float" office:value="-1" calcext:value-type="float">
            <text:p>-1</text:p>
          </table:table-cell>
          <table:table-cell table:style-name="ce3" table:formula="of:=[.B15]*[.D15]" office:value-type="float" office:value="-1" calcext:value-type="float">
            <text:p>-1</text:p>
          </table:table-cell>
          <table:table-cell table:style-name="ce3" table:formula="of:=[.C15]*[.D15]" office:value-type="float" office:value="1" calcext:value-type="float">
            <text:p>1</text:p>
          </table:table-cell>
          <table:table-cell table:style-name="ce3" table:formula="of:=[.B15]*[.C15]*[.D15]" office:value-type="float" office:value="1" calcext:value-type="float">
            <text:p>1</text:p>
          </table:table-cell>
          <table:table-cell office:value-type="float" office:value="48.9183333333" calcext:value-type="float">
            <text:p>48.9183333333</text:p>
          </table:table-cell>
          <table:table-cell office:value-type="float" office:value="52.68" calcext:value-type="float">
            <text:p>52.68</text:p>
          </table:table-cell>
          <table:table-cell office:value-type="float" office:value="49.0683333333" calcext:value-type="float">
            <text:p>49.0683333333</text:p>
          </table:table-cell>
          <table:table-cell table:style-name="ce11" table:formula="of:=AVERAGE([.I15:.K15])" office:value-type="float" office:value="50.2222222222" calcext:value-type="float">
            <text:p>50.2222222222</text:p>
          </table:table-cell>
          <table:table-cell table:style-name="ce13" table:formula="of:=[.A21]+[.B15]*[.B21]+[.C15]*[.C21]+[.D15]*[.D21]+[.E15]*[.E21]+[.F15]*[.F21]+[.G15]*[.G21]+[.H15]*[.H21]" office:value-type="float" office:value="44.5116666667" calcext:value-type="float">
            <text:p>44.5116666667</text:p>
          </table:table-cell>
          <table:table-cell table:style-name="ce15" table:formula="of:=([.M15]-[.I15])^2" office:value-type="float" office:value="19.4187111105235" calcext:value-type="float">
            <text:p>19.4187111105</text:p>
          </table:table-cell>
          <table:table-cell table:style-name="ce15" table:formula="of:=([.M15]-[.J15])^2" office:value-type="float" office:value="66.7216694438997" calcext:value-type="float">
            <text:p>66.7216694439</text:p>
          </table:table-cell>
          <table:table-cell table:style-name="ce15" table:formula="of:=([.M15]-[.K15])^2" office:value-type="float" office:value="20.7632111105034" calcext:value-type="float">
            <text:p>20.7632111105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6]*[.C16]" office:value-type="float" office:value="-1" calcext:value-type="float">
            <text:p>-1</text:p>
          </table:table-cell>
          <table:table-cell table:style-name="ce3" table:formula="of:=[.B16]*[.D16]" office:value-type="float" office:value="1" calcext:value-type="float">
            <text:p>1</text:p>
          </table:table-cell>
          <table:table-cell table:style-name="ce3" table:formula="of:=[.C16]*[.D16]" office:value-type="float" office:value="-1" calcext:value-type="float">
            <text:p>-1</text:p>
          </table:table-cell>
          <table:table-cell table:style-name="ce3" table:formula="of:=[.B16]*[.C16]*[.D16]" office:value-type="float" office:value="-1" calcext:value-type="float">
            <text:p>-1</text:p>
          </table:table-cell>
          <table:table-cell office:value-type="float" office:value="25.1933333333" calcext:value-type="float">
            <text:p>25.1933333333</text:p>
          </table:table-cell>
          <table:table-cell office:value-type="float" office:value="25.5583333333" calcext:value-type="float">
            <text:p>25.5583333333</text:p>
          </table:table-cell>
          <table:table-cell office:value-type="float" office:value="25.245" calcext:value-type="float">
            <text:p>25.245</text:p>
          </table:table-cell>
          <table:table-cell table:style-name="ce11" table:formula="of:=AVERAGE([.I16:.K16])" office:value-type="float" office:value="25.3322222222" calcext:value-type="float">
            <text:p>25.3322222222</text:p>
          </table:table-cell>
          <table:table-cell table:style-name="ce13" table:formula="of:=[.A21]+[.B16]*[.B21]+[.C16]*[.C21]+[.D16]*[.D21]+[.E16]*[.E21]+[.F16]*[.F21]+[.G16]*[.G21]+[.H16]*[.H21]" office:value-type="float" office:value="22.8316666667" calcext:value-type="float">
            <text:p>22.8316666667</text:p>
          </table:table-cell>
          <table:table-cell table:style-name="ce15" table:formula="of:=([.M16]-[.I16])^2" office:value-type="float" office:value="5.57746944412956" calcext:value-type="float">
            <text:p>5.5774694441</text:p>
          </table:table-cell>
          <table:table-cell table:style-name="ce15" table:formula="of:=([.M16]-[.J16])^2" office:value-type="float" office:value="7.43471111074756" calcext:value-type="float">
            <text:p>7.4347111107</text:p>
          </table:table-cell>
          <table:table-cell table:style-name="ce15" table:formula="of:=([.M16]-[.K16])^2" office:value-type="float" office:value="5.8241777776169" calcext:value-type="float">
            <text:p>5.8241777776</text:p>
          </table:table-cell>
          <table:table-cell table:number-columns-repeated="7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7]*[.C17]" office:value-type="float" office:value="1" calcext:value-type="float">
            <text:p>1</text:p>
          </table:table-cell>
          <table:table-cell table:style-name="ce3" table:formula="of:=[.B17]*[.D17]" office:value-type="float" office:value="-1" calcext:value-type="float">
            <text:p>-1</text:p>
          </table:table-cell>
          <table:table-cell table:style-name="ce3" table:formula="of:=[.C17]*[.D17]" office:value-type="float" office:value="-1" calcext:value-type="float">
            <text:p>-1</text:p>
          </table:table-cell>
          <table:table-cell table:style-name="ce3" table:formula="of:=[.B17]*[.C17]*[.D17]" office:value-type="float" office:value="-1" calcext:value-type="float">
            <text:p>-1</text:p>
          </table:table-cell>
          <table:table-cell office:value-type="float" office:value="25.7466666667" calcext:value-type="float">
            <text:p>25.7466666667</text:p>
          </table:table-cell>
          <table:table-cell office:value-type="float" office:value="25.1366666667" calcext:value-type="float">
            <text:p>25.1366666667</text:p>
          </table:table-cell>
          <table:table-cell office:value-type="float" office:value="25.2716666667" calcext:value-type="float">
            <text:p>25.2716666667</text:p>
          </table:table-cell>
          <table:table-cell table:style-name="ce11" table:formula="of:=AVERAGE([.I17:.K17])" office:value-type="float" office:value="25.3850000000333" calcext:value-type="float">
            <text:p>25.385</text:p>
          </table:table-cell>
          <table:table-cell table:style-name="ce13" table:formula="of:=[.A21]+[.B17]*[.B21]+[.C17]*[.C21]+[.D17]*[.D21]+[.E17]*[.E21]+[.F17]*[.F21]+[.G17]*[.G21]+[.H17]*[.H21]" office:value-type="float" office:value="24.3433333333" calcext:value-type="float">
            <text:p>24.3433333333</text:p>
          </table:table-cell>
          <table:table-cell table:style-name="ce15" table:formula="of:=([.M17]-[.I17])^2" office:value-type="float" office:value="1.96934444463156" calcext:value-type="float">
            <text:p>1.9693444446</text:p>
          </table:table-cell>
          <table:table-cell table:style-name="ce15" table:formula="of:=([.M17]-[.J17])^2" office:value-type="float" office:value="0.629377777883555" calcext:value-type="float">
            <text:p>0.6293777779</text:p>
          </table:table-cell>
          <table:table-cell table:style-name="ce15" table:formula="of:=([.M17]-[.K17])^2" office:value-type="float" office:value="0.861802777901558" calcext:value-type="float">
            <text:p>0.8618027779</text:p>
          </table:table-cell>
          <table:table-cell table:number-columns-repeated="7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style-name="ce3" table:formula="of:=[.B18]*[.C18]" office:value-type="float" office:value="1" calcext:value-type="float">
            <text:p>1</text:p>
          </table:table-cell>
          <table:table-cell table:style-name="ce3" table:formula="of:=[.B18]*[.D18]" office:value-type="float" office:value="1" calcext:value-type="float">
            <text:p>1</text:p>
          </table:table-cell>
          <table:table-cell table:style-name="ce3" table:formula="of:=[.C18]*[.D18]" office:value-type="float" office:value="1" calcext:value-type="float">
            <text:p>1</text:p>
          </table:table-cell>
          <table:table-cell table:style-name="ce3" table:formula="of:=[.B18]*[.C18]*[.D18]" office:value-type="float" office:value="1" calcext:value-type="float">
            <text:p>1</text:p>
          </table:table-cell>
          <table:table-cell office:value-type="float" office:value="12.515" calcext:value-type="float">
            <text:p>12.515</text:p>
          </table:table-cell>
          <table:table-cell office:value-type="float" office:value="12.6833333333" calcext:value-type="float">
            <text:p>12.6833333333</text:p>
          </table:table-cell>
          <table:table-cell office:value-type="float" office:value="12.4483333333" calcext:value-type="float">
            <text:p>12.4483333333</text:p>
          </table:table-cell>
          <table:table-cell table:style-name="ce11" table:formula="of:=AVERAGE([.I18:.K18])" office:value-type="float" office:value="12.5488888888667" calcext:value-type="float">
            <text:p>12.5488888889</text:p>
          </table:table-cell>
          <table:table-cell table:style-name="ce13" table:formula="of:=[.A21]+[.B18]*[.B21]+[.C18]*[.C21]+[.D18]*[.D21]+[.E18]*[.E21]+[.F18]*[.F21]+[.G18]*[.G21]+[.H18]*[.H21]" office:value-type="float" office:value="11.83" calcext:value-type="float">
            <text:p>11.83</text:p>
          </table:table-cell>
          <table:table-cell table:style-name="ce15" table:formula="of:=([.M18]-[.I18])^2" office:value-type="float" office:value="0.469225000000001" calcext:value-type="float">
            <text:p>0.469225</text:p>
          </table:table-cell>
          <table:table-cell table:style-name="ce15" table:formula="of:=([.M18]-[.J18])^2" office:value-type="float" office:value="0.728177777720889" calcext:value-type="float">
            <text:p>0.7281777777</text:p>
          </table:table-cell>
          <table:table-cell table:style-name="ce15" table:formula="of:=([.M18]-[.K18])^2" office:value-type="float" office:value="0.38233611106989" calcext:value-type="float">
            <text:p>0.3823361111</text:p>
          </table:table-cell>
          <table:table-cell table:number-columns-repeated="2"/>
          <table:table-cell table:style-name="ce6" office:value-type="string" calcext:value-type="string">
            <text:p>deviation of errors</text:p>
          </table:table-cell>
          <table:table-cell table:style-name="ce21" office:value-type="string" calcext:value-type="string">
            <text:p>deviation of effects:</text:p>
          </table:table-cell>
          <table:table-cell table:style-name="ce10" office:value-type="string" calcext:value-type="string">
            <text:p>Degrees of freedom for 2^3(3-1) = 16</text:p>
          </table:table-cell>
          <table:table-cell table:style-name="ce8" office:value-type="string" calcext:value-type="string">
            <text:p>lower bound</text:p>
          </table:table-cell>
          <table:table-cell table:style-name="ce8" office:value-type="string" calcext:value-type="string">
            <text:p>upper bound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>
            <text:p>Effects:</text:p>
          </table:table-cell>
          <table:table-cell table:style-name="ce16" office:value-type="string" calcext:value-type="string">
            <text:p>SSE:</text:p>
          </table:table-cell>
          <table:table-cell table:style-name="ce18" table:formula="of:=SUM([.N11:.P18])" office:value-type="float" office:value="134.267034256864" calcext:value-type="float">
            <text:p>134.2670342569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19]/[.P28]" office:value-type="percentage" office:value="0.0375021627316846" calcext:value-type="percentage">
            <text:p>3.75%</text:p>
          </table:table-cell>
          <table:table-cell table:style-name="ce3" table:formula="of:=SQRT([.P19]/(8*(3-1)))" office:value-type="float" office:value="2.89684132134537" calcext:value-type="float">
            <text:p>2.8968413213</text:p>
          </table:table-cell>
          <table:table-cell table:style-name="ce22"/>
          <table:table-cell table:style-name="ce11"/>
          <table:table-cell table:style-name="ce23" table:number-columns-repeated="2"/>
        </table:table-row>
        <table:table-row table:style-name="ro1">
          <table:table-cell table:style-name="ce4" table:formula="of:=[.A11]*[.L11]+[.A12]*[.L12]+[.A13]*[.L13]+[.A14]*[.L14]+[.A15]*[.K11]+[.A16]*[.K12]+[.A17]*[.K13]+[.A18]*[.K14]" office:value-type="float" office:value="208.419444444467" calcext:value-type="float">
            <text:p>208.4194444445</text:p>
          </table:table-cell>
          <table:table-cell table:style-name="ce4" table:formula="of:=[.B11]*[.L11]+[.B12]*[.L12]+[.B13]*[.L13]+[.B14]*[.L14]+[.B15]*[.K11]+[.B16]*[.K12]+[.B17]*[.K13]+[.B18]*[.K14]" office:value-type="float" office:value="-1.38611111106666" calcext:value-type="float">
            <text:p>-1.3861111111</text:p>
          </table:table-cell>
          <table:table-cell table:style-name="ce4" table:formula="of:=[.C11]*[.L11]+[.C12]*[.L12]+[.C13]*[.L13]+[.C14]*[.L14]+[.C15]*[.K11]+[.C16]*[.K12]+[.C17]*[.K13]+[.C18]*[.K14]" office:value-type="float" office:value="-64.2461111112667" calcext:value-type="float">
            <text:p>-64.2461111113</text:p>
          </table:table-cell>
          <table:table-cell table:style-name="ce4" table:formula="of:=[.D11]*[.L11]+[.D12]*[.L12]+[.D13]*[.L13]+[.D14]*[.L14]+[.D15]*[.K11]+[.D16]*[.K12]+[.D17]*[.K13]+[.D18]*[.K14]" office:value-type="float" office:value="-68.6449999999333" calcext:value-type="float">
            <text:p>-68.6449999999</text:p>
          </table:table-cell>
          <table:table-cell table:style-name="ce4" table:formula="of:=[.E11]*[.L11]+[.E12]*[.L12]+[.E13]*[.L13]+[.E14]*[.L14]+[.E15]*[.K11]+[.E16]*[.K12]+[.E17]*[.K13]+[.E18]*[.K14]" office:value-type="float" office:value="1.90611111106666" calcext:value-type="float">
            <text:p>1.9061111111</text:p>
          </table:table-cell>
          <table:table-cell table:style-name="ce4" table:formula="of:=[.F11]*[.L11]+[.F12]*[.L12]+[.F13]*[.L13]+[.F14]*[.L14]+[.F15]*[.K11]+[.F16]*[.K12]+[.F17]*[.K13]+[.F18]*[.K14]" office:value-type="float" office:value="0.258333333333335" calcext:value-type="float">
            <text:p>0.2583333333</text:p>
          </table:table-cell>
          <table:table-cell table:style-name="ce4" table:formula="of:=[.G11]*[.L11]+[.G12]*[.L12]+[.G13]*[.L13]+[.G14]*[.L14]+[.G15]*[.K11]+[.G16]*[.K12]+[.G17]*[.K13]+[.G18]*[.K14]" office:value-type="float" office:value="18.5450000000667" calcext:value-type="float">
            <text:p>18.5450000001</text:p>
          </table:table-cell>
          <table:table-cell table:style-name="ce4" table:formula="of:=[.H11]*[.L11]+[.H12]*[.L12]+[.H13]*[.L13]+[.H14]*[.L14]+[.H15]*[.K11]+[.H16]*[.K12]+[.H17]*[.K13]+[.H18]*[.K14]" office:value-type="float" office:value="-0.211666666666664" calcext:value-type="float">
            <text:p>-0.2116666667</text:p>
          </table:table-cell>
          <table:table-cell table:style-name="ce9" table:number-columns-repeated="4"/>
          <table:table-cell/>
          <table:table-cell table:style-name="ce3" table:formula="of:=[.B21]" office:value-type="float" office:value="-0.173263888883333" calcext:value-type="float">
            <text:p>-0.1732638889</text:p>
          </table:table-cell>
          <table:table-cell table:style-name="ce16" office:value-type="string" calcext:value-type="string">
            <text:p>SSA:</text:p>
          </table:table-cell>
          <table:table-cell table:style-name="ce18" table:formula="of:=8*3*[.B21]*[.B21]" office:value-type="float" office:value="0.720489004583422" calcext:value-type="float">
            <text:p>0.7204890046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0]/[.P28]" office:value-type="percentage" office:value="0.00020123998452655" calcext:value-type="percentage">
            <text:p>0.02%</text:p>
          </table:table-cell>
          <table:table-cell table:style-name="ce3"/>
          <table:table-cell table:style-name="ce22" table:formula="of:=[.S19]/SQRT(8*3)" office:value-type="float" office:value="0.591315258592163" calcext:value-type="float">
            <text:p>0.5913152586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0]-[.T20]*[.U20]" office:value-type="float" office:value="-1.20570033038525" calcext:value-type="float">
            <text:p>-1.2057003304</text:p>
          </table:table-cell>
          <table:table-cell table:style-name="ce23" table:formula="of:=[.N20]+[.T20]*[.U20]" office:value-type="float" office:value="0.859172552618583" calcext:value-type="float">
            <text:p>0.8591725526</text:p>
          </table:table-cell>
        </table:table-row>
        <table:table-row table:style-name="ro1">
          <table:table-cell table:style-name="ce5" table:formula="of:=[.A20]/8" office:value-type="float" office:value="26.0524305555583" calcext:value-type="float">
            <text:p>26.0524305556</text:p>
          </table:table-cell>
          <table:table-cell table:style-name="ce5" table:formula="of:=[.B20]/8" office:value-type="float" office:value="-0.173263888883333" calcext:value-type="float">
            <text:p>-0.1732638889</text:p>
          </table:table-cell>
          <table:table-cell table:style-name="ce5" table:formula="of:=[.C20]/8" office:value-type="float" office:value="-8.03076388890833" calcext:value-type="float">
            <text:p>-8.0307638889</text:p>
          </table:table-cell>
          <table:table-cell table:style-name="ce5" table:formula="of:=[.D20]/8" office:value-type="float" office:value="-8.58062499999167" calcext:value-type="float">
            <text:p>-8.580625</text:p>
          </table:table-cell>
          <table:table-cell table:style-name="ce5" table:formula="of:=[.E20]/8" office:value-type="float" office:value="0.238263888883332" calcext:value-type="float">
            <text:p>0.2382638889</text:p>
          </table:table-cell>
          <table:table-cell table:style-name="ce5" table:formula="of:=[.F20]/8" office:value-type="float" office:value="0.0322916666666668" calcext:value-type="float">
            <text:p>0.0322916667</text:p>
          </table:table-cell>
          <table:table-cell table:style-name="ce5" table:formula="of:=[.G20]/8" office:value-type="float" office:value="2.31812500000833" calcext:value-type="float">
            <text:p>2.318125</text:p>
          </table:table-cell>
          <table:table-cell table:style-name="ce5" table:formula="of:=[.H20]/8" office:value-type="float" office:value="-0.026458333333333" calcext:value-type="float">
            <text:p>-0.0264583333</text:p>
          </table:table-cell>
          <table:table-cell table:number-columns-repeated="5"/>
          <table:table-cell table:style-name="ce3" table:formula="of:=[.C21]" office:value-type="float" office:value="-8.03076388890833" calcext:value-type="float">
            <text:p>-8.0307638889</text:p>
          </table:table-cell>
          <table:table-cell table:style-name="ce16" office:value-type="string" calcext:value-type="string">
            <text:p>SSB:</text:p>
          </table:table-cell>
          <table:table-cell table:style-name="ce18" table:formula="of:=8*3*[.C21]*[.C21]" office:value-type="float" office:value="1547.83604734546" calcext:value-type="float">
            <text:p>1547.8360473455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1]/[.P28]" office:value-type="percentage" office:value="0.432326517456756" calcext:value-type="percentage">
            <text:p>43.23%</text:p>
          </table:table-cell>
          <table:table-cell table:style-name="ce3"/>
          <table:table-cell table:style-name="ce22" table:formula="of:=[.S19]/SQRT(8*3)" office:value-type="float" office:value="0.591315258592163" calcext:value-type="float">
            <text:p>0.5913152586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1]-[.T21]*[.U21]" office:value-type="float" office:value="-9.06320033041025" calcext:value-type="float">
            <text:p>-9.0632003304</text:p>
          </table:table-cell>
          <table:table-cell table:style-name="ce23" table:formula="of:=[.N21]+[.T21]*[.U21]" office:value-type="float" office:value="-6.99832744740642" calcext:value-type="float">
            <text:p>-6.9983274474</text:p>
          </table:table-cell>
        </table:table-row>
        <table:table-row table:style-name="ro1">
          <table:table-cell table:number-columns-repeated="13"/>
          <table:table-cell table:style-name="ce3" table:formula="of:=[.D21]" office:value-type="float" office:value="-8.58062499999167" calcext:value-type="float">
            <text:p>-8.580625</text:p>
          </table:table-cell>
          <table:table-cell table:style-name="ce16" office:value-type="string" calcext:value-type="string">
            <text:p>SSC:</text:p>
          </table:table-cell>
          <table:table-cell table:style-name="ce18" table:formula="of:=8*3*[.D21]*[.D21]" office:value-type="float" office:value="1767.05100937157" calcext:value-type="float">
            <text:p>1767.0510093716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2]/[.P28]" office:value-type="percentage" office:value="0.493555509551686" calcext:value-type="percentage">
            <text:p>49.36%</text:p>
          </table:table-cell>
          <table:table-cell table:style-name="ce3"/>
          <table:table-cell table:style-name="ce22" table:formula="of:=[.S19]/SQRT(8*3)" office:value-type="float" office:value="0.591315258592163" calcext:value-type="float">
            <text:p>0.5913152586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2]-[.T22]*[.U22]" office:value-type="float" office:value="-9.61306144149358" calcext:value-type="float">
            <text:p>-9.6130614415</text:p>
          </table:table-cell>
          <table:table-cell table:style-name="ce23" table:formula="of:=[.N22]+[.T22]*[.U22]" office:value-type="float" office:value="-7.54818855848975" calcext:value-type="float">
            <text:p>-7.5481885585</text:p>
          </table:table-cell>
        </table:table-row>
        <table:table-row table:style-name="ro1">
          <table:table-cell table:number-columns-repeated="13"/>
          <table:table-cell table:style-name="ce3" table:formula="of:=[.E21]" office:value-type="float" office:value="0.238263888883332" calcext:value-type="float">
            <text:p>0.2382638889</text:p>
          </table:table-cell>
          <table:table-cell table:style-name="ce16" office:value-type="string" calcext:value-type="string">
            <text:p>SSAB:</text:p>
          </table:table-cell>
          <table:table-cell table:style-name="ce18" table:formula="of:=8*3*[.E21]*[.E21]" office:value-type="float" office:value="1.36247233789941" calcext:value-type="float">
            <text:p>1.3624723379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3]/[.P28]" office:value-type="percentage" office:value="0.000380552528147545" calcext:value-type="percentage">
            <text:p>0.04%</text:p>
          </table:table-cell>
          <table:table-cell table:style-name="ce3"/>
          <table:table-cell table:style-name="ce22" table:formula="of:=[.S19]/SQRT(8*3)" office:value-type="float" office:value="0.591315258592163" calcext:value-type="float">
            <text:p>0.5913152586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3]-[.T23]*[.U23]" office:value-type="float" office:value="-0.794172552618584" calcext:value-type="float">
            <text:p>-0.7941725526</text:p>
          </table:table-cell>
          <table:table-cell table:style-name="ce23" table:formula="of:=[.N23]+[.T23]*[.U23]" office:value-type="float" office:value="1.27070033038525" calcext:value-type="float">
            <text:p>1.2707003304</text:p>
          </table:table-cell>
        </table:table-row>
        <table:table-row table:style-name="ro1">
          <table:table-cell table:number-columns-repeated="13"/>
          <table:table-cell table:style-name="ce3" table:formula="of:=[.F21]" office:value-type="float" office:value="0.0322916666666668" calcext:value-type="float">
            <text:p>0.0322916667</text:p>
          </table:table-cell>
          <table:table-cell table:style-name="ce16" office:value-type="string" calcext:value-type="string">
            <text:p>SSAC:</text:p>
          </table:table-cell>
          <table:table-cell table:style-name="ce18" table:formula="of:=8*3*[.F21]*[.F21]" office:value-type="float" office:value="0.0250260416666669" calcext:value-type="float">
            <text:p>0.0250260417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4]/[.P28]" office:value-type="percentage" office:value="0.00000699003066767511" calcext:value-type="percentage">
            <text:p>0.00%</text:p>
          </table:table-cell>
          <table:table-cell table:style-name="ce3"/>
          <table:table-cell table:style-name="ce22" table:formula="of:=[.S19]/SQRT(8*3)" office:value-type="float" office:value="0.591315258592163" calcext:value-type="float">
            <text:p>0.5913152586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4]-[.T24]*[.U24]" office:value-type="float" office:value="-1.00014477483525" calcext:value-type="float">
            <text:p>-1.0001447748</text:p>
          </table:table-cell>
          <table:table-cell table:style-name="ce23" table:formula="of:=[.N24]+[.T24]*[.U24]" office:value-type="float" office:value="1.06472810816858" calcext:value-type="float">
            <text:p>1.0647281082</text:p>
          </table:table-cell>
        </table:table-row>
        <table:table-row table:style-name="ro1">
          <table:table-cell table:number-columns-repeated="13"/>
          <table:table-cell table:style-name="ce3" table:formula="of:=[.G21]" office:value-type="float" office:value="2.31812500000833" calcext:value-type="float">
            <text:p>2.318125</text:p>
          </table:table-cell>
          <table:table-cell table:style-name="ce16" office:value-type="string" calcext:value-type="string">
            <text:p>SSBC:</text:p>
          </table:table-cell>
          <table:table-cell table:style-name="ce18" table:formula="of:=8*3*[.G21]*[.G21]" office:value-type="float" office:value="128.968884375927" calcext:value-type="float">
            <text:p>128.9688843759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5]/[.P28]" office:value-type="percentage" office:value="0.0360223350129043" calcext:value-type="percentage">
            <text:p>3.60%</text:p>
          </table:table-cell>
          <table:table-cell table:style-name="ce3"/>
          <table:table-cell table:style-name="ce22" table:formula="of:=[.S19]/SQRT(8*3)" office:value-type="float" office:value="0.591315258592163" calcext:value-type="float">
            <text:p>0.5913152586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5]-[.T25]*[.U25]" office:value-type="float" office:value="1.28568855850642" calcext:value-type="float">
            <text:p>1.2856885585</text:p>
          </table:table-cell>
          <table:table-cell table:style-name="ce23" table:formula="of:=[.N25]+[.T25]*[.U25]" office:value-type="float" office:value="3.35056144151025" calcext:value-type="float">
            <text:p>3.3505614415</text:p>
          </table:table-cell>
        </table:table-row>
        <table:table-row table:style-name="ro1">
          <table:table-cell table:number-columns-repeated="13"/>
          <table:table-cell table:formula="of:=[.H21]" office:value-type="float" office:value="-0.026458333333333" calcext:value-type="float">
            <text:p>-0.0264583333</text:p>
          </table:table-cell>
          <table:table-cell table:style-name="ce16" office:value-type="string" calcext:value-type="string">
            <text:p>SSABC:</text:p>
          </table:table-cell>
          <table:table-cell table:style-name="ce18" table:formula="of:=8*3*[.H21]*[.H21]" office:value-type="float" office:value="0.0168010416666663" calcext:value-type="float">
            <text:p>0.0168010417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6]/[.P28]" office:value-type="percentage" office:value="0.00000469270362701054" calcext:value-type="percentage">
            <text:p>0.00%</text:p>
          </table:table-cell>
          <table:table-cell table:style-name="ce3"/>
          <table:table-cell table:style-name="ce22" table:formula="of:=[.S19]/SQRT(8*3)" office:value-type="float" office:value="0.591315258592163" calcext:value-type="float">
            <text:p>0.5913152586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6]-[.T26]*[.U26]" office:value-type="float" office:value="-1.05889477483525" calcext:value-type="float">
            <text:p>-1.0588947748</text:p>
          </table:table-cell>
          <table:table-cell table:style-name="ce23" table:formula="of:=[.N26]+[.T26]*[.U26]" office:value-type="float" office:value="1.00597810816858" calcext:value-type="float">
            <text:p>1.0059781082</text:p>
          </table:table-cell>
        </table:table-row>
        <table:table-row table:style-name="ro1">
          <table:table-cell table:number-columns-repeated="13"/>
          <table:table-cell table:style-name="ce5" table:formula="of:=[.A21]" office:value-type="float" office:value="26.0524305555583" calcext:value-type="float">
            <text:p>26.0524305556</text:p>
          </table:table-cell>
          <table:table-cell table:number-columns-repeated="5"/>
          <table:table-cell table:style-name="ce22" table:formula="of:=[.S19]/SQRT(8*3)" office:value-type="float" office:value="0.591315258592163" calcext:value-type="float">
            <text:p>0.5913152586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7]-[.T27]*[.U27]" office:value-type="float" office:value="25.0199941140564" calcext:value-type="float">
            <text:p>25.0199941141</text:p>
          </table:table-cell>
          <table:table-cell table:style-name="ce23" table:formula="of:=[.N27]+[.T27]*[.U27]" office:value-type="float" office:value="27.0848669970602" calcext:value-type="float">
            <text:p>27.0848669971</text:p>
          </table:table-cell>
        </table:table-row>
        <table:table-row table:style-name="ro1">
          <table:table-cell table:number-columns-repeated="14"/>
          <table:table-cell table:style-name="ce17" office:value-type="string" calcext:value-type="string">
            <text:p>SST:</text:p>
          </table:table-cell>
          <table:table-cell table:style-name="ce19" table:formula="of:=SUM([.P19:.P26])" office:value-type="float" office:value="3580.24776377563" calcext:value-type="float">
            <text:p>3580.247763775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9:00:14.837249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01:02:45.749494300</meta:creation-date>
    <meta:generator>LibreOffice/5.1.6.2$Linux_X86_64 LibreOffice_project/10m0$Build-2</meta:generator>
    <dc:date>2017-12-12T20:32:57.932479449</dc:date>
    <meta:editing-duration>PT3H1M45S</meta:editing-duration>
    <meta:editing-cycles>52</meta:editing-cycles>
    <meta:document-statistic meta:table-count="6" meta:cell-count="1546" meta:object-count="0"/>
  </office:meta>
</office:document-meta>
</file>